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Poppins Medium" svg:font-family="'Poppins Medium'"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language="it" fo:country="IT"/>
    </style:style>
    <style:style style:name="P3" style:family="paragraph" style:parent-style-name="Standard">
      <style:paragraph-properties fo:margin-left="1.9665in" fo:margin-right="0in" fo:text-indent="0in" style:auto-text-indent="false">
        <style:tab-stops/>
      </style:paragraph-properties>
      <style:text-properties fo:language="it" fo:country="IT"/>
    </style:style>
    <style:style style:name="P4" style:family="paragraph" style:parent-style-name="Standard">
      <style:paragraph-properties fo:margin-left="1.972in" fo:margin-right="0in" fo:text-indent="0in" style:auto-text-indent="false">
        <style:tab-stops/>
      </style:paragraph-properties>
      <style:text-properties fo:language="it" fo:country="IT"/>
    </style:style>
    <style:style style:name="P5" style:family="paragraph" style:parent-style-name="Standard">
      <style:paragraph-properties fo:margin-left="1.4752in" fo:margin-right="0in" fo:text-indent="0.4917in" style:auto-text-indent="false">
        <style:tab-stops/>
      </style:paragraph-properties>
      <style:text-properties fo:language="it" fo:country="IT"/>
    </style:style>
    <style:style style:name="P6" style:family="paragraph" style:parent-style-name="Standard">
      <style:paragraph-properties fo:margin-left="0.4917in" fo:margin-right="0in" fo:text-indent="0.4917in" style:auto-text-indent="false">
        <style:tab-stops/>
      </style:paragraph-properties>
      <style:text-properties fo:language="it" fo:country="IT"/>
    </style:style>
    <style:style style:name="P7" style:family="paragraph" style:parent-style-name="Standard">
      <style:paragraph-properties fo:margin-left="0in" fo:margin-right="0in" fo:text-indent="0.4917in" style:auto-text-indent="false"/>
    </style:style>
    <style:style style:name="P8" style:family="paragraph" style:parent-style-name="Standard">
      <style:paragraph-properties fo:margin-left="0.4917in" fo:margin-right="0in" fo:text-indent="0in" style:auto-text-indent="false">
        <style:tab-stops/>
      </style:paragraph-properties>
    </style:style>
    <style:style style:name="P9" style:family="paragraph" style:parent-style-name="Standard">
      <style:paragraph-properties fo:margin-left="0.9835in" fo:margin-right="0in" fo:text-indent="0in" style:auto-text-indent="false">
        <style:tab-stops/>
      </style:paragraph-properties>
    </style:style>
    <style:style style:name="P10" style:family="paragraph" style:parent-style-name="Standard">
      <style:paragraph-properties fo:margin-left="1.972in" fo:margin-right="0in" fo:text-indent="0in" style:auto-text-indent="false">
        <style:tab-stops/>
      </style:paragraph-properties>
    </style:style>
    <style:style style:name="P11" style:family="paragraph" style:parent-style-name="Standard">
      <style:paragraph-properties fo:margin-left="1.4752in" fo:margin-right="0in" fo:text-indent="0.4917in" style:auto-text-indent="false">
        <style:tab-stops/>
      </style:paragraph-properties>
    </style:style>
    <style:style style:name="P12" style:family="paragraph" style:parent-style-name="Standard">
      <style:paragraph-properties fo:margin-left="0.4917in" fo:margin-right="0in" fo:text-indent="0.4917in" style:auto-text-indent="false">
        <style:tab-stops/>
      </style:paragraph-properties>
    </style:style>
    <style:style style:name="P13" style:family="paragraph" style:parent-style-name="Standard">
      <style:paragraph-properties fo:margin-left="1.9665in" fo:margin-right="0in" fo:text-indent="0in" style:auto-text-indent="false">
        <style:tab-stops/>
      </style:paragraph-properties>
    </style:style>
    <style:style style:name="P14" style:family="paragraph" style:parent-style-name="Standard">
      <style:text-properties fo:font-weight="bold" style:font-weight-asian="bold" style:font-weight-complex="bold"/>
    </style:style>
    <style:style style:name="P15" style:family="paragraph" style:parent-style-name="Normale">
      <style:paragraph-properties fo:margin-left="0.25in" fo:margin-right="0in" fo:text-indent="0in" style:auto-text-indent="false">
        <style:tab-stops>
          <style:tab-stop style:position="0in"/>
        </style:tab-stops>
      </style:paragraph-properties>
      <style:text-properties officeooo:paragraph-rsid="000b90eb"/>
    </style:style>
    <style:style style:name="P16" style:family="paragraph" style:parent-style-name="Normale">
      <style:text-properties officeooo:paragraph-rsid="000b90eb"/>
    </style:style>
    <style:style style:name="P17" style:family="paragraph" style:parent-style-name="Standard" style:master-page-name="MP0">
      <style:paragraph-properties style:page-number="auto" fo:break-before="page"/>
    </style:style>
    <style:style style:name="P18" style:family="paragraph" style:parent-style-name="Standard">
      <style:paragraph-properties fo:margin-left="0.25in" fo:margin-right="0in" fo:text-indent="0in" style:auto-text-indent="false">
        <style:tab-stops>
          <style:tab-stop style:position="0in"/>
        </style:tab-stops>
      </style:paragraph-properties>
      <style:text-properties officeooo:paragraph-rsid="000b90eb"/>
    </style:style>
    <style:style style:name="P19" style:family="paragraph" style:parent-style-name="Standard">
      <style:text-properties officeooo:paragraph-rsid="000b90eb"/>
    </style:style>
    <style:style style:name="P20" style:family="paragraph" style:parent-style-name="Standard">
      <style:paragraph-properties fo:margin-left="0in" fo:margin-right="0in" fo:text-indent="0.4917in" style:auto-text-indent="false"/>
      <style:text-properties officeooo:paragraph-rsid="000b90eb"/>
    </style:style>
    <style:style style:name="P21" style:family="paragraph" style:parent-style-name="Standard">
      <style:paragraph-properties fo:margin-left="0in" fo:margin-right="0in" fo:text-indent="0.4917in" style:auto-text-indent="false"/>
    </style:style>
    <style:style style:name="P22" style:family="paragraph" style:parent-style-name="Standard">
      <style:text-properties fo:color="#ff0000" loext:opacity="100%" officeooo:paragraph-rsid="000b90eb"/>
    </style:style>
    <style:style style:name="P23" style:family="paragraph" style:parent-style-name="Standard">
      <style:text-properties fo:language="it" fo:country="IT" officeooo:paragraph-rsid="000b90eb"/>
    </style:style>
    <style:style style:name="P24" style:family="paragraph" style:parent-style-name="Standard" style:list-style-name="L1">
      <style:text-properties officeooo:paragraph-rsid="000b90eb"/>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paragraph-rsid="000b90eb" style:font-weight-asian="bold" style:font-weight-complex="bold"/>
    </style:style>
    <style:style style:name="P27" style:family="paragraph" style:parent-style-name="Standard">
      <style:text-properties fo:font-weight="bold" officeooo:rsid="000b90eb" officeooo:paragraph-rsid="000b90eb" style:font-weight-asian="bold" style:font-weight-complex="bold"/>
    </style:style>
    <style:style style:name="P28" style:family="paragraph" style:parent-style-name="Standard">
      <style:text-properties officeooo:rsid="000b90eb" officeooo:paragraph-rsid="000b90eb"/>
    </style:style>
    <style:style style:name="P29" style:family="paragraph" style:parent-style-name="Titolo_20_3" style:list-style-name="L1">
      <style:paragraph-properties fo:margin-left="0.25in" fo:margin-right="0in" fo:text-indent="0in" style:auto-text-indent="false">
        <style:tab-stops>
          <style:tab-stop style:position="0in"/>
        </style:tab-stops>
      </style:paragraph-properties>
    </style:style>
    <style:style style:name="P30" style:family="paragraph" style:parent-style-name="Titolo_20_3" style:list-style-name="L1">
      <style:paragraph-properties fo:margin-left="0.25in" fo:margin-right="0in" fo:text-indent="0in" style:auto-text-indent="false">
        <style:tab-stops>
          <style:tab-stop style:position="0in"/>
        </style:tab-stops>
      </style:paragraph-properties>
      <style:text-properties officeooo:paragraph-rsid="000b90eb"/>
    </style:style>
    <style:style style:name="P31" style:family="paragraph" style:parent-style-name="Titolo_20_3" style:list-style-name="L1">
      <style:paragraph-properties fo:margin-left="0in" fo:margin-right="0in" fo:text-indent="0in" style:auto-text-indent="false">
        <style:tab-stops>
          <style:tab-stop style:position="0in"/>
        </style:tab-stops>
      </style:paragraph-properties>
      <style:text-properties officeooo:paragraph-rsid="000b90eb"/>
    </style:style>
    <style:style style:name="P32" style:family="paragraph" style:parent-style-name="Titolo_20_3" style:list-style-name="L1">
      <style:paragraph-properties fo:margin-left="0.25in" fo:margin-right="0in" fo:text-indent="0in" style:auto-text-indent="false">
        <style:tab-stops>
          <style:tab-stop style:position="0in"/>
        </style:tab-stops>
      </style:paragraph-properties>
      <style:text-properties officeooo:rsid="000b90eb" officeooo:paragraph-rsid="000b90eb"/>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style:font-name="Aptos" fo:language="it" fo:country="IT" style:letter-kerning="true" style:font-name-asian="Aptos" style:language-asian="en" style:country-asian="US" style:font-name-complex="Times New Roman" style:language-complex="ar" style:country-complex="SA"/>
    </style:style>
    <style:style style:name="T4" style:family="text">
      <style:text-properties style:font-name="Aptos" fo:language="it" fo:country="IT" style:letter-kerning="true" fo:background-color="#ffff00" loext:char-shading-value="0" style:font-name-asian="Aptos" style:language-asian="en" style:country-asian="US" style:font-name-complex="Times New Roman" style:language-complex="ar" style:country-complex="SA"/>
    </style:style>
    <style:style style:name="T5" style:family="text">
      <style:text-properties style:text-position="super 67%"/>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font-style="italic" style:font-style-asian="italic" style:font-style-complex="italic"/>
    </style:style>
    <style:style style:name="T8" style:family="text">
      <style:text-properties fo:language="it" fo:country="IT"/>
    </style:style>
    <style:style style:name="T9" style:family="text">
      <style:text-properties officeooo:rsid="000b90eb"/>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text:list-style style:name="L1">
      <text:list-level-style-number text:level="1"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WW_5f_CharLFO1LVL2" loext:num-list-format="%1%.%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WW_5f_CharLFO1LVL3" loext:num-list-format="%1%.%2%.%3%" style:num-format="1" text:display-levels="3">
        <style:list-level-properties text:list-level-position-and-space-mode="label-alignment">
          <style:list-level-label-alignment text:label-followed-by="listtab" fo:text-indent="-1in" fo:margin-left="1.25in"/>
        </style:list-level-properties>
      </text:list-level-style-number>
      <text:list-level-style-number text:level="4" text:style-name="WW_5f_CharLFO1LVL4" loext:num-list-format="%1%.%2%.%3%.%4%" style:num-format="1" text:display-levels="4">
        <style:list-level-properties text:list-level-position-and-space-mode="label-alignment">
          <style:list-level-label-alignment text:label-followed-by="listtab" fo:text-indent="-1.25in" fo:margin-left="1.5in"/>
        </style:list-level-properties>
      </text:list-level-style-number>
      <text:list-level-style-number text:level="5" text:style-name="WW_5f_CharLFO1LVL5" loext:num-list-format="%1%.%2%.%3%.%4%.%5%" style:num-format="1" text:display-levels="5">
        <style:list-level-properties text:list-level-position-and-space-mode="label-alignment">
          <style:list-level-label-alignment text:label-followed-by="listtab" fo:text-indent="-1.5in" fo:margin-left="1.75in"/>
        </style:list-level-properties>
      </text:list-level-style-number>
      <text:list-level-style-number text:level="6" text:style-name="WW_5f_CharLFO1LVL6" loext:num-list-format="%1%.%2%.%3%.%4%.%5%.%6%" style:num-format="1" text:display-levels="6">
        <style:list-level-properties text:list-level-position-and-space-mode="label-alignment">
          <style:list-level-label-alignment text:label-followed-by="listtab" fo:text-indent="-1.75in" fo:margin-left="2in"/>
        </style:list-level-properties>
      </text:list-level-style-number>
      <text:list-level-style-number text:level="7" text:style-name="WW_5f_CharLFO1LVL7" loext:num-list-format="%1%.%2%.%3%.%4%.%5%.%6%.%7%" style:num-format="1" text:display-levels="7">
        <style:list-level-properties text:list-level-position-and-space-mode="label-alignment">
          <style:list-level-label-alignment text:label-followed-by="listtab" fo:text-indent="-2in" fo:margin-left="2.25in"/>
        </style:list-level-properties>
      </text:list-level-style-number>
      <text:list-level-style-number text:level="8" text:style-name="WW_5f_CharLFO1LVL8" loext:num-list-format="%1%.%2%.%3%.%4%.%5%.%6%.%7%.%8%" style:num-format="1" text:display-levels="8">
        <style:list-level-properties text:list-level-position-and-space-mode="label-alignment">
          <style:list-level-label-alignment text:label-followed-by="listtab" fo:text-indent="-2.25in" fo:margin-left="2.5in"/>
        </style:list-level-properties>
      </text:list-level-style-number>
      <text:list-level-style-number text:level="9" text:style-name="WW_5f_CharLFO1LVL9" loext:num-list-format="%1%.%2%.%3%.%4%.%5%.%6%.%7%.%8%.%9%" style:num-format="1" text:display-levels="9">
        <style:list-level-properties text:list-level-position-and-space-mode="label-alignment">
          <style:list-level-label-alignment text:label-followed-by="listtab" fo:text-indent="-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WW_5f_CharLFO2LVL2" loext:num-list-format="%1%.%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WW_5f_CharLFO2LVL3" loext:num-list-format="%1%.%2%.%3%" style:num-format="1" text:display-levels="3">
        <style:list-level-properties text:list-level-position-and-space-mode="label-alignment">
          <style:list-level-label-alignment text:label-followed-by="listtab" fo:text-indent="-1in" fo:margin-left="1.2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1.25in" fo:margin-left="1.5in"/>
        </style:list-level-properties>
      </text:list-level-style-number>
      <text:list-level-style-number text:level="5" text:style-name="WW_5f_CharLFO2LVL5" loext:num-list-format="%1%.%2%.%3%.%4%.%5%" style:num-format="1" text:display-levels="5">
        <style:list-level-properties text:list-level-position-and-space-mode="label-alignment">
          <style:list-level-label-alignment text:label-followed-by="listtab" fo:text-indent="-1.5in" fo:margin-left="1.75in"/>
        </style:list-level-properties>
      </text:list-level-style-number>
      <text:list-level-style-number text:level="6" text:style-name="WW_5f_CharLFO2LVL6" loext:num-list-format="%1%.%2%.%3%.%4%.%5%.%6%" style:num-format="1" text:display-levels="6">
        <style:list-level-properties text:list-level-position-and-space-mode="label-alignment">
          <style:list-level-label-alignment text:label-followed-by="listtab" fo:text-indent="-1.75in" fo:margin-left="2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2in" fo:margin-left="2.25in"/>
        </style:list-level-properties>
      </text:list-level-style-number>
      <text:list-level-style-number text:level="8" text:style-name="WW_5f_CharLFO2LVL8" loext:num-list-format="%1%.%2%.%3%.%4%.%5%.%6%.%7%.%8%" style:num-format="1" text:display-levels="8">
        <style:list-level-properties text:list-level-position-and-space-mode="label-alignment">
          <style:list-level-label-alignment text:label-followed-by="listtab" fo:text-indent="-2.25in" fo:margin-left="2.5in"/>
        </style:list-level-properties>
      </text:list-level-style-number>
      <text:list-level-style-number text:level="9" text:style-name="WW_5f_CharLFO2LVL9" loext:num-list-format="%1%.%2%.%3%.%4%.%5%.%6%.%7%.%8%.%9%" style:num-format="1" text:display-levels="9">
        <style:list-level-properties text:list-level-position-and-space-mode="label-alignment">
          <style:list-level-label-alignment text:label-followed-by="listtab" fo:text-indent="-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et’s start with data manipulation, we have downloaded the Orbis dataset excel files and we now #upload them as a unique dataset Firms</text:p>
      <text:p text:style-name="Standard">#The download of this Orbis dataset has been already done with the python scraper. It is important</text:p>
      <text:p text:style-name="P19"># for everything else to work to download the right variable, so we should have sectoral (nace) and</text:p>
      <text:p text:style-name="Standard"># geographical (standardized city) variables both for subsidiaries and for owners</text:p>
      <text:p text:style-name="Standard"># so the following pages will be of data manipulation and data upload, after all our data are set</text:p>
      <text:p text:style-name="Standard"># I will tell you and the indicators part will start. Uploading files and modifying them is an</text:p>
      <text:p text:style-name="Standard">#interconnected process where we upload a file and immediately so where it does fit and what</text:p>
      <text:p text:style-name="Standard"># we will use it for</text:p>
      <text:p text:style-name="Standard"/>
      <text:list text:style-name="L1">
        <text:list-item>
          <text:list>
            <text:list-item>
              <text:list>
                <text:list-item>
                  <text:p text:style-name="P29">DATA MANIPULATION: <text:span text:style-name="T9">GEOGRAPHY/OWNERSHIP</text:span></text:p>
                </text:list-item>
              </text:list>
            </text:list-item>
          </text:list>
        </text:list-item>
      </text:list>
      <text:p text:style-name="Standard"/>
      <text:p text:style-name="Standard"># Preamble: recall libraries and set path to data ----</text:p>
      <text:p text:style-name="Standard"/>
      <text:p text:style-name="Standard">library(readxl)</text:p>
      <text:p text:style-name="Standard">library(tidyverse)</text:p>
      <text:p text:style-name="Standard">library(dplyr)</text:p>
      <text:p text:style-name="Standard"/>
      <text:p text:style-name="Standard">path.orbis &lt;- "<text:span text:style-name="Car._20_predefinito_20_paragrafo"><text:span text:style-name="T1">PATH to ORBIS OWNERSHIP DATA</text:span></text:span>"</text:p>
      <text:p text:style-name="Standard">setwd(path)</text:p>
      <text:p text:style-name="Standard"/>
      <text:p text:style-name="Standard"># Load files and Cleaning incomplete observations ----</text:p>
      <text:p text:style-name="Standard"># Notice: Files have been downloaded from ORBIS using a scraper. All downloaded files must be stored accordingly.</text:p>
      <text:p text:style-name="Standard"/>
      <text:p text:style-name="Standard">files &lt;- list.files(pattern = "\\.xlsx$")</text:p>
      <text:p text:style-name="Standard">fn.import &lt;- function(x) read_excel(x, sheet = "Results")</text:p>
      <text:p text:style-name="Standard"/>
      <text:p text:style-name="Standard">data_frame &lt;- lapply(files, fn.import)</text:p>
      <text:p text:style-name="Standard">data_frame &lt;- bind_rows(data_frame)</text:p>
      <text:p text:style-name="Standard"/>
      <text:p text:style-name="P1">Firms &lt;- data_frame</text:p>
      <text:p text:style-name="Standard"><text:span text:style-name="Car._20_predefinito_20_paragrafo"><text:span text:style-name="T2">remove(data_</text:span></text:span><office:annotation office:name="0" loext:resolved="false"><dc:creator>Santi, Filippo</dc:creator><dc:date>2024-05-15T10:38:00</dc:date><meta:creator-initials>FS</meta:creator-initials><text:p><text:span text:style-name="T11">Cambiare codice con rename (non ricordo il nome del comando)</text:span></text:p></office:annotation><text:span text:style-name="Car._20_predefinito_20_paragrafo"><text:span text:style-name="T2">frame</text:span></text:span><office:annotation-end office:name="0"/><text:span text:style-name="Car._20_predefinito_20_paragrafo"><text:span text:style-name="T2">)</text:span></text:span></text:p>
      <text:p text:style-name="Standard"/>
      <text:p text:style-name="Standard">FirmsNace &lt;- Firms[!is.na(Firms$`BvD ID number`), ]</text:p>
      <text:p text:style-name="Standard">FirmsNace &lt;- Firms[!is.na(Firms$`NACE Rev. 2, core code (4 digits)`), ]</text:p>
      <text:p text:style-name="Standard"/>
      <text:p text:style-name="Standard">remove(files, path, fn.import)</text:p>
      <text:p text:style-name="Standard"/>
      <text:p text:style-name="Standard"># Quality check on missing variables of interest ---- </text:p>
      <text:p text:style-name="Standard"># (fortunately the standardized city variable has low incidence of missing values)</text:p>
      <text:p text:style-name="Standard"># (uncomment if needed)</text:p>
      <text:p text:style-name="Standard"/>
      <text:p text:style-name="Standard">#variables &lt;- c("Country ISO code.x", "NACE Rev. 2, core code (4 digits).x", "NACE Rev. 2, <text:span text:style-name="T9">#</text:span>secondary code(s)", "City\nLatin Alphabet", "NUTS1", "NUTS2", "NUTS3", "Standardized city", <text:span text:style-name="T9">#</text:span>"Subsidiary - Total %", "Subsidiary - Direct %", "Subsidiary - Status")</text:p>
      <text:p text:style-name="Standard"/>
      <text:p text:style-name="Standard">#missing_variables &lt;- variables[!(variables %in% names(FirmsBalance))]</text:p>
      <text:p text:style-name="Standard"><text:soft-page-break/>#missing_percentage &lt;- colSums(is.na(FirmsBalance[variables])) / nrow(FirmsBalance) * 100</text:p>
      <text:p text:style-name="Standard"/>
      <text:p text:style-name="Standard">#print(missing_percentage)</text:p>
      <text:p text:style-name="Standard">#remove(read_results_sheet, variables,missing_variables,missing_percentage)</text:p>
      <text:p text:style-name="Standard"/>
      <text:p text:style-name="Standard"/>
      <text:p text:style-name="Standard">### now we need a dataset to link city names to their region, after we have that we can run the #exposure gap by region (or big cities)</text:p>
      <text:p text:style-name="Standard"># dataset uploaded, here is the region code, we can also upload and match them if necessary</text:p>
      <text:p text:style-name="Standard"># "City\nLatin Alphabet"</text:p>
      <text:p text:style-name="Standard"># here we use another dataset which gives different codes for every region and cities, so that we can #connect every city (NUTS 3) to its region (NUTS 2)</text:p>
      <text:p text:style-name="Standard"># and macro region (NUTS 1)</text:p>
      <text:p text:style-name="Standard"/>
      <text:p text:style-name="Standard">cities &lt;- read_csv(“<text:span text:style-name="Car._20_predefinito_20_paragrafo"><text:span text:style-name="T1">FILE PATH to cities.csv</text:span></text:span>”)</text:p>
      <text:p text:style-name="Standard"/>
      <text:p text:style-name="Standard"># Example dataset cities</text:p>
      <text:p text:style-name="Standard">#Abruzzo<text:tab/>107<text:tab/>IT<text:tab/>65</text:p>
      <text:p text:style-name="Standard">#Aosta Valley<text:tab/>107<text:tab/>IT<text:tab/>23</text:p>
      <text:p text:style-name="Standard">#Apulia<text:tab/>107<text:tab/>IT<text:tab/>75</text:p>
      <text:p text:style-name="Standard">#Basilicata<text:tab/>107<text:tab/>IT<text:tab/>77</text:p>
      <text:p text:style-name="Standard">#Benevento Province<text:tab/>107<text:tab/>IT<text:tab/>BN</text:p>
      <text:p text:style-name="P2">#Calabria<text:tab/>107<text:tab/>IT<text:tab/>78</text:p>
      <text:p text:style-name="P2">#Campania<text:tab/>107<text:tab/>IT<text:tab/>72</text:p>
      <text:p text:style-name="P2">#Emilia-Romagna<text:tab/>107<text:tab/>IT<text:tab/>45</text:p>
      <text:p text:style-name="P2">#Friuli–Venezia Giulia<text:tab/>107<text:tab/>IT<text:tab/>36</text:p>
      <text:p text:style-name="Standard">#Lazio<text:tab/>107<text:tab/>IT<text:tab/>62#</text:p>
      <text:p text:style-name="Standard">#Liguria<text:tab/>107<text:tab/>IT<text:tab/>42</text:p>
      <text:p text:style-name="Standard">#Lombardy<text:tab/>107<text:tab/>IT<text:tab/>25</text:p>
      <text:p text:style-name="Standard">#Marche<text:tab/>107<text:tab/>IT<text:tab/>57</text:p>
      <text:p text:style-name="Standard">#Molise<text:tab/>107<text:tab/>IT<text:tab/>67</text:p>
      <text:p text:style-name="Standard">#Piedmont<text:tab/>107<text:tab/>IT<text:tab/>21</text:p>
      <text:p text:style-name="Standard">#Sardinia<text:tab/>107<text:tab/>IT<text:tab/>88</text:p>
      <text:p text:style-name="Standard">#Sicily<text:tab/>107<text:tab/>IT<text:tab/>82</text:p>
      <text:p text:style-name="Standard">#Trentino-South Tyrol<text:tab/>107<text:tab/>IT<text:tab/>32</text:p>
      <text:p text:style-name="Standard">#Tuscany<text:tab/>107<text:tab/>IT<text:tab/>52</text:p>
      <text:p text:style-name="Standard">#Umbria<text:tab/>107<text:tab/>IT<text:tab/>55</text:p>
      <text:p text:style-name="Standard">#Veneto<text:tab/>107<text:tab/>IT<text:tab/>34</text:p>
      <text:p text:style-name="Standard"/>
      <text:p text:style-name="Standard"># Delete duplicate cities</text:p>
      <text:p text:style-name="Standard">filtered_cities &lt;- cities %&gt;% </text:p>
      <text:p text:style-name="P7">arrange(desc(country_code == "IT")) %&gt;% </text:p>
      <text:p text:style-name="P8">distinct(name, .keep_all = TRUE)</text:p>
      <text:p text:style-name="Standard"/>
      <text:p text:style-name="Standard"># Harmonize cities name variable to lower-case for matching with filtered_cities</text:p>
      <text:p text:style-name="Standard"/>
      <text:p text:style-name="Standard">FirmsNace$City_Lower &lt;- tolower(FirmsNace$`City\nLatin Alphabet`)</text:p>
      <text:p text:style-name="Standard">filtered_cities$name_lower &lt;- tolower(filtered_cities$name)</text:p>
      <text:p text:style-name="Standard"/>
      <text:p text:style-name="Standard"><text:soft-page-break/># Merge the datasets based on the lowercase columns, </text:p>
      <text:p text:style-name="Standard"/>
      <text:p text:style-name="Standard">merged &lt;- merge(FirmsNace, filtered_cities, </text:p>
      <text:p text:style-name="P9"><text:s text:c="4"/>by.x = "City_Lower", by.y = "name_lower", </text:p>
      <text:p text:style-name="P9"><text:s text:c="4"/>all.x = TRUE)</text:p>
      <text:p text:style-name="Standard"/>
      <text:p text:style-name="Standard">remove(cities)</text:p>
      <text:p text:style-name="Standard"/>
      <text:p text:style-name="Standard"><office:annotation office:name="1" loext:resolved="false"><dc:creator>Santi, Filippo</dc:creator><dc:date>2024-05-15T10:39:00</dc:date><meta:creator-initials>FS</meta:creator-initials><text:p><text:span text:style-name="T11">Vedi commento di sopra</text:span></text:p></office:annotation>FirmsCities &lt;- merged</text:p>
      <text:p text:style-name="Standard">remove(merged)<office:annotation-end office:name="1"/></text:p>
      <text:p text:style-name="Standard"/>
      <text:p text:style-name="Standard"># Creating the ISTAT-consistent macro region variable, to be matched to each region code</text:p>
      <text:p text:style-name="Standard"/>
      <text:p text:style-name="Standard">italian_regions &lt;- data.frame(</text:p>
      <text:p text:style-name="Standard"><text:s/><text:tab/><text:tab/><text:tab/><text:tab/>region = c(</text:p>
      <text:p text:style-name="P3">"Abruzzo", "Aosta Valley", "Apulia", "Basilicata", "Calabria", Campania", "Emilia-Romagna", "Friuli–Venezia Giulia", "Lazio", "Liguria", "Lombardy", "Marche", "Molise", "Piedmont", "Sardinia", "Sicily", "Trentino-South Tyrol", "Tuscany", "Umbria", "Veneto"),</text:p>
      <text:p text:style-name="P10">state_code = c(65, 23, 75, 77, 78, 72, 45, 36, 62, 42, 25, 57, 67, 21, 88, 82, 32, 52, 55, 34),</text:p>
      <text:p text:style-name="P10">country_code = rep("IT", 20)</text:p>
      <text:p text:style-name="P4">)</text:p>
      <text:p text:style-name="P2"/>
      <text:p text:style-name="P2">region_to_macroregion &lt;- c("Sud", "Nord-ovest", "Sud", "Sud", "Sud", "Sud", "Nord-est", </text:p>
      <text:p text:style-name="P5">"Nord-est", "Centro", "Nord-ovest", "Nord-ovest", "Centro", "Sud", </text:p>
      <text:p text:style-name="P5">"Nord-ovest", "Isole", "Isole", "Nord-est", "Centro", "Centro", </text:p>
      <text:p text:style-name="P11">"Nord-est")</text:p>
      <text:p text:style-name="Standard"/>
      <text:p text:style-name="Standard">italian_regions$macroregion &lt;- region_to_macroregion</text:p>
      <text:p text:style-name="Standard">remove(macroregion_data)</text:p>
      <text:p text:style-name="Standard"/>
      <text:p text:style-name="Standard"># Merge NUTS info to main FirmsCities dataset ----</text:p>
      <text:p text:style-name="Standard"># NUTS1 = macroregion, NUTS2 = region, NUTS3 standardized city</text:p>
      <text:p text:style-name="Standard"/>
      <text:p text:style-name="Standard">merged &lt;- merge(FirmsCities, italian_regions, by = "state_code", all.x = TRUE)</text:p>
      <text:p text:style-name="Standard"/>
      <text:p text:style-name="Standard">View(merged)</text:p>
      <text:p text:style-name="Standard"><office:annotation office:name="2" loext:resolved="false"><dc:creator>Santi, Filippo</dc:creator><dc:date>2024-05-15T10:49:00</dc:date><meta:creator-initials>FS</meta:creator-initials><text:p><text:span text:style-name="T11">Vedi commento sopra</text:span></text:p></office:annotation>FirmsCities&lt;- merged</text:p>
      <text:p text:style-name="Standard">View(FirmsCities)</text:p>
      <text:p text:style-name="Standard">remove(merged)<office:annotation-end office:name="2"/></text:p>
      <text:p text:style-name="Standard">remove(region_to_macroregion, variables)</text:p>
      <text:p text:style-name="Standard"/>
      <text:p text:style-name="Standard"/>
      <text:p text:style-name="Standard"/>
      <text:p text:style-name="Standard"/>
      <text:p text:style-name="Standard"/>
      <text:p text:style-name="Standard"/>
      <text:p text:style-name="Standard"/>
      <text:list text:continue-numbering="true" text:style-name="L1">
        <text:list-item>
          <text:list>
            <text:list-item>
              <text:list>
                <text:list-item>
                  <text:p text:style-name="P30"><text:soft-page-break/>DATA MANIPULATION: <text:span text:style-name="T9">EXIOBASE</text:span></text:p>
                </text:list-item>
              </text:list>
            </text:list-item>
          </text:list>
        </text:list-item>
      </text:list>
      <text:p text:style-name="Standard"># Load EXIOBASE direct requirement matrix ----</text:p>
      <text:p text:style-name="Standard"># Notice: we extract CO2 emission data, but EXIOBASE includes other CE related info</text:p>
      <text:p text:style-name="Standard"/>
      <text:p text:style-name="Standard">M &lt;- read_csv(“PATH to EXIOBASE DIRECT REQUIREMENT MATRIX”)</text:p>
      <text:p text:style-name="Standard"/>
      <text:p text:style-name="Standard"><text:span text:style-name="T2"><office:annotation office:name="3" loext:resolved="false"><dc:creator>Santi, Filippo</dc:creator><dc:date>2024-05-15T10:52:00</dc:date><meta:creator-initials>FS</meta:creator-initials><text:p><text:span text:style-name="T11">Ho bisogno anche di questo file. </text:span></text:p></office:annotation></text:span><text:span text:style-name="Car._20_predefinito_20_paragrafo"><text:span text:style-name="T2"># We have replicated the exiobase methodology in another file</text:span></text:span><office:annotation-end office:name="3"/><text:span text:style-name="Car._20_predefinito_20_paragrafo"><text:span text:style-name="T2">. Direct requirements measures with an input output logic and using a leontief inverse covers how much pollution is used in the whole sector for that country.</text:span></text:span> </text:p>
      <text:p text:style-name="Standard"># Notice: it is a sectoral to country variable. We select row 26 because it is CO2 emission air. If we focus on a different pollutant, change the code accordingly (e.g. M[38,] - water consumption)</text:p>
      <text:p text:style-name="Standard"/>
      <text:p text:style-name="Standard">#we need these 3 rows because the first 2 are nations and sector and the 26<text:span text:style-name="Car._20_predefinito_20_paragrafo"><text:span text:style-name="T5">th</text:span></text:span> is co2 emission air</text:p>
      <text:p text:style-name="Standard">first_row &lt;- M[1, ]</text:p>
      <text:p text:style-name="Standard">second_row &lt;- M[2, ]</text:p>
      <text:p text:style-name="Standard">measure_of_interest &lt;- M[26, ]</text:p>
      <text:p text:style-name="Standard">new_dataset &lt;- rbind(first_row, second_row, measure_of_interest)</text:p>
      <text:p text:style-name="Standard">View(new_dataset)</text:p>
      <text:p text:style-name="Standard">remove(first_row, second_row, measure_of_interest)</text:p>
      <text:p text:style-name="Standard"/>
      <text:p text:style-name="Standard"><office:annotation office:name="4" loext:resolved="false"><dc:creator>Santi, Filippo</dc:creator><dc:date>2024-05-15T10:56:00</dc:date><meta:creator-initials>FS</meta:creator-initials><text:p><text:span text:style-name="T11">See comment on renaming objects</text:span></text:p></office:annotation>Co2 &lt;- new_dataset</text:p>
      <text:p text:style-name="Standard">remove(new_dataset)<office:annotation-end office:name="4"/></text:p>
      <text:p text:style-name="Standard"/>
      <text:p text:style-name="Standard"/>
      <text:p text:style-name="Standard"/>
      <text:p text:style-name="Standard"><office:annotation office:name="5" loext:resolved="false"><dc:creator>Santi, Filippo</dc:creator><dc:date>2024-05-15T11:30:00</dc:date><meta:creator-initials>FS</meta:creator-initials><text:p><text:span text:style-name="T11">Dario, discutiamo meglio cosa intendi qua.</text:span></text:p></office:annotation># <text:span text:style-name="Car._20_predefinito_20_paragrafo"><text:span text:style-name="T6">Manual conversion</text:span></text:span> of the sector x nation data from EXIOBASE to to nace and nation variables from the ORBIS data (firmscities). Here, we map every industry code from EXIOBASE to NACE: for example (IT87)Manufacture of electrical machinery and apparatus to its nace corresponding (nace from 2823 to 3100)<office:annotation-end office:name="5"/></text:p>
      <text:p text:style-name="Standard"/>
      <text:p text:style-name="Standard"># Create a dataframe with numbers from 1000 to 3300</text:p>
      <text:p text:style-name="Standard">data &lt;- data.frame(Numbers = 1000:3300)</text:p>
      <text:p text:style-name="Standard"/>
      <text:p text:style-name="Standard"># Create a new column based on the given ranges and names</text:p>
      <text:p text:style-name="Standard">data$Category &lt;- NA</text:p>
      <text:p text:style-name="Standard">data$Category[data$Numbers &gt;= 1000 &amp; data$Numbers &lt;= 1011] &lt;- "IT34"</text:p>
      <text:p text:style-name="Standard">data$Category[data$Numbers == 1012] &lt;- "IT36"</text:p>
      <text:p text:style-name="Standard">data$Category[data$Numbers == 1013] &lt;- "IT37"</text:p>
      <text:p text:style-name="Standard">data$Category[data$Numbers &gt;= 1014 &amp; data$Numbers &lt;= 1019] &lt;- "IT38"</text:p>
      <text:p text:style-name="Standard">data$Category[data$Numbers &gt;= 1020 &amp; data$Numbers &lt;= 1039] &lt;- "IT44"</text:p>
      <text:p text:style-name="Standard">data$Category[data$Numbers &gt;= 1040 &amp; data$Numbers &lt;= 1061] &lt;- "IT39"</text:p>
      <text:p text:style-name="Standard">data$Category[data$Numbers &gt;= 1062 &amp; data$Numbers &lt;= 1080] &lt;- "IT40"</text:p>
      <text:p text:style-name="Standard">data$Category[data$Numbers == 1081] &lt;- "IT41"</text:p>
      <text:p text:style-name="Standard">data$Category[data$Numbers &gt;= 1082 &amp; data$Numbers &lt;= 1089] &lt;- "IT42"</text:p>
      <text:p text:style-name="Standard">data$Category[data$Numbers &gt;= 1090 &amp; data$Numbers &lt;= 1109] &lt;- "IT43"</text:p>
      <text:p text:style-name="Standard">data$Category[data$Numbers &gt;= 1110 &amp; data$Numbers &lt;= 1299] &lt;- "IT45"</text:p>
      <text:p text:style-name="Standard">data$Category[data$Numbers &gt;= 1300 &amp; data$Numbers &lt;= 1400] &lt;- "IT46"</text:p>
      <text:p text:style-name="Standard">data$Category[data$Numbers &gt;= 1401 &amp; data$Numbers &lt;= 1499] &lt;- "IT47"</text:p>
      <text:p text:style-name="Standard"><text:soft-page-break/>data$Category[data$Numbers &gt;= 1500 &amp; data$Numbers &lt;= 1599] &lt;- "IT48"</text:p>
      <text:p text:style-name="Standard">data$Category[data$Numbers &gt;= 1600 &amp; data$Numbers &lt;= 1699] &lt;- "IT49"</text:p>
      <text:p text:style-name="Standard">data$Category[data$Numbers &gt;= 1700 &amp; data$Numbers &lt;= 1720] &lt;- "IT51"</text:p>
      <text:p text:style-name="Standard">data$Category[data$Numbers &gt;= 1721 &amp; data$Numbers &lt;= 1730] &lt;- "IT53"</text:p>
      <text:p text:style-name="Standard">data$Category[data$Numbers &gt;= 1731 &amp; data$Numbers &lt;= 1899] &lt;- "IT54"</text:p>
      <text:p text:style-name="Standard">data$Category[data$Numbers &gt;= 1900 &amp; data$Numbers &lt;= 1910] &lt;- "IT55"</text:p>
      <text:p text:style-name="Standard">data$Category[data$Numbers &gt;= 1911 &amp; data$Numbers &lt;= 1999] &lt;- "IT56"</text:p>
      <text:p text:style-name="Standard">data$Category[data$Numbers &gt;= 2000 &amp; data$Numbers &lt;= 2200] &lt;- "IT62"</text:p>
      <text:p text:style-name="Standard">data$Category[data$Numbers &gt;= 2200 &amp; data$Numbers &lt;= 2299] &lt;- "IT63"</text:p>
      <text:p text:style-name="Standard">data$Category[data$Numbers &gt;= 2300 &amp; data$Numbers &lt;= 2330] &lt;- "IT64"</text:p>
      <text:p text:style-name="Standard">data$Category[data$Numbers &gt;= 2331 &amp; data$Numbers &lt;= 2340] &lt;- "IT66"</text:p>
      <text:p text:style-name="Standard">data$Category[data$Numbers == 2341] &lt;- "IT67"</text:p>
      <text:p text:style-name="Standard">data$Category[data$Numbers == 2352] &lt;- "IT68"</text:p>
      <text:p text:style-name="Standard">data$Category[data$Numbers &gt;= 2353 &amp; data$Numbers &lt;= 2410] &lt;- "IT71"</text:p>
      <text:p text:style-name="Standard">data$Category[data$Numbers &gt;= 2410 &amp; data$Numbers &lt;= 2441] &lt;- "IT73"</text:p>
      <text:p text:style-name="Standard">data$Category[data$Numbers == 2442] &lt;- "IT75"</text:p>
      <text:p text:style-name="Standard">data$Category[data$Numbers == 2443] &lt;- "IT77"</text:p>
      <text:p text:style-name="Standard">data$Category[data$Numbers == 2444] &lt;- "IT79"</text:p>
      <text:p text:style-name="Standard">data$Category[data$Numbers == 2445] &lt;- "IT81"</text:p>
      <text:p text:style-name="Standard">data$Category[data$Numbers == 2446] &lt;- "IT57"</text:p>
      <text:p text:style-name="Standard">data$Category[data$Numbers &gt;= 2447 &amp; data$Numbers &lt;= 2455] &lt;- "IT83"</text:p>
      <text:p text:style-name="Standard">data$Category[data$Numbers &gt;= 2456 &amp; data$Numbers &lt;= 2800] &lt;- "IT84"</text:p>
      <text:p text:style-name="Standard">data$Category[data$Numbers &gt;= 2801 &amp; data$Numbers &lt;= 2822] &lt;- "IT85"</text:p>
      <text:p text:style-name="Standard">data$Category[data$Numbers == 2823] &lt;- "IT86"</text:p>
      <text:p text:style-name="Standard">data$Category[data$Numbers &gt;= 2823 &amp; data$Numbers &lt;= 3100] &lt;- "IT87"</text:p>
      <text:p text:style-name="Standard">data$Category[data$Numbers &gt;= 3101 &amp; data$Numbers &lt;= 3300] &lt;- "IT92"</text:p>
      <text:p text:style-name="Standard"/>
      <text:p text:style-name="Standard"/>
      <text:p text:style-name="Standard"># Now we create this dataset with only Italian cities related to regions and macroregions only for NACE manufacturing sectors (between 1000 and 3300). We focus on manufacturing for the greater comparability between countries</text:p>
      <text:p text:style-name="Standard"/>
      <text:p text:style-name="Standard">category_mapping &lt;- </text:p>
      <text:p text:style-name="P7">setNames(paste0("IT.", sprintf("%02d", 34:92)), paste0("IT", sprintf("%02d", 34:92)))</text:p>
      <text:p text:style-name="Standard">NACEtoCo2 &lt;- </text:p>
      <text:p text:style-name="Standard">NACEtoCo2 %&gt;% </text:p>
      <text:p text:style-name="P7">mutate(Matching_Column = category_mapping[Category])</text:p>
      <text:p text:style-name="Standard">NACEtoCo2$Co2 &lt;- </text:p>
      <text:p text:style-name="P7">sapply(NACEtoCo2$Matching_Column, </text:p>
      <text:p text:style-name="P8">function(category) matching[1, as.character(category)])</text:p>
      <text:p text:style-name="Standard"/>
      <text:p text:style-name="Standard">NACEtoCo2$Numbers &lt;- </text:p>
      <text:p text:style-name="P7">as.character(NACEtoCo2$Numbers)</text:p>
      <text:p text:style-name="Standard"/>
      <text:p text:style-name="Standard"><office:annotation office:name="7" loext:resolved="false"><dc:creator>Santi, Filippo</dc:creator><dc:date>2024-05-15T11:33:00</dc:date><meta:creator-initials>FS</meta:creator-initials><text:p><text:span text:style-name="T11">+ RENAME FILES</text:span></text:p></office:annotation><office:annotation office:name="6" loext:resolved="false"><dc:creator>Santi, Filippo</dc:creator><dc:date>2024-05-15T11:32:00</dc:date><meta:creator-initials>FS</meta:creator-initials><text:p><text:span text:style-name="T11">Cosa è questa parte qua?</text:span></text:p></office:annotation>FirmsCities &lt;- merged_dataset[, -c(49, 50)]<office:annotation-end office:name="6"/><office:annotation-end office:name="7"/></text:p>
      <text:p text:style-name="Standard">remove(merged_dataset)</text:p>
      <text:p text:style-name="Standard"/>
      <text:p text:style-name="Standard"># this mapping is necessary for the matching that we are going to do now</text:p>
      <text:p text:style-name="Standard"/>
      <text:p text:style-name="Standard"><text:soft-page-break/>working &lt;- FirmsCities[complete.cases(FirmsCities$macroregion) &amp;</text:p>
      <text:p text:style-name="Standard"><text:s text:c="23"/>grepl("^\\d+$", FirmsCities$`NACE Rev. 2, core code (4 digits).x`) &amp;</text:p>
      <text:p text:style-name="Standard"><text:s text:c="23"/>as.numeric(FirmsCities$`NACE Rev. 2, core code (4 digits).x`) &gt;= 1000 &amp;</text:p>
      <text:p text:style-name="Standard"><text:s text:c="23"/>as.numeric(FirmsCities$`NACE Rev. 2, core code (4 digits).x`) &lt;= 3300, ]</text:p>
      <text:p text:style-name="Standard"/>
      <text:p text:style-name="Standard">working$Co2 &lt;- as.numeric(as.character(working$Co2))</text:p>
      <text:p text:style-name="Standard"/>
      <text:p text:style-name="Standard"># ………………………………………………………………………………………………..</text:p>
      <text:p text:style-name="Standard"># TEST ----</text:p>
      <text:p text:style-name="Standard"># Exposure gap for nord-ovest macroregion: after we attached pollution values to sector we create a ratio of italian firms #times their pollution and foreign firms. </text:p>
      <text:p text:style-name="Standard"># Notice: uncomment if needed</text:p>
      <text:p text:style-name="Standard"/>
      <text:p text:style-name="Standard">#numerator &lt;- sum(working$Co2[working$macroregion == "Nord-ovest"], na.rm = TRUE) / </text:p>
      <text:p text:style-name="P12">#sum(!is.na(working$Co2[working$macroregion == "Nord-ovest"]))</text:p>
      <text:p text:style-name="Standard">#denominator &lt;- sum(working$Co2[working$macroregion != "Nord-ovest"], na.rm = TRUE) / </text:p>
      <text:p text:style-name="P12">#sum(!is.na(working$Co2[working$macroregion != "Nord-ovest"]))</text:p>
      <text:p text:style-name="Standard">#exposure_ratio &lt;- numerator / denominator</text:p>
      <text:p text:style-name="Standard"/>
      <text:p text:style-name="Standard">#print(exposure_ratio)</text:p>
      <text:p text:style-name="Standard">#[1] 1.088189</text:p>
      <text:p text:style-name="Standard"/>
      <text:p text:style-name="Standard">##check</text:p>
      <text:p text:style-name="Standard">#numerator_rows &lt;- sum(!is.na(working$Co2[working$macroregion == "Nord-ovest"]))</text:p>
      <text:p text:style-name="Standard">#denominator_rows &lt;- sum(!is.na(working$Co2[working$macroregion != "Nord-ovest"]))</text:p>
      <text:p text:style-name="Standard">#remove(numerator, numerator_rows, denominator, denominator_rows)</text:p>
      <text:p text:style-name="Standard"/>
      <text:p text:style-name="Standard"># End of test ………..………………………..………………………..………………………..</text:p>
      <text:p text:style-name="Standard"/>
      <text:p text:style-name="Standard"><office:annotation office:name="8" loext:resolved="false"><dc:creator>Santi, Filippo</dc:creator><dc:date>2024-05-15T17:20:00</dc:date><meta:creator-initials>FS</meta:creator-initials><text:p><text:span text:style-name="T11">Non capisco a cosa punti questa parte qua</text:span></text:p></office:annotation># Notice: Indicator might benefit from data on sectoral emission for all other countries. We could wait <text:span text:style-name="T9">#</text:span>for better data or change it now </text:p>
      <text:p text:style-name="Standard"># Here a way to simulate firm level data but it would be better to have them. Let's remove duplicates of <text:span text:style-name="T9">#</text:span>bvd id number<office:annotation-end office:name="8"/></text:p>
      <text:p text:style-name="Standard"/>
      <text:p text:style-name="Standard"/>
      <text:p text:style-name="Standard"># Keep one randomly if there are multiple rows with the same "BvD ID number"</text:p>
      <text:p text:style-name="Standard"/>
      <text:p text:style-name="Standard">FirmsCities_unique &lt;- </text:p>
      <text:p text:style-name="P7">FirmsCities %&gt;%</text:p>
      <text:p text:style-name="P7"><text:tab/>group_by(`BvD ID number`) %&gt;%</text:p>
      <text:p text:style-name="Standard"><text:s text:c="2"/><text:tab/><text:tab/>filter(!any(!is.na(`City\nLatin Alphabet`)) | is.na(`City\nLatin Alphabet`)) %&gt;%</text:p>
      <text:p text:style-name="P12">slice_sample(n = 1) <text:s/></text:p>
      <text:p text:style-name="Standard"/>
      <text:p text:style-name="Standard"># filter to keep the row with no missing value for "City\nLatin Alphabet" that we know are not there. If there are multiple rows with the same id after filtering, it randomly selects one row to keep. Just to be sure that we don't miss cities</text:p>
      <text:p text:style-name="Standard"/>
      <text:p text:style-name="Standard">duplicate_count &lt;- sum(duplicated(FirmsCities$`BvD ID number`))</text:p>
      <text:p text:style-name="Standard">print(paste(duplicate_count))</text:p>
      <text:p text:style-name="Standard"><text:soft-page-break/>remove(duplicate_count)</text:p>
      <text:p text:style-name="Standard"/>
      <text:p text:style-name="Standard"># Keep one randomly for each group of duplicates</text:p>
      <text:p text:style-name="Standard">FirmsCities_random &lt;- </text:p>
      <text:p text:style-name="P7">FirmsCities %&gt;% </text:p>
      <text:p text:style-name="P12">group_by(`BvD ID number`) %&gt;% </text:p>
      <text:p text:style-name="P12">slice_sample(n = 1) <text:s/></text:p>
      <text:p text:style-name="Standard"/>
      <text:p text:style-name="Standard">#print(FirmsCities_random) # Print the resulting dataset</text:p>
      <text:p text:style-name="Standard"/>
      <text:p text:style-name="Standard">#Now, keep the observation with NACE code, but now we include country x sectors dyad beyond Italy </text:p>
      <text:p text:style-name="Standard"/>
      <text:p text:style-name="Standard">FirmsCities_random &lt;- </text:p>
      <text:p text:style-name="P7">FirmsCities_random[</text:p>
      <text:p text:style-name="P12">grepl("^\\d+$", FirmsCities_random$`NACE Rev. 2, core code (4 digits).x`) &amp;</text:p>
      <text:p text:style-name="Standard"><text:tab/><text:tab/>as.numeric(FirmsCities_random$`NACE Rev. 2, core code (4 digits).x`) &gt;= 1000 &amp;</text:p>
      <text:p text:style-name="P12">as.numeric(FirmsCities_random$`NACE Rev. 2, core code (4 digits).x`) &lt;= 3300, ]</text:p>
      <text:p text:style-name="Standard"/>
      <text:p text:style-name="Standard"># Keep just the manufacturing sectors for all the 44 countries reported in EXIOBASE</text:p>
      <text:p text:style-name="Standard"># Identify manufacturing NACE codes from 1000 to 3300 for which we have a mapping</text:p>
      <text:p text:style-name="Standard"/>
      <text:p text:style-name="Standard">data &lt;- data.frame(Numbers = 1000:3300)</text:p>
      <text:p text:style-name="Standard"/>
      <text:p text:style-name="Standard"># Create a new column based on the given ranges and names</text:p>
      <text:p text:style-name="Standard">data$Category &lt;- NA</text:p>
      <text:p text:style-name="Standard"/>
      <text:p text:style-name="Standard">data$Category[data$Numbers &gt;= 1000 &amp; data$Numbers &lt;= 1011] &lt;- "34"</text:p>
      <text:p text:style-name="Standard">data$Category[data$Numbers == 1012] &lt;- "36"</text:p>
      <text:p text:style-name="Standard">data$Category[data$Numbers == 1013] &lt;- "37"</text:p>
      <text:p text:style-name="Standard">data$Category[data$Numbers &gt;= 1014 &amp; data$Numbers &lt;= 1019] &lt;- "38"</text:p>
      <text:p text:style-name="Standard">data$Category[data$Numbers &gt;= 1020 &amp; data$Numbers &lt;= 1039] &lt;- "44"</text:p>
      <text:p text:style-name="Standard">data$Category[data$Numbers &gt;= 1040 &amp; data$Numbers &lt;= 1061] &lt;- "39"</text:p>
      <text:p text:style-name="Standard">data$Category[data$Numbers &gt;= 1062 &amp; data$Numbers &lt;= 1080] &lt;- "40"</text:p>
      <text:p text:style-name="Standard">data$Category[data$Numbers == 1081] &lt;- "41"</text:p>
      <text:p text:style-name="Standard">data$Category[data$Numbers &gt;= 1082 &amp; data$Numbers &lt;= 1089] &lt;- "42"</text:p>
      <text:p text:style-name="Standard">data$Category[data$Numbers &gt;= 1090 &amp; data$Numbers &lt;= 1109] &lt;- "43"</text:p>
      <text:p text:style-name="Standard">data$Category[data$Numbers &gt;= 1110 &amp; data$Numbers &lt;= 1299] &lt;- "45"</text:p>
      <text:p text:style-name="Standard">data$Category[data$Numbers &gt;= 1300 &amp; data$Numbers &lt;= 1400] &lt;- "46"</text:p>
      <text:p text:style-name="Standard">data$Category[data$Numbers &gt;= 1401 &amp; data$Numbers &lt;= 1499] &lt;- "47"</text:p>
      <text:p text:style-name="Standard">data$Category[data$Numbers &gt;= 1500 &amp; data$Numbers &lt;= 1599] &lt;- "48"</text:p>
      <text:p text:style-name="Standard">data$Category[data$Numbers &gt;= 1600 &amp; data$Numbers &lt;= 1699] &lt;- "49"</text:p>
      <text:p text:style-name="Standard">data$Category[data$Numbers &gt;= 1700 &amp; data$Numbers &lt;= 1720] &lt;- "51"</text:p>
      <text:p text:style-name="Standard">data$Category[data$Numbers &gt;= 1721 &amp; data$Numbers &lt;= 1730] &lt;- "53"</text:p>
      <text:p text:style-name="Standard">data$Category[data$Numbers &gt;= 1731 &amp; data$Numbers &lt;= 1899] &lt;- "54"</text:p>
      <text:p text:style-name="Standard">data$Category[data$Numbers &gt;= 1900 &amp; data$Numbers &lt;= 1910] &lt;- "55"</text:p>
      <text:p text:style-name="Standard">data$Category[data$Numbers &gt;= 1911 &amp; data$Numbers &lt;= 1999] &lt;- "56"</text:p>
      <text:p text:style-name="Standard">data$Category[data$Numbers &gt;= 2000 &amp; data$Numbers &lt;= 2200] &lt;- "62"</text:p>
      <text:p text:style-name="Standard">data$Category[data$Numbers &gt;= 2200 &amp; data$Numbers &lt;= 2299] &lt;- "63"</text:p>
      <text:p text:style-name="Standard">data$Category[data$Numbers &gt;= 2300 &amp; data$Numbers &lt;= 2330] &lt;- "64"</text:p>
      <text:p text:style-name="Standard"><text:soft-page-break/>data$Category[data$Numbers &gt;= 2331 &amp; data$Numbers &lt;= 2340] &lt;- "66"</text:p>
      <text:p text:style-name="Standard">data$Category[data$Numbers == 2341] &lt;- "67"</text:p>
      <text:p text:style-name="Standard">data$Category[data$Numbers == 2352] &lt;- "68"</text:p>
      <text:p text:style-name="Standard">data$Category[data$Numbers &gt;= 2353 &amp; data$Numbers &lt;= 2410] &lt;- "71"</text:p>
      <text:p text:style-name="Standard">data$Category[data$Numbers &gt;= 2410 &amp; data$Numbers &lt;= 2441] &lt;- "73"</text:p>
      <text:p text:style-name="Standard">data$Category[data$Numbers == 2442] &lt;- "75"</text:p>
      <text:p text:style-name="Standard">data$Category[data$Numbers == 2443] &lt;- "77"</text:p>
      <text:p text:style-name="Standard">data$Category[data$Numbers == 2444] &lt;- "79"</text:p>
      <text:p text:style-name="Standard">data$Category[data$Numbers == 2445] &lt;- "81"</text:p>
      <text:p text:style-name="Standard">data$Category[data$Numbers == 2446] &lt;- "57"</text:p>
      <text:p text:style-name="Standard">data$Category[data$Numbers &gt;= 2447 &amp; data$Numbers &lt;= 2455] &lt;- "83"</text:p>
      <text:p text:style-name="Standard">data$Category[data$Numbers &gt;= 2456 &amp; data$Numbers &lt;= 2800] &lt;- "84"</text:p>
      <text:p text:style-name="Standard">data$Category[data$Numbers &gt;= 2801 &amp; data$Numbers &lt;= 2822] &lt;- "85"</text:p>
      <text:p text:style-name="Standard">data$Category[data$Numbers == 2823] &lt;- "86"</text:p>
      <text:p text:style-name="Standard">data$Category[data$Numbers &gt;= 2823 &amp; data$Numbers &lt;= 3100] &lt;- "87"</text:p>
      <text:p text:style-name="Standard">data$Category[data$Numbers &gt;= 3101 &amp; data$Numbers &lt;= 3300] &lt;- "92"</text:p>
      <text:p text:style-name="Standard"/>
      <text:p text:style-name="Standard">column_names &lt;- colnames(Co2)</text:p>
      <text:p text:style-name="Standard">desired_columns &lt;- c()</text:p>
      <text:p text:style-name="Standard"/>
      <text:p text:style-name="Standard">for (column_name in column_names) {</text:p>
      <text:p text:style-name="P7">#extract the fourth and fifth characters from the column name</text:p>
      <text:p text:style-name="P7">numeric_part &lt;- as.numeric(substr(column_name, 4, 5), na.rm = TRUE)</text:p>
      <text:p text:style-name="Standard"/>
      <text:p text:style-name="Standard"><text:s/><text:tab/>#check if the numeric part is not missing and between 34 and 92</text:p>
      <text:p text:style-name="P7">if (!is.na(numeric_part) &amp;&amp; numeric_part &gt;= 34 &amp;&amp; numeric_part &lt;= 92) {</text:p>
      <text:p text:style-name="Standard"><text:tab/><text:tab/># Add the column name to the vector of desired column names</text:p>
      <text:p text:style-name="Standard"><text:tab/><text:tab/>desired_columns &lt;- c(desired_columns, column_name)</text:p>
      <text:p text:style-name="P7">}</text:p>
      <text:p text:style-name="Standard">}</text:p>
      <text:p text:style-name="Standard"/>
      <text:p text:style-name="Standard"># As before, first two letters refer to the country, the last two refer to the sector. We do this for all EXIOBASE sectors that we want to map to NACE. </text:p>
      <text:p text:style-name="Standard"/>
      <text:p text:style-name="Standard">Manufacturing &lt;- Co2[, desired_columns]</text:p>
      <text:p text:style-name="Standard"/>
      <text:p text:style-name="Standard">manufacturing_column_names &lt;- colnames(Manufacturing) # Keep initial letters</text:p>
      <text:p text:style-name="Standard"/>
      <text:p text:style-name="Standard">unique_initial_letters &lt;- c()</text:p>
      <text:p text:style-name="Standard"/>
      <text:p text:style-name="Standard">for (column_name in manufacturing_column_names) {</text:p>
      <text:p text:style-name="P7">initial_letters &lt;- substr(column_name, 1, 2)</text:p>
      <text:p text:style-name="P7">if (!(initial_letters %in% unique_initial_letters)) {</text:p>
      <text:p text:style-name="P12"><text:s/>print(initial_letters)</text:p>
      <text:p text:style-name="P12">unique_initial_letters &lt;- c(unique_initial_letters, initial_letters)</text:p>
      <text:p text:style-name="P7">}</text:p>
      <text:p text:style-name="Standard">}</text:p>
      <text:p text:style-name="Standard"/>
      <text:p text:style-name="Standard"># Remove the world related to “World”</text:p>
      <text:p text:style-name="Standard"><text:soft-page-break/></text:p>
      <text:p text:style-name="Standard">manufacturing_column_names &lt;- colnames(Manufacturing)</text:p>
      <text:p text:style-name="Standard">columns_to_remove &lt;- </text:p>
      <text:p text:style-name="P7">manufacturing_column_names[startsWith(manufacturing_column_names, "W")]</text:p>
      <text:p text:style-name="Standard"/>
      <text:p text:style-name="Standard">Manufacturing &lt;- Manufacturing[, !(colnames(Manufacturing) %in% columns_to_remove)]</text:p>
      <text:p text:style-name="Standard"/>
      <text:p text:style-name="Standard"># Remove useless objects from environment</text:p>
      <text:p text:style-name="Standard"/>
      <text:p text:style-name="Standard">remove(unique_initial_letters, numeric_part, manufacturing_column_names, initial_letters, desired_columns, column_name, column_names, columns_to_remove,)</text:p>
      <text:p text:style-name="Standard"/>
      <text:p text:style-name="Standard"># Replicate the <text:span text:style-name="Car._20_predefinito_20_paragrafo"><text:span text:style-name="T7">measure_of_interest</text:span></text:span> dataset for all countries to match the CO2 emission for each country x sector dyad</text:p>
      <text:p text:style-name="Standard"/>
      <text:p text:style-name="Standard">num_replications &lt;- 44 # Number of countries in EXIOBASE. Potentially, other datasets might serve the same purpose.</text:p>
      <text:p text:style-name="Standard"/>
      <text:p text:style-name="Standard">data &lt;- data[rep(seq_len(nrow(data)), times = num_replications), ]</text:p>
      <text:p text:style-name="Standard"/>
      <text:p text:style-name="Standard">rownames(replicated_data) &lt;- NULL</text:p>
      <text:p text:style-name="Standard"/>
      <text:p text:style-name="Standard">remove(num_replications, num_rows_data, pairs_of_letters, rows_per_replication)</text:p>
      <text:p text:style-name="Standard"/>
      <text:p text:style-name="Standard">states &lt;- c("AT", "BE", "BG", "CY", "CZ", "DE", "DK", "EE", "ES", "FI",</text:p>
      <text:p text:style-name="P12">"FR", "GR", "HR", "HU", "IE", "IT", "LT", "LU", "LV", "MT",</text:p>
      <text:p text:style-name="P6">"NL", "PL", "PT", "RO", "SE", "SI", "SK", "GB", "US", "JP",</text:p>
      <text:p text:style-name="P12">"CN", "CA", "KR", "BR", "IN", "MX", "RU", "AU", "CH", "TR",</text:p>
      <text:p text:style-name="P12"><text:s/>"TW", "NO", "ID", "ZA")</text:p>
      <text:p text:style-name="Standard"/>
      <text:p text:style-name="Standard">data$States &lt;- rep(states, each = nrow(data) / length(states))</text:p>
      <text:p text:style-name="Standard"/>
      <text:p text:style-name="Standard"># Match CO2 data for all partner countries. ----</text:p>
      <text:p text:style-name="Standard">data_subset &lt;- data[, c("States", "Category")]</text:p>
      <text:p text:style-name="Standard"/>
      <text:p text:style-name="Standard">data$Co2 &lt;- NA</text:p>
      <text:p text:style-name="Standard">for (col_name_manufacturing in colnames(Manufacturing)) {</text:p>
      <text:p text:style-name="P7">state_from_manufacturing &lt;- substr(col_name_manufacturing, 1, 2)</text:p>
      <text:p text:style-name="P7">category_from_manufacturing &lt;- as.numeric(substr(col_name_manufacturing, 4, 5))</text:p>
      <text:p text:style-name="P7"/>
      <text:p text:style-name="P7">match_rows &lt;- which(</text:p>
      <text:p text:style-name="P13">data_subset$States == state_from_manufacturing &amp; data_subset$Category == category_from_manufacturing)</text:p>
      <text:p text:style-name="P7">data$Co2[match_rows] &lt;- Manufacturing[3, col_name_manufacturing]</text:p>
      <text:p text:style-name="Standard">}</text:p>
      <text:p text:style-name="Standard"/>
      <text:p text:style-name="Standard">remove(state_from_manufacturing, pairs_of_letters, match_rows, col_name_manufacturing,</text:p>
      <text:p text:style-name="P7">category_from_manufacturing)</text:p>
      <text:p text:style-name="Standard"/>
      <text:p text:style-name="Standard"><text:soft-page-break/>remove(data_subset)</text:p>
      <text:p text:style-name="Standard"/>
      <text:p text:style-name="Standard"># Match the country x sector CO2 data it with the firm dataset</text:p>
      <text:p text:style-name="Standard"/>
      <text:p text:style-name="Standard">FirmsCities_random$Co2_Emission_Air &lt;- NA</text:p>
      <text:p text:style-name="Standard"/>
      <text:p text:style-name="Standard">for (i in 1:nrow(FirmsCities_random)) {</text:p>
      <text:p text:style-name="P7"># extract the first two letters of the 'BvD ID number' column in 'FirmsCities_random'</text:p>
      <text:p text:style-name="P7">state_FirmsCities_random &lt;- substr(FirmsCities_random$`BvD ID number`[i], 1, 2)</text:p>
      <text:p text:style-name="Standard"><text:tab/># extract the 'NACE Rev. 2, core code (4 digits).x' value in 'FirmsCities_random'</text:p>
      <text:p text:style-name="P7">number_FirmsCities_random &lt;- </text:p>
      <text:p text:style-name="P12">as.numeric(FirmsCities_random$`NACE Rev. 2, core code (4 digits).x`[i])</text:p>
      <text:p text:style-name="P7"/>
      <text:p text:style-name="P7">match_rows &lt;- which(</text:p>
      <text:p text:style-name="P11">data$States == state_FirmsCities_random &amp; data$Numbers ==</text:p>
      <text:p text:style-name="P11">number_FirmsCities_random)</text:p>
      <text:p text:style-name="Standard"/>
      <text:p text:style-name="Standard"><text:tab/>if (length(match_rows) &gt; 0) {</text:p>
      <text:p text:style-name="P12">FirmsCities_random$Co2_Emission_Air[i] &lt;- data$Co2[match_rows]</text:p>
      <text:p text:style-name="Standard"><text:tab/>}</text:p>
      <text:p text:style-name="Standard">}</text:p>
      <text:p text:style-name="Standard"/>
      <text:p text:style-name="Standard">remove(data_subset, FirmsBalance, merged_datay, bvd_id_from_firmscities, </text:p>
      <text:p text:style-name="P7">col_name_firmscities, i, match_rows)</text:p>
      <text:p text:style-name="Standard"/>
      <text:p text:style-name="Standard">remove(merged_data, number_FirmsCities_random, state_FirmsCities_random)</text:p>
      <text:p text:style-name="Standard"/>
      <text:p text:style-name="Standard">names(FirmsCities_random)[names(FirmsCities_random) == "Co2"] &lt;- "Co2_Italy"</text:p>
      <text:p text:style-name="Standard"/>
      <text:p text:style-name="Standard">#na_count &lt;- sum(is.na(FirmsCities_random$Co2_Emission_Air)) # Check missing obs</text:p>
      <text:p text:style-name="Standard">#remove(na_count)</text:p>
      <text:p text:style-name="Standard"/>
      <text:p text:style-name="Standard">FirmsCities_random &lt;-</text:p>
      <text:p text:style-name="P7">FirmsCities_random[complete.cases(FirmsCities_random$Co2_Emission_Air), ]</text:p>
      <text:p text:style-name="P7"/>
      <text:p text:style-name="P19"># ok now we will make use of the city to region to macro region relation, for now we did not use it</text:p>
      <text:p text:style-name="P19"># as we just used the first two letters of the bvd id number</text:p>
      <text:p text:style-name="P19"># now we are going to need that we do not have rows which have either a bvd number or a city missing</text:p>
      <text:p text:style-name="P19"/>
      <text:p text:style-name="P19">FirmsCities_random &lt;- FirmsCities_random[grepl("^IT", FirmsCities_random$`BvD ID number`) &amp; !is.na(FirmsCities_random$`City\nLatin Alphabet`), ]</text:p>
      <text:p text:style-name="P19"/>
      <text:p text:style-name="P19"># we missed some cities before so now we rematch them, missing in the sense that we do not have</text:p>
      <text:p text:style-name="P19"># the city to region relation but now we are going to add them directly in the firms cities dataset</text:p>
      <text:p text:style-name="P19"># again this is no problem because we did not used the cities dataset and now we are going to make a #proper matching that will be necessary for the regional exposure gaps</text:p>
      <text:p text:style-name="P19"/>
      <text:p text:style-name="P19">Cities &lt;- read.csv("D:\\Orbis\\cities.csv")</text:p>
      <text:p text:style-name="P19"/>
      <text:p text:style-name="P19"><text:soft-page-break/>Cities &lt;- Cities[Cities$country_code == "IT", ]</text:p>
      <text:p text:style-name="P19">Cities$name[Cities$name == "Città metropolitana di Roma Capitale" &amp; rownames(Cities) == "54576"] &lt;- "Roma"</text:p>
      <text:p text:style-name="P19">Cities$name[Cities$name == "Città metropolitana di Milano" &amp; rownames(Cities) == "55733"] &lt;- "Milano"</text:p>
      <text:p text:style-name="P19">rownames(Cities) &lt;- NULL</text:p>
      <text:p text:style-name="P19"/>
      <text:p text:style-name="P19"># again other formatting issues we put them to lower and to ascii format</text:p>
      <text:p text:style-name="P19">library(stringi)</text:p>
      <text:p text:style-name="P19"/>
      <text:p text:style-name="P19">Cities$name_clean &lt;- stri_trans_general(Cities$name, "Latin-ASCII")</text:p>
      <text:p text:style-name="P19"/>
      <text:p text:style-name="P19">Cities$name_clean &lt;- tolower(Cities$name_clean)</text:p>
      <text:p text:style-name="P19"/>
      <text:p text:style-name="P19"/>
      <text:p text:style-name="P19">merged_data &lt;- merge(FirmsCities_random, Cities, by.x = "City_Lower", by.y = "name_clean", all.x = TRUE)</text:p>
      <text:p text:style-name="P19"/>
      <text:p text:style-name="P19"/>
      <text:p text:style-name="P19">unique_merged_data &lt;- merged_data %&gt;% distinct(City_Lower, .keep_all = TRUE)</text:p>
      <text:p text:style-name="P19"/>
      <text:p text:style-name="P19"/>
      <text:p text:style-name="P19">FirmsCities_random$state_code &lt;- unique_merged_data$state_code.y[match(FirmsCities_random$City_Lower, unique_merged_data$City_Lower)]</text:p>
      <text:p text:style-name="P19"/>
      <text:p text:style-name="P19">remove(merged_data, unique_merged_data)</text:p>
      <text:p text:style-name="P19"/>
      <text:p text:style-name="P19">missing_count &lt;- sum(is.na(FirmsCities_random$state_code))</text:p>
      <text:p text:style-name="P19">remove(missing_count)</text:p>
      <text:p text:style-name="P19">#we see that we have some missing cities that do not match, so now we manually add them</text:p>
      <text:p text:style-name="P19"/>
      <text:p text:style-name="P19">FirmsCities_random$state_code[FirmsCities_random$City_Lower == "genova"] &lt;- "42"</text:p>
      <text:p text:style-name="P19">FirmsCities_random$state_code[FirmsCities_random$City_Lower == "firenze"] &lt;- "52"</text:p>
      <text:p text:style-name="P19">FirmsCities_random$state_code[FirmsCities_random$City_Lower == "venezia"] &lt;- "34"</text:p>
      <text:p text:style-name="P19">FirmsCities_random$state_code[FirmsCities_random$City_Lower == "carpi"] &lt;- "45"</text:p>
      <text:p text:style-name="P19">FirmsCities_random$state_code[FirmsCities_random$City_Lower == "fiorano modenese"] &lt;- "34"</text:p>
      <text:p text:style-name="P19"/>
      <text:p text:style-name="P19"/>
      <text:p text:style-name="P19">missing_city_table &lt;- table(FirmsCities_random$City_Lower[is.na(FirmsCities_random$state_code)])</text:p>
      <text:p text:style-name="P19"/>
      <text:p text:style-name="P19">sorted_missing_table &lt;- sort(missing_city_table, decreasing = TRUE)</text:p>
      <text:p text:style-name="P19"/>
      <text:p text:style-name="P19">top_missing_values &lt;- names(head(sorted_missing_table, 10))</text:p>
      <text:p text:style-name="P19"/>
      <text:p text:style-name="P19">cat(top_missing_values, "\n")</text:p>
      <text:p text:style-name="P19">remove(missing_city_table, sorted_missing_table, top_missing_values)</text:p>
      <text:p text:style-name="P19"/>
      <text:p text:style-name="P19"><text:soft-page-break/># we have seen that the top cities missing were these 5 that we added, the other missing were not #important. By missing we mean that there was not a relation between region and city lower, so we #manually added it, we have measured the city lower with more missing in the state code to see</text:p>
      <text:p text:style-name="P19"># also how many of these missing relations we had. We had a lot of missing for genova firenze and #venezia but so much for the others, you can see in the missing city table that I have created before</text:p>
      <text:p text:style-name="P19"/>
      <text:p text:style-name="P19"/>
      <text:p text:style-name="P19">FirmsCities_random &lt;- FirmsCities_random[complete.cases(FirmsCities_random$state_code), ]</text:p>
      <text:p text:style-name="P19"/>
      <text:p text:style-name="P19">FirmsCities_random$macroregion &lt;- italian_regions$macroregion[match(FirmsCities_random$state_code, italian_regions$state_code)]</text:p>
      <text:p text:style-name="P19"/>
      <text:p text:style-name="P19">missing_macroregion_count &lt;- sum(is.na(FirmsCities_random$macroregion))</text:p>
      <text:p text:style-name="P20">remove(missing_macroregion_count)</text:p>
      <text:p text:style-name="P7"/>
      <text:p text:style-name="P19"/>
      <text:list text:continue-numbering="true" text:style-name="L1">
        <text:list-item>
          <text:list>
            <text:list-item>
              <text:list>
                <text:list-item>
                  <text:p text:style-name="P30">DATA MANIPULATION: OWNERSHIP <text:span text:style-name="T9">(IND 1)</text:span></text:p>
                </text:list-item>
              </text:list>
            </text:list-item>
          </text:list>
        </text:list-item>
      </text:list>
      <text:p text:style-name="P19"><office:annotation office:name="10" loext:resolved="false"><dc:creator>Santi, Filippo</dc:creator><dc:date>2024-05-15T21:33:00</dc:date><meta:creator-initials>FS</meta:creator-initials><text:p><text:span text:style-name="T11">In che senso?</text:span></text:p></office:annotation><office:annotation office:name="9" loext:resolved="false"><dc:creator>Santi, Filippo</dc:creator><dc:date>2024-05-15T21:36:00</dc:date><meta:creator-initials>FS</meta:creator-initials><text:p><text:span text:style-name="T11">Manca la parte in cui spieghiamo il download.</text:span></text:p></office:annotation># In the first extraction we only downloads GUO data, not their subsidiaries. If subsidiaries data is extracted alongside the owners, the following code is not necessary.<office:annotation-end office:name="9"/> The same scraper described above can be used.</text:p>
      <text:p text:style-name="P19"/>
      <text:p text:style-name="P19"># the same problem you can use the same code that I use here but it would be better if you download them already at the beginning so you don’t need this passage here<office:annotation-end office:name="10"/></text:p>
      <text:p text:style-name="P19"/>
      <text:p text:style-name="P19"><office:annotation office:name="11" loext:resolved="false"><dc:creator>Santi, Filippo</dc:creator><dc:date>2024-05-15T21:37:00</dc:date><meta:creator-initials>FS</meta:creator-initials><text:p><text:span text:style-name="T11">Mi spieghi questa parte come evidenzia le subsidiaries? Sta evidenziando i BVD id da usare nello scraper?</text:span></text:p></office:annotation>extracted_column &lt;- Firms$`Subsidiary - BvD ID number`</text:p>
      <text:p text:style-name="P19"/>
      <text:p text:style-name="P19">output_data &lt;- data.frame("Subsidiary - BvD ID number" = extracted_column)</text:p>
      <text:p text:style-name="P19"/>
      <text:p text:style-name="P19">output_data &lt;- unique(output_data)</text:p>
      <text:p text:style-name="P19"/>
      <text:p text:style-name="P19">output_data1 &lt;- output_data[grepl("^IT", output_data[, 1]), , drop = FALSE]</text:p>
      <text:p text:style-name="P19"/>
      <text:p text:style-name="P19">write.csv(output_data1, file = "<text:span text:style-name="Car._20_predefinito_20_paragrafo"><text:span text:style-name="T1">PATH TO SUBSIDIARY ORBIS DATA</text:span></text:span>", row.names = FALSE)</text:p>
      <text:p text:style-name="P19"/>
      <text:p text:style-name="P19">remove(output_data,output_data1)<office:annotation-end office:name="11"/></text:p>
      <text:p text:style-name="P16"/>
      <text:p text:style-name="P19"># Here we extract data on subsidiaries such as sales and city for subsidiaries, to be downloaded again with the scraper described on top.</text:p>
      <text:p text:style-name="P19"/>
      <text:p text:style-name="P19">setwd(<text:span text:style-name="Car._20_predefinito_20_paragrafo"><text:span text:style-name="T1">PATH to ORBIS SUBSIDIARIES DATA</text:span></text:span>)</text:p>
      <text:p text:style-name="P19"/>
      <text:p text:style-name="P19">files &lt;- list.files(pattern = "\\.xlsx$")</text:p>
      <text:p text:style-name="P19"/>
      <text:p text:style-name="P19">fn.import &lt;- function(x) {</text:p>
      <text:p text:style-name="P20">df &lt;- read_excel(x, sheet = "Results")</text:p>
      <text:p text:style-name="P20">return(df)</text:p>
      <text:p text:style-name="P19">}</text:p>
      <text:p text:style-name="P19"/>
      <text:p text:style-name="P19"><text:soft-page-break/>data_frame &lt;- lapply(files, fn.import)</text:p>
      <text:p text:style-name="P19">data_frame &lt;- bind_rows(data_frame)</text:p>
      <text:p text:style-name="P19"/>
      <text:p text:style-name="P19">Subs &lt;- data_frame</text:p>
      <text:p text:style-name="P19">remove(data_frame)</text:p>
      <text:p text:style-name="P19">remove(files, fn.import)</text:p>
      <text:p text:style-name="P19"/>
      <text:p text:style-name="P19"># let's take out the owners with non-italian subsidiaries only.</text:p>
      <text:p text:style-name="P19"/>
      <text:p text:style-name="P19">FirmsCities_random &lt;- </text:p>
      <text:p text:style-name="P20">FirmsCities_random[grep("^IT", FirmsCities_random$`Subsidiary - BvD ID number`), ]</text:p>
      <text:p text:style-name="P19"/>
      <text:p text:style-name="P22"/>
      <text:p text:style-name="Standard"/>
      <text:p text:style-name="P19"/>
      <text:list text:continue-numbering="true" text:style-name="L1">
        <text:list-item>
          <text:list>
            <text:list-item>
              <text:list>
                <text:list-item>
                  <text:p text:style-name="P30">DATA MANIPULATION: <text:span text:style-name="T9">SUBSIDIARIES (IND 2)</text:span></text:p>
                </text:list-item>
              </text:list>
            </text:list-item>
          </text:list>
        </text:list-item>
      </text:list>
      <text:p text:style-name="Standard"/>
      <text:p text:style-name="P19"># NOW LET’S MOVE ON TO THE SECOND INDICATOR, SUBSIDIARIES ANALYSIS</text:p>
      <text:p text:style-name="P19"># italian subsidiaries, before we have seen the performance of italian and foreign owners of italian</text:p>
      <text:p text:style-name="P19"># subsidiaries. Now we want to see the influence of being foreign-owned or domestic-owned to the #environmental performances of italian subsidiaries, so we still use only italian subsidiaries but we #need to create a relation between subsidiaries and their owners, and we will do it later on. Now we #start form a previous dataset to avoid get problems with previous choice in selecting certain firms, we #want to keep the process separated to avoid to inherit errors between indicators and when we spot #them we correct also the previous indicators</text:p>
      <text:p text:style-name="P19"/>
      <text:p text:style-name="P28"># It is fine to keep FirmsNace because we have just used it at the beginning in the geographical part and #we switched immediately to cities, so FirmsNace is like using Firms but with two important steps #avoided that save time (take out missing Nace and missing BvD ID). We have manipulated #FirmsCitiesrandom for the first indicator, now we manipulate this FirmsNace for the second one</text:p>
      <text:p text:style-name="P19"/>
      <text:p text:style-name="P19">FirmsNace &lt;- subset(FirmsNace, grepl("^IT", `Subsidiary - BvD ID number`))</text:p>
      <text:p text:style-name="P19"/>
      <text:p text:style-name="P19"># remove duplicate owners and their subsidiaries too, so we see there is already a necessary relation</text:p>
      <text:p text:style-name="P19">#between owners and their subsidiaries</text:p>
      <text:p text:style-name="P19"/>
      <text:p text:style-name="P19">duplicates &lt;- duplicated(FirmsNace$`BvD ID number`)</text:p>
      <text:p text:style-name="P19"/>
      <text:p text:style-name="P19"/>
      <text:p text:style-name="P19">rows_to_remove &lt;- logical(nrow(FirmsNace))</text:p>
      <text:p text:style-name="P19"/>
      <text:p text:style-name="P19"/>
      <text:p text:style-name="P19">for (i in seq_along(duplicates)) {</text:p>
      <text:p text:style-name="P19"><text:s text:c="2"/>if (duplicates[i]) {</text:p>
      <text:p text:style-name="P19"><text:s text:c="4"/># If it's a duplicate, mark the row and subsequent rows without a BvD ID number</text:p>
      <text:p text:style-name="P19"><text:s text:c="4"/>rows_to_remove[i:(i + sum(is.na(FirmsNace$`BvD ID number`[i:(length(duplicates))])))] &lt;- TRUE</text:p>
      <text:p text:style-name="P19"><text:s text:c="2"/>}</text:p>
      <text:p text:style-name="P19">}</text:p>
      <text:p text:style-name="P19"><text:soft-page-break/></text:p>
      <text:p text:style-name="P19"/>
      <text:p text:style-name="P19">FirmsNace &lt;- FirmsNace[!rows_to_remove, ]</text:p>
      <text:p text:style-name="P19"/>
      <text:p text:style-name="P19">remove(duplicates, rows_to_remove, true_count)</text:p>
      <text:p text:style-name="P19"/>
      <text:p text:style-name="P19"/>
      <text:p text:style-name="P19"># here we are going to see the percentage of ownership between owners and subsidiaries</text:p>
      <text:p text:style-name="P19"># we do not want to count minor shareholders as owners, also we need a unique owner</text:p>
      <text:p text:style-name="P19"># we could have used the guo (global ultimate owner) from the orbis dataset but it had many missing</text:p>
      <text:p text:style-name="P19"># so we keep the relation of owners and subsidiaries whenever we have either a direct participation of</text:p>
      <text:p text:style-name="P19"># more than 50% or a total relation of more than 50%</text:p>
      <text:p text:style-name="P19"># we do an or statement because sometime we have only one of these variables, even if total is always</text:p>
      <text:p text:style-name="P19"># larger than direct because total counts also indirect relations such as owners of owners</text:p>
      <text:p text:style-name="P19"/>
      <text:p text:style-name="P19">library(dplyr)</text:p>
      <text:p text:style-name="P19"/>
      <text:p text:style-name="P19">FirmsNace &lt;- FirmsNace %&gt;%</text:p>
      <text:p text:style-name="P19"><text:s text:c="2"/>filter(</text:p>
      <text:p text:style-name="P19"><text:s text:c="4"/>!(</text:p>
      <text:p text:style-name="P19"><text:s text:c="6"/>(is.na(`Subsidiary - Direct %`) | as.numeric(gsub("[^0-9.]", "", `Subsidiary - Direct %`)) &lt; 50) &amp;</text:p>
      <text:p text:style-name="P19"><text:s text:c="6"/>(is.na(`Subsidiary - Total %`) | as.numeric(gsub("[^0-9.]", "", `Subsidiary - Total %`)) &lt; 50)</text:p>
      <text:p text:style-name="P19"><text:s text:c="4"/>)</text:p>
      <text:p text:style-name="P19"><text:s text:c="2"/>)</text:p>
      <text:p text:style-name="P19"/>
      <text:p text:style-name="P19"/>
      <text:p text:style-name="P19">#match info subsidiaries Subs is the same dataset as before with the info of all the subsidiaries</text:p>
      <text:p text:style-name="P19"># that we have downloaded from Orbis</text:p>
      <text:p text:style-name="P19"/>
      <text:p text:style-name="P19">library(dplyr)</text:p>
      <text:p text:style-name="P19"/>
      <text:p text:style-name="P19">FirmsNace &lt;- FirmsNace %&gt;%</text:p>
      <text:p text:style-name="P19"><text:s text:c="2"/>left_join(Subs, by = c("Subsidiary - Name" = "Company name Latin alphabet"))</text:p>
      <text:p text:style-name="P19"/>
      <text:p text:style-name="P19"/>
      <text:p text:style-name="P19"/>
      <text:p text:style-name="P19"># column for owner's nations and city</text:p>
      <text:p text:style-name="P19"># we are attaching static values, which are other values that we missed from the first download</text:p>
      <text:p text:style-name="P19"># such as the sales for a certain firm. We merge them by bvd id number</text:p>
      <text:p text:style-name="P19"/>
      <text:p text:style-name="P19">Static_non_na &lt;- na.omit(Static$`BvD ID number`)</text:p>
      <text:p text:style-name="P19">FirmsNace_non_na &lt;- na.omit(FirmsNace$`BvD ID number`)</text:p>
      <text:p text:style-name="P19"/>
      <text:p text:style-name="P19">common_ids &lt;- intersect(Static_non_na, FirmsNace_non_na)</text:p>
      <text:p text:style-name="P19"/>
      <text:p text:style-name="P19">FirmsNace$`Company City` &lt;- NA</text:p>
      <text:p text:style-name="P19"/>
      <text:p text:style-name="P19">for (id in common_ids) {</text:p>
      <text:p text:style-name="P19"/>
      <text:p text:style-name="P19"><text:soft-page-break/><text:s text:c="2"/>static_indices &lt;- which(Static$`BvD ID number` == id)</text:p>
      <text:p text:style-name="P19"><text:s text:c="2"/></text:p>
      <text:p text:style-name="P19"/>
      <text:p text:style-name="P19"><text:s text:c="2"/>firmsnace_indices &lt;- which(FirmsNace$`BvD ID number` == id)</text:p>
      <text:p text:style-name="P19"><text:s text:c="2"/></text:p>
      <text:p text:style-name="P19"/>
      <text:p text:style-name="P19"><text:s text:c="2"/>if (length(static_indices) &gt; 0 &amp;&amp; length(firmsnace_indices) &gt; 0) {</text:p>
      <text:p text:style-name="P19"/>
      <text:p text:style-name="P19"><text:s text:c="4"/>FirmsNace$`Company City`[firmsnace_indices] &lt;- Static$`City\nLatin Alphabet`[static_indices]</text:p>
      <text:p text:style-name="P19"><text:s text:c="2"/>}</text:p>
      <text:p text:style-name="P19">}</text:p>
      <text:p text:style-name="P19"/>
      <text:p text:style-name="P19"/>
      <text:p text:style-name="P19"/>
      <text:p text:style-name="P19">remove(common_ids, firmsnace_indices, FirmsNace_non_na, static_indices, Static_non_na)</text:p>
      <text:p text:style-name="P19">remove(id)</text:p>
      <text:p text:style-name="P19"/>
      <text:p text:style-name="P19"># now we are attaching to the subsidiaries the owner’s state and city, so that we can do the #disaggregation between nuts 1 2 3 again and see the influence on subsidiaries to have a owner from a #certain nuts compared to another</text:p>
      <text:p text:style-name="P19"/>
      <text:p text:style-name="P19">FirmsNace$`owner state` &lt;- NA</text:p>
      <text:p text:style-name="P19">FirmsNace$`owner city` &lt;- NA</text:p>
      <text:p text:style-name="P19"/>
      <text:p text:style-name="P19">for (i in 1:nrow(FirmsNace)) {</text:p>
      <text:p text:style-name="P19"><text:s text:c="2"/># check if the current row has a non-missing BvD ID number</text:p>
      <text:p text:style-name="P19"><text:s text:c="2"/>if (!is.na(FirmsNace$`BvD ID number`[i])) {</text:p>
      <text:p text:style-name="P19"/>
      <text:p text:style-name="P19"><text:s text:c="4"/>owner_state &lt;- substr(FirmsNace$`BvD ID number`[i], 1, 2)</text:p>
      <text:p text:style-name="P19"><text:s text:c="4"/></text:p>
      <text:p text:style-name="P19"><text:s text:c="4"/># Assign the "owner state" to the current and subsequent rows with missing BvD ID number</text:p>
      <text:p text:style-name="P19"><text:s text:c="4"/>FirmsNace$`owner state`[i:nrow(FirmsNace)] &lt;- owner_state</text:p>
      <text:p text:style-name="P19"><text:s text:c="4"/></text:p>
      <text:p text:style-name="P19"><text:s text:c="4"/># Assign the "owner city" to the current and subsequent rows with missing BvD ID number</text:p>
      <text:p text:style-name="P19"><text:s text:c="4"/>FirmsNace$`owner city`[i:nrow(FirmsNace)] &lt;- FirmsNace$`Company City`[i]</text:p>
      <text:p text:style-name="P19"><text:s text:c="2"/>}</text:p>
      <text:p text:style-name="P19">}</text:p>
      <text:p text:style-name="P19"/>
      <text:p text:style-name="P19">###########</text:p>
      <text:p text:style-name="P19">#now match co2 sectoral italian with the subsidiaries sector</text:p>
      <text:p text:style-name="P28"># obviously you do this after you have run the fundamental exiobase section</text:p>
      <text:p text:style-name="P19"/>
      <text:p text:style-name="P19">subset_co2 &lt;- sector_to_nation_co2[sector_to_nation_co2$States == "IT", ]</text:p>
      <text:p text:style-name="P19"/>
      <text:p text:style-name="P19">FirmsNace$`Co2 emission subsidiaries` &lt;- NA</text:p>
      <text:p text:style-name="P19"/>
      <text:p text:style-name="P19"># we do the same matching as before between emission and sector, because we don’t need to change #anything since the sector and nation relation is the same, here as we see there is a .y in the end #because it is a the nace of subsidiaries that since it is matched with a previous dataset which had <text:soft-page-break/>#already a nace (but for owners) has a .y in the end to distinguish this that is a subsidiary nace from #the .x nace that is the owner nace and that now is not needed for us because we need environmental performance of subsidiaries</text:p>
      <text:p text:style-name="P19"/>
      <text:p text:style-name="P19">for (i in 1:nrow(FirmsNace)) {</text:p>
      <text:p text:style-name="P19"><text:s text:c="2"/>nace_code_FirmsNace &lt;- as.numeric(FirmsNace$`NACE Rev. 2, core code (4 digits).y`[i])</text:p>
      <text:p text:style-name="P19"/>
      <text:p text:style-name="P19"><text:s text:c="2"/>#atching rows in subset_co2</text:p>
      <text:p text:style-name="P19"><text:s text:c="2"/>match_rows &lt;- which(subset_co2$Numbers == nace_code_FirmsNace)</text:p>
      <text:p text:style-name="P19"/>
      <text:p text:style-name="P19"><text:s text:c="2"/>if (length(match_rows) &gt; 0) {</text:p>
      <text:p text:style-name="P19"><text:s text:c="4"/>FirmsNace$`Co2 emission subsidiaries`[i] &lt;- subset_co2$Co2[match_rows[1]]</text:p>
      <text:p text:style-name="P19"><text:s text:c="2"/>}</text:p>
      <text:p text:style-name="P19">}</text:p>
      <text:p text:style-name="P19"/>
      <text:p text:style-name="P19"/>
      <text:p text:style-name="P19">#create the exposure gap national for subsidiaries, later disaggregate</text:p>
      <text:p text:style-name="P19"># the idea is comparing the italian subsidiaries with foreign owners vs italian subsidiaries with italian owners</text:p>
      <text:p text:style-name="P19"># italians are at numerator, as always lower than one means that the italian owned pollute less</text:p>
      <text:p text:style-name="P19"># remember that we do not count the missing because we have rows from other sectors that we don't #consider now, in the sense that if there is a missing in any of the column that we need, like nace or city #that gives us all the other values, we just do not count them but for pollution sum but also at the #denominator for the sum of firms because we count just the firms that give us a pollution value to sum #at numerator</text:p>
      <text:p text:style-name="Standard"/>
      <text:p text:style-name="Standard"/>
      <text:p text:style-name="P19"># again we adjust the owner city and do the matchin as we did before</text:p>
      <text:p text:style-name="P19"># here we attach the owner city in lower case to firm nace</text:p>
      <text:p text:style-name="P19">FirmsNace$`owner city` &lt;- tolower(iconv(FirmsNace$`owner city`, to = "ASCII//TRANSLIT"))</text:p>
      <text:p text:style-name="P19"/>
      <text:p text:style-name="P19">remove(merged_data, subset_co2, denominator, denominator_count, i, exposure_gap_national, match_rows)</text:p>
      <text:p text:style-name="P19">remove(nace_code_FirmsNace, numerator, numerator_count, owner_state)</text:p>
      <text:p text:style-name="P19">remove(CityGdp, filtered_cities)</text:p>
      <text:p text:style-name="P19"/>
      <text:p text:style-name="P19"># we also take out accents with ascii translit and so now we can marge the owner city to the name clean</text:p>
      <text:p text:style-name="P19"># of the dataset cities that we have modifies before which will give us a matching necessary for the #following disaggregation</text:p>
      <text:p text:style-name="P19"/>
      <text:p text:style-name="P19">result &lt;- FirmsNace %&gt;%</text:p>
      <text:p text:style-name="P19"><text:s text:c="2"/>left_join(Cities, by = c("owner city" = "name_clean"))</text:p>
      <text:p text:style-name="P19"/>
      <text:p text:style-name="P19">FirmsNace &lt;- result</text:p>
      <text:p text:style-name="P19">remove(result)</text:p>
      <text:p text:style-name="P19"/>
      <text:p text:style-name="P19">library(dplyr)</text:p>
      <text:p text:style-name="P19"/>
      <text:p text:style-name="P19">italian_regions &lt;- italian_regions %&gt;%</text:p>
      <text:p text:style-name="P19"><text:soft-page-break/><text:s text:c="2"/>mutate(state_code = as.character(state_code))</text:p>
      <text:p text:style-name="P19"/>
      <text:p text:style-name="P19">result &lt;- FirmsNace %&gt;%</text:p>
      <text:p text:style-name="P19"><text:s text:c="2"/>left_join(italian_regions, by = c("state_code" = "state_code"))</text:p>
      <text:p text:style-name="P19"/>
      <text:p text:style-name="P19">FirmsNace &lt;- result</text:p>
      <text:p text:style-name="P19">remove(result)</text:p>
      <text:p text:style-name="P19"/>
      <text:p text:style-name="Standard"/>
      <text:p text:style-name="P19"/>
      <text:list text:continue-numbering="true" text:style-name="L1">
        <text:list-item>
          <text:list>
            <text:list-item>
              <text:list>
                <text:list-item>
                  <text:p text:style-name="P30">DATA MANIPULATION: <text:span text:style-name="T9">FOREIGN EXPORT (IND 3)</text:span></text:p>
                </text:list-item>
              </text:list>
            </text:list-item>
          </text:list>
        </text:list-item>
      </text:list>
      <text:p text:style-name="Standard"/>
      <text:p text:style-name="P19">NOW WITH THE THIRD INDICATOR HOW MUCH THE FOREIGN OWNERS EXPORT POLLUTION THROUGH ITALIAN SUBSIDIARIES</text:p>
      <text:p text:style-name="P19"/>
      <text:p text:style-name="P19"># we see which owners start with IT and which do not to see the owners relation</text:p>
      <text:p text:style-name="P19"># we need this to download the foreign subsidiaries too, as we said before we will get the bvd id for #subsidiaries and then download and add their info for our indicator</text:p>
      <text:p text:style-name="P19"/>
      <text:p text:style-name="P28"># again we need to come back to firms because this is a dataset specific to our need in this case, we</text:p>
      <text:p text:style-name="P28"># cannot use this for other indicator because we would lose important data and we need this filter</text:p>
      <text:p text:style-name="P28"># for this indicator to have just the ones that we care (foreign owners with italian subsidiaries)</text:p>
      <text:p text:style-name="P28"># same with the next indicator (italian owners with foreign and domestic subsidiaries</text:p>
      <text:p text:style-name="P19"/>
      <text:p text:style-name="P19">keep_rows &lt;- logical(nrow(Firms))</text:p>
      <text:p text:style-name="P19"/>
      <text:p text:style-name="P19"># initialize a flag to keep track of whether the current group starts with "IT"</text:p>
      <text:p text:style-name="P19">start_IT_group &lt;- FALSE</text:p>
      <text:p text:style-name="P19"/>
      <text:p text:style-name="P19">for (i in 1:nrow(Firms)) {</text:p>
      <text:p text:style-name="P19"><text:s text:c="2"/>bvd_id_number &lt;- Firms$`BvD ID number`[i]</text:p>
      <text:p text:style-name="P19"/>
      <text:p text:style-name="P19"><text:s text:c="2"/># Check if the current row starts with "IT"</text:p>
      <text:p text:style-name="P19"><text:s text:c="2"/>if (!is.na(bvd_id_number) &amp;&amp; !grepl("^IT", bvd_id_number)) {</text:p>
      <text:p text:style-name="P19"><text:s text:c="4"/>start_IT_group &lt;- TRUE</text:p>
      <text:p text:style-name="P19"><text:s text:c="2"/>}</text:p>
      <text:p text:style-name="P19"/>
      <text:p text:style-name="P19"><text:s text:c="2"/>keep_rows[i] &lt;- start_IT_group</text:p>
      <text:p text:style-name="P19"/>
      <text:p text:style-name="P19"><text:s text:c="2"/># if 'BvD ID number' is starting with "IT" or is missing, reset the flag</text:p>
      <text:p text:style-name="P19"><text:s text:c="2"/>if (!is.na(bvd_id_number) &amp;&amp; grepl("^IT", bvd_id_number)) {</text:p>
      <text:p text:style-name="P19"><text:s text:c="4"/>start_IT_group &lt;- FALSE</text:p>
      <text:p text:style-name="P19"><text:s text:c="2"/>}</text:p>
      <text:p text:style-name="P19">}</text:p>
      <text:p text:style-name="P19"/>
      <text:p text:style-name="P19">Firms_filtered &lt;- Firms[keep_rows, ]</text:p>
      <text:p text:style-name="P19"/>
      <text:p text:style-name="P19"/>
      <text:p text:style-name="P19"><text:soft-page-break/>Firms_filtered &lt;- Firms_filtered %&gt;%</text:p>
      <text:p text:style-name="P19"><text:s text:c="2"/>filter(is.na(`Country ISO code`) | `Country ISO code` != 'IT')</text:p>
      <text:p text:style-name="P19"/>
      <text:p text:style-name="P19">Firms_filtered &lt;- Firms_filtered[!(grepl("^IT", Firms_filtered$`BvD ID number`) &amp; !is.na(Firms_filtered$`BvD ID number`)), ]</text:p>
      <text:p text:style-name="P19"/>
      <text:p text:style-name="P19"/>
      <text:p text:style-name="P19">count_IT_rows_bvd &lt;- sum(!is.na(Firms_filtered$`BvD ID number`) &amp; grepl("^IT", Firms_filtered$`BvD ID number`))</text:p>
      <text:p text:style-name="P19"/>
      <text:p text:style-name="P19">cat("Number of rows with 'BvD ID number' starting with 'IT':", count_IT_rows_bvd, "\n")</text:p>
      <text:p text:style-name="P19"/>
      <text:p text:style-name="P19"/>
      <text:p text:style-name="P19"># add city subsidiary by using the previous database firmscities, no city owners because foreign</text:p>
      <text:p text:style-name="P19"/>
      <text:p text:style-name="P19">Firms_filtered$city_subsidiary &lt;- NA</text:p>
      <text:p text:style-name="P19"/>
      <text:p text:style-name="P19">match_rows &lt;- match(Firms_filtered$`Subsidiary - BvD ID number`, FirmsCities$`BvD ID number`)</text:p>
      <text:p text:style-name="P19"/>
      <text:p text:style-name="P19">non_missing_matches &lt;- !is.na(match_rows)</text:p>
      <text:p text:style-name="P19"/>
      <text:p text:style-name="P19">Firms_filtered$city_subsidiary[non_missing_matches] &lt;- FirmsCities$City_Lower[match_rows[non_missing_matches]]</text:p>
      <text:p text:style-name="P19"/>
      <text:p text:style-name="P19"/>
      <text:p text:style-name="P19"/>
      <text:p text:style-name="P19">Firms_filtered &lt;- Firms_filtered %&gt;%</text:p>
      <text:p text:style-name="P19"><text:s text:c="2"/>filter(</text:p>
      <text:p text:style-name="P19"><text:s text:c="4"/>!(</text:p>
      <text:p text:style-name="P19"><text:s text:c="6"/>(is.na(`Subsidiary - Direct %`) | as.numeric(gsub("[^0-9.]", "", `Subsidiary - Direct %`)) &lt; 50) &amp;</text:p>
      <text:p text:style-name="P19"><text:s text:c="6"/>(is.na(`Subsidiary - Total %`) | as.numeric(gsub("[^0-9.]", "", `Subsidiary - Total %`)) &lt; 50)</text:p>
      <text:p text:style-name="P19"><text:s text:c="4"/>)</text:p>
      <text:p text:style-name="P19"><text:s text:c="2"/>)</text:p>
      <text:p text:style-name="P19"/>
      <text:p text:style-name="P19">na_count &lt;- sum(is.na(Firms_filtered$`Subsidiary - Bvd ID number`))</text:p>
      <text:p text:style-name="P19"/>
      <text:p text:style-name="P19"/>
      <text:p text:style-name="P19"/>
      <text:p text:style-name="P19">subsidiary_bvd_id &lt;- Firms_filtered$`Subsidiary - BvD ID number`</text:p>
      <text:p text:style-name="P19"/>
      <text:p text:style-name="P19">write.csv(subsidiary_bvd_id, file = "Subsidiary_BvD_ID.csv", row.names = FALSE)</text:p>
      <text:p text:style-name="P19"/>
      <text:p text:style-name="P19"/>
      <text:p text:style-name="P19"/>
      <text:p text:style-name="P19">library(readxl)</text:p>
      <text:p text:style-name="P19">library(tidyverse)</text:p>
      <text:p text:style-name="P19"/>
      <text:p text:style-name="P19">path &lt;- "D:/Orbis/Subs"</text:p>
      <text:p text:style-name="P19">setwd(path)</text:p>
      <text:p text:style-name="P19"><text:soft-page-break/></text:p>
      <text:p text:style-name="P19">files &lt;- list.files(pattern = "\\.xlsx$")</text:p>
      <text:p text:style-name="P19"/>
      <text:p text:style-name="P19">fn.import &lt;- function(x) {</text:p>
      <text:p text:style-name="P19"><text:s text:c="2"/>df &lt;- read_excel(x, sheet = "Results")</text:p>
      <text:p text:style-name="P19"><text:s text:c="2"/>return(df)</text:p>
      <text:p text:style-name="P19">}</text:p>
      <text:p text:style-name="P19"/>
      <text:p text:style-name="P19">data_frame &lt;- lapply(files, fn.import)</text:p>
      <text:p text:style-name="P19"/>
      <text:p text:style-name="P19">data_frame &lt;- bind_rows(data_frame)</text:p>
      <text:p text:style-name="P19"/>
      <text:p text:style-name="P19">print(data_frame)</text:p>
      <text:p text:style-name="P19">Subs3 &lt;- data_frame</text:p>
      <text:p text:style-name="P19">remove(data_frame)</text:p>
      <text:p text:style-name="P19">remove(files, path, fn.import)</text:p>
      <text:p text:style-name="P19"/>
      <text:p text:style-name="P19"/>
      <text:p text:style-name="P19">Firms_filtered &lt;- Firms_filtered %&gt;%</text:p>
      <text:p text:style-name="P19"><text:s text:c="2"/>left_join(Subs2, by = c("Subsidiary - BvD ID number" = "BvD ID number"))</text:p>
      <text:p text:style-name="P19"/>
      <text:p text:style-name="P19"/>
      <text:p text:style-name="P19">Foreign2&lt;-Firms_filtered</text:p>
      <text:p text:style-name="P19"/>
      <text:p text:style-name="P19"># again keep kust the codes between 1000 and 3300 for which we have the matching, we can change #this</text:p>
      <text:p text:style-name="P19">Foreign2$NACE_numeric &lt;- as.numeric(Foreign2$`NACE Rev. 2, core code (4 digits).y`)</text:p>
      <text:p text:style-name="P19">Foreign2 &lt;- Foreign2 %&gt;%</text:p>
      <text:p text:style-name="P19"><text:s text:c="2"/>filter(!is.na(NACE_numeric) &amp; NACE_numeric &gt;= 1000 &amp; NACE_numeric &lt;= 3300)</text:p>
      <text:p text:style-name="P19"/>
      <text:p text:style-name="P19"/>
      <text:p text:style-name="P19"/>
      <text:p text:style-name="P19"># now we also match the pollution values for the new subs that are also foreign</text:p>
      <text:p text:style-name="P19"/>
      <text:p text:style-name="P19">library(dplyr)</text:p>
      <text:p text:style-name="P19"/>
      <text:p text:style-name="P19">Foreign2 &lt;- Foreign2 %&gt;%</text:p>
      <text:p text:style-name="P19"><text:s text:c="2"/>mutate(subsidiary_emission = NA)</text:p>
      <text:p text:style-name="P19"/>
      <text:p text:style-name="P19"># Loop through each row in Italy2 to fill subsidiary_emission</text:p>
      <text:p text:style-name="P19">for (i in 1:nrow(Foreign2)) {</text:p>
      <text:p text:style-name="P19"><text:s text:c="2"/>iso_code &lt;- Foreign2[i, "Country ISO code.y"]</text:p>
      <text:p text:style-name="P19"><text:s text:c="2"/>nace_code &lt;- Foreign2[i, "NACE Rev. 2, core code (4 digits).y"]</text:p>
      <text:p text:style-name="P19"><text:s text:c="2"/></text:p>
      <text:p text:style-name="P19"><text:s text:c="2"/># Find matching row in sector_to_nation_co2</text:p>
      <text:p text:style-name="P19"><text:s text:c="2"/>match_row &lt;- sector_to_nation_co2 %&gt;%</text:p>
      <text:p text:style-name="P19"><text:s text:c="4"/>filter(States == iso_code, Numbers == as.numeric(nace_code)) %&gt;%</text:p>
      <text:p text:style-name="P19"><text:s text:c="4"/>slice(1) <text:s/># Take the first match if multiple</text:p>
      <text:p text:style-name="P19"><text:s text:c="2"/></text:p>
      <text:p text:style-name="P19"><text:soft-page-break/><text:s text:c="2"/># Fill subsidiary_emission with Co2 value if match is found</text:p>
      <text:p text:style-name="P19"><text:s text:c="2"/>if (nrow(match_row) &gt; 0) {</text:p>
      <text:p text:style-name="P19"><text:s text:c="4"/>Foreign2[i, "subsidiary_emission"] &lt;- match_row$Co2</text:p>
      <text:p text:style-name="P19"><text:s text:c="2"/>}</text:p>
      <text:p text:style-name="P19">}</text:p>
      <text:p text:style-name="P19"/>
      <text:p text:style-name="P19"/>
      <text:p text:style-name="Standard"/>
      <text:p text:style-name="P19"/>
      <text:list text:continue-numbering="true" text:style-name="L1">
        <text:list-item>
          <text:list>
            <text:list-item>
              <text:list>
                <text:list-item>
                  <text:p text:style-name="P30">DATA MANIPULATION: <text:span text:style-name="T9">ITALY EXPORT (IND 4)</text:span></text:p>
                </text:list-item>
              </text:list>
            </text:list-item>
          </text:list>
        </text:list-item>
      </text:list>
      <text:p text:style-name="Standard"/>
      <text:p text:style-name="Standard"/>
      <text:p text:style-name="P19">NOW WITH THE FOURTH INDICATOR, HOW MUCH ITALIAN OWNERS EXPORT THEIR POLLUTION SO COMPARING THE ITALIAN SUBSIDIARIES VERSUS FOREIGN SUBSIDIARIES ALL OWNED BY ITALIANS</text:p>
      <text:p text:style-name="P19"/>
      <text:p text:style-name="P19"># ok as before we kept only the foreign owners and their subsidiaries now we keep the italian owners #and their subsidiaries. Remember that this iteration is necessary because we cannot just select out the #foreign owners because we would miss all their subsidiaries that follow and have a missing bvd id but #not subsidiary bvd id, so we need to create a relation between owners and subsidiaries and in this case #keep only the italian owners and the italian owned subsidaires</text:p>
      <text:p text:style-name="P19"/>
      <text:p text:style-name="P19">keep_rows &lt;- logical(nrow(Firms))</text:p>
      <text:p text:style-name="P19"/>
      <text:p text:style-name="P19"># initialize a flag to keep track of whether the current group starts with "IT"</text:p>
      <text:p text:style-name="P19">start_IT_group &lt;- FALSE</text:p>
      <text:p text:style-name="P19"/>
      <text:p text:style-name="P19">for (i in 1:nrow(Firms)) {</text:p>
      <text:p text:style-name="P19"><text:s text:c="2"/>bvd_id_number &lt;- Firms$`BvD ID number`[i]</text:p>
      <text:p text:style-name="P19"/>
      <text:p text:style-name="P19"><text:s text:c="2"/># Check if the current row starts with "IT"</text:p>
      <text:p text:style-name="P19"><text:s text:c="2"/>if (!is.na(bvd_id_number) &amp;&amp; grepl("^IT", bvd_id_number)) {</text:p>
      <text:p text:style-name="P19"><text:s text:c="4"/>start_IT_group &lt;- TRUE</text:p>
      <text:p text:style-name="P19"><text:s text:c="2"/>}</text:p>
      <text:p text:style-name="P19"/>
      <text:p text:style-name="P19"><text:s text:c="2"/>keep_rows[i] &lt;- start_IT_group</text:p>
      <text:p text:style-name="P19"/>
      <text:p text:style-name="P19"><text:s text:c="2"/># if 'BvD ID number' is not starting with "IT" and is not missing, reset the flag</text:p>
      <text:p text:style-name="P19"><text:s text:c="2"/>if (!is.na(bvd_id_number) &amp;&amp; !grepl("^IT", bvd_id_number)) {</text:p>
      <text:p text:style-name="P19"><text:s text:c="4"/>start_IT_group &lt;- FALSE</text:p>
      <text:p text:style-name="P19"><text:s text:c="2"/>}</text:p>
      <text:p text:style-name="P19">}</text:p>
      <text:p text:style-name="P19"/>
      <text:p text:style-name="P19">Firms_filtered &lt;- Firms[keep_rows, ]</text:p>
      <text:p text:style-name="P19"/>
      <text:p text:style-name="P19"/>
      <text:p text:style-name="P19"/>
      <text:p text:style-name="P19"/>
      <text:p text:style-name="P19"><text:soft-page-break/>##### now take out duplicates bvd</text:p>
      <text:p text:style-name="P19"/>
      <text:p text:style-name="P19">cat("duplicates not missing:", sum(duplicated(Firms_filtered$`BvD ID number`[!is.na(Firms_filtered$`BvD ID number`)])), "\n")</text:p>
      <text:p text:style-name="P19"/>
      <text:p text:style-name="P19">keep_rows &lt;- logical(nrow(Firms_filtered))</text:p>
      <text:p text:style-name="P19"/>
      <text:p text:style-name="P19">unique_bvd_ids &lt;- c()</text:p>
      <text:p text:style-name="P19"/>
      <text:p text:style-name="P19"># iterate through each row</text:p>
      <text:p text:style-name="P19">for (i in 1:nrow(Firms_filtered)) {</text:p>
      <text:p text:style-name="P19"><text:s text:c="2"/>bvd_id_number &lt;- Firms_filtered$`BvD ID number`[i]</text:p>
      <text:p text:style-name="P19"/>
      <text:p text:style-name="P19"><text:s text:c="2"/># Check if the BvD ID number is missing or not in the vector</text:p>
      <text:p text:style-name="P19"><text:s text:c="2"/>if (!is.na(bvd_id_number) &amp;&amp; !(bvd_id_number %in% unique_bvd_ids)) {</text:p>
      <text:p text:style-name="P19"><text:s text:c="4"/>unique_bvd_ids &lt;- c(unique_bvd_ids, bvd_id_number)</text:p>
      <text:p text:style-name="P19"><text:s text:c="2"/>}</text:p>
      <text:p text:style-name="P19"/>
      <text:p text:style-name="P19"><text:s text:c="2"/># Update the 'keep_rows' vector</text:p>
      <text:p text:style-name="P19"><text:s text:c="2"/>keep_rows[i] &lt;- !duplicated(bvd_id_number) || is.na(bvd_id_number)</text:p>
      <text:p text:style-name="P19">}</text:p>
      <text:p text:style-name="P19"/>
      <text:p text:style-name="P19"/>
      <text:p text:style-name="P19">Foreign2 &lt;- Firms_filtered[keep_rows, ]</text:p>
      <text:p text:style-name="P19"/>
      <text:p text:style-name="P19"/>
      <text:p text:style-name="P19"/>
      <text:p text:style-name="P19"/>
      <text:p text:style-name="P19"># add city owner by using the previous database firmscities, the subsidiary cities will be matched later</text:p>
      <text:p text:style-name="P19"/>
      <text:p text:style-name="P19">Italy2$city_owner &lt;- NA</text:p>
      <text:p text:style-name="P19"/>
      <text:p text:style-name="P19">match_rows &lt;- match(Italy2$`BvD ID number`, FirmsCities$`BvD ID number`)</text:p>
      <text:p text:style-name="P19"/>
      <text:p text:style-name="P19">non_missing_matches &lt;- !is.na(match_rows)</text:p>
      <text:p text:style-name="P19"/>
      <text:p text:style-name="P19">Italy2$city_owner[non_missing_matches] &lt;- FirmsCities$City_Lower[match_rows[non_missing_matches]]</text:p>
      <text:p text:style-name="P19"># ok now we shift our attention, the first 3 columns are not important only the subsidiaries</text:p>
      <text:p text:style-name="P19"># take out subsidiaries with missing bvd or that they have a participation share missing or below 50</text:p>
      <text:p text:style-name="P19"># to keep it is enough to be above 50 either in direct or total</text:p>
      <text:p text:style-name="P19"/>
      <text:p text:style-name="P19"/>
      <text:p text:style-name="P19">Italy2 &lt;- Italy2 %&gt;%</text:p>
      <text:p text:style-name="P19"><text:s text:c="2"/>filter(</text:p>
      <text:p text:style-name="P19"><text:s text:c="4"/>!(</text:p>
      <text:p text:style-name="P19"><text:s text:c="6"/>(is.na(`Subsidiary - Direct %`) | as.numeric(gsub("[^0-9.]", "", `Subsidiary - Direct %`)) &lt; 50) &amp;</text:p>
      <text:p text:style-name="P19"><text:s text:c="6"/>(is.na(`Subsidiary - Total %`) | as.numeric(gsub("[^0-9.]", "", `Subsidiary - Total %`)) &lt; 50)</text:p>
      <text:p text:style-name="P19"><text:s text:c="4"/>)</text:p>
      <text:p text:style-name="P19"><text:soft-page-break/><text:s text:c="2"/>)</text:p>
      <text:p text:style-name="P19"/>
      <text:p text:style-name="P19">na_count &lt;- sum(is.na(Italy2$`Subsidiary - Bvd ID number`))</text:p>
      <text:p text:style-name="P19"/>
      <text:p text:style-name="P19"/>
      <text:p text:style-name="P19">#download subsidiaries bvd id number to search for new informations on Orbis</text:p>
      <text:p text:style-name="P19"/>
      <text:p text:style-name="P19">subsidiary_bvd_id &lt;- Italy2$`Subsidiary - BvD ID number`</text:p>
      <text:p text:style-name="P19"/>
      <text:p text:style-name="P19">write.csv(subsidiary_bvd_id, file = "Subsidiary_BvD_ID.csv", row.names = FALSE)</text:p>
      <text:p text:style-name="P19"/>
      <text:p text:style-name="P19"/>
      <text:p text:style-name="P19"># see how many foreign firms to see if there are enough to compare with the italian ones</text:p>
      <text:p text:style-name="P19">library(dplyr)</text:p>
      <text:p text:style-name="P19"/>
      <text:p text:style-name="P19">non_italian_rows &lt;- Italy2 %&gt;%</text:p>
      <text:p text:style-name="P19"><text:s text:c="2"/>filter(!grepl("^IT", .[[5]], ignore.case = TRUE)) %&gt;%</text:p>
      <text:p text:style-name="P19"><text:s text:c="2"/>nrow()</text:p>
      <text:p text:style-name="P19"/>
      <text:p text:style-name="P19"># around 300k really good out of around 600k</text:p>
      <text:p text:style-name="P19"/>
      <text:p text:style-name="P19"/>
      <text:p text:style-name="P19">remove(current_firms)</text:p>
      <text:p text:style-name="P19">remove(other_firms)</text:p>
      <text:p text:style-name="P19">remove(bvd_id_number, i, keep_rows, match_rows, na_count, non_italian_count, non_italian_rows, non_missing_matches, start_IT_group)</text:p>
      <text:p text:style-name="P19">remove(match_row, subsidiary_bvd_id, unique_bvd_ids)</text:p>
      <text:p text:style-name="P19"/>
      <text:p text:style-name="P19"/>
      <text:p text:style-name="P19"># import them</text:p>
      <text:p text:style-name="P19"/>
      <text:p text:style-name="P19">library(readxl)</text:p>
      <text:p text:style-name="P19">library(tidyverse)</text:p>
      <text:p text:style-name="P19"/>
      <text:p text:style-name="P19">path &lt;- "D:/Orbis/Subs"</text:p>
      <text:p text:style-name="P19">setwd(path)</text:p>
      <text:p text:style-name="P19"/>
      <text:p text:style-name="P19">files &lt;- list.files(pattern = "\\.xlsx$")</text:p>
      <text:p text:style-name="P19"/>
      <text:p text:style-name="P19">fn.import &lt;- function(x) {</text:p>
      <text:p text:style-name="P19"><text:s text:c="2"/>df &lt;- read_excel(x, sheet = "Results")</text:p>
      <text:p text:style-name="P19"><text:s text:c="2"/>return(df)</text:p>
      <text:p text:style-name="P19">}</text:p>
      <text:p text:style-name="P19"/>
      <text:p text:style-name="P19">data_frame &lt;- lapply(files, fn.import)</text:p>
      <text:p text:style-name="P19"/>
      <text:p text:style-name="P19">data_frame &lt;- bind_rows(data_frame)</text:p>
      <text:p text:style-name="P19"/>
      <text:p text:style-name="P19">print(data_frame)</text:p>
      <text:p text:style-name="P19"><text:soft-page-break/>Subs2 &lt;- data_frame</text:p>
      <text:p text:style-name="P19">remove(data_frame)</text:p>
      <text:p text:style-name="P19">remove(files, path, fn.import)</text:p>
      <text:p text:style-name="P19"/>
      <text:p text:style-name="P19"/>
      <text:p text:style-name="P19"/>
      <text:p text:style-name="P19"># now join the info that you got from subsidiaries with the dataset</text:p>
      <text:p text:style-name="P19">#Italy2 &lt;- Italy2 %&gt;%</text:p>
      <text:p text:style-name="P19"># <text:s/>left_join(Subs2, by = c("Subsidiary - Name" = "Company name Latin alphabet"))</text:p>
      <text:p text:style-name="P19"/>
      <text:p text:style-name="P19"/>
      <text:p text:style-name="P19">Italy2 &lt;- Italy2 %&gt;%</text:p>
      <text:p text:style-name="P19"><text:s text:c="2"/>left_join(Subs2, by = c("Subsidiary - BvD ID number" = "BvD ID number"))</text:p>
      <text:p text:style-name="P19"/>
      <text:p text:style-name="P19"/>
      <text:p text:style-name="P19">#fill the city owners for all the other subsidiaries, so that we have every subsidiary related to the city owner</text:p>
      <text:p text:style-name="P19"># and not just the first one, the country iso code.x can be also filled but it would be all italy</text:p>
      <text:p text:style-name="P19"/>
      <text:p text:style-name="P19">library(zoo)</text:p>
      <text:p text:style-name="P19"/>
      <text:p text:style-name="P19">#fill missing values in 'city_owner' column with the last non-missing value</text:p>
      <text:p text:style-name="P19">Italy2$city_owner &lt;- na.locf(Italy2$city_owner)</text:p>
      <text:p text:style-name="P19"/>
      <text:p text:style-name="P19">#filter again for non italian owners</text:p>
      <text:p text:style-name="P19"/>
      <text:p text:style-name="P19">start_IT_group &lt;- FALSE</text:p>
      <text:p text:style-name="P19"/>
      <text:p text:style-name="P19">keep_rows &lt;- logical(nrow(Italy2))</text:p>
      <text:p text:style-name="P19"/>
      <text:p text:style-name="P19">for (i in 1:nrow(Italy2)) {</text:p>
      <text:p text:style-name="P19"><text:s text:c="2"/>country_iso_code &lt;- Italy2$`Country ISO code.x`[i]</text:p>
      <text:p text:style-name="P19"/>
      <text:p text:style-name="P19"><text:s text:c="2"/># Check if the current row has 'Country ISO code.x' equal to 'IT'</text:p>
      <text:p text:style-name="P19"><text:s text:c="2"/>if (!is.na(country_iso_code) &amp;&amp; country_iso_code == 'IT') {</text:p>
      <text:p text:style-name="P19"><text:s text:c="4"/>start_IT_group &lt;- TRUE</text:p>
      <text:p text:style-name="P19"><text:s text:c="2"/>}</text:p>
      <text:p text:style-name="P19"/>
      <text:p text:style-name="P19"><text:s text:c="2"/>keep_rows[i] &lt;- start_IT_group</text:p>
      <text:p text:style-name="P19"/>
      <text:p text:style-name="P19"><text:s text:c="2"/># If 'Country ISO code.x' is not equal to 'IT' and is not missing, reset the flag</text:p>
      <text:p text:style-name="P19"><text:s text:c="2"/>if (!is.na(country_iso_code) &amp;&amp; country_iso_code != 'IT') {</text:p>
      <text:p text:style-name="P19"><text:s text:c="4"/>start_IT_group &lt;- FALSE</text:p>
      <text:p text:style-name="P19"><text:s text:c="2"/>}</text:p>
      <text:p text:style-name="P19">}</text:p>
      <text:p text:style-name="P19"/>
      <text:p text:style-name="P19">Italy2_filtered &lt;- Italy2[keep_rows, ]</text:p>
      <text:p text:style-name="P19"/>
      <text:p text:style-name="P19"/>
      <text:p text:style-name="P19"><text:soft-page-break/>Italy2_filtered &lt;- Italy2_filtered %&gt;%</text:p>
      <text:p text:style-name="P19"><text:s text:c="2"/>filter(is.na(`Country ISO code.x`) | `Country ISO code.x` == 'IT')</text:p>
      <text:p text:style-name="P19"/>
      <text:p text:style-name="P19"/>
      <text:p text:style-name="P19">non_italian_rows &lt;- Italy2_filtered %&gt;%</text:p>
      <text:p text:style-name="P19"><text:s text:c="2"/>filter(!is.na(`BvD ID number`) &amp; !grepl("^IT", `BvD ID number`, ignore.case = TRUE))</text:p>
      <text:p text:style-name="P19"/>
      <text:p text:style-name="P19">cat("fine:", nrow(non_italian_rows), "\n")</text:p>
      <text:p text:style-name="P19">print(non_italian_rows)</text:p>
      <text:p text:style-name="P19"/>
      <text:p text:style-name="P19"/>
      <text:p text:style-name="P19">Italy2&lt;-Italy2_filtered</text:p>
      <text:p text:style-name="P19"/>
      <text:p text:style-name="P19"/>
      <text:p text:style-name="P19">remove(Italy2_filtered)</text:p>
      <text:p text:style-name="P19">remove(bvd_id_number, i, keep_rows, match_rows, na_count, non_italian_count, non_italian_rows, non_missing_matches, start_IT_group)</text:p>
      <text:p text:style-name="P19">remove(match_row, subsidiary_bvd_id, unique_bvd_ids)</text:p>
      <text:p text:style-name="P19">remove(country_iso_code)</text:p>
      <text:p text:style-name="P19"/>
      <text:p text:style-name="P19"/>
      <text:p text:style-name="P19"># reset &gt; Italy2&lt;-copy</text:p>
      <text:p text:style-name="P19"># take out subsidiaries that do not have nace between 1000 and 3300 (keep manufacuring to take out #financials)</text:p>
      <text:p text:style-name="P19"># no problem if they start with missing in the first 3 columns because it means that they were below an #italian</text:p>
      <text:p text:style-name="P19"># owner, because it works that way, subsidiaries below owners</text:p>
      <text:p text:style-name="P19"># it is not necessary to take out nace outside 1000 and 3300 because we attach co2 emission only to #those</text:p>
      <text:p text:style-name="P19"># but if you want to make it faster (make a copy before):</text:p>
      <text:p text:style-name="P19"/>
      <text:p text:style-name="P19">#Italy2$NACE_numeric &lt;- as.numeric(Italy2$`NACE Rev. 2, core code (4 digits).y`)</text:p>
      <text:p text:style-name="P19">#Italy2 &lt;- Italy2 %&gt;%</text:p>
      <text:p text:style-name="P19"># <text:s/>filter(!is.na(NACE_numeric) &amp; NACE_numeric &gt;= 1000 &amp; NACE_numeric &lt;= 3300)</text:p>
      <text:p text:style-name="P19"/>
      <text:p text:style-name="P19"># now we have nace and nationality of the subsidiaries (foreign and domestic) of italian owners</text:p>
      <text:p text:style-name="P19"># we attach pollution value for their sector + state</text:p>
      <text:p text:style-name="P19"/>
      <text:p text:style-name="P19">library(dplyr)</text:p>
      <text:p text:style-name="P19"/>
      <text:p text:style-name="P19">Italy2 &lt;- Italy2 %&gt;%</text:p>
      <text:p text:style-name="P19"><text:s text:c="2"/>mutate(subsidiary_emission = NA)</text:p>
      <text:p text:style-name="P19"/>
      <text:p text:style-name="P19"># Loop through each row in Italy2 to fill subsidiary_emission</text:p>
      <text:p text:style-name="P19">for (i in 1:nrow(Italy2)) {</text:p>
      <text:p text:style-name="P19"><text:s text:c="2"/>iso_code &lt;- Italy2[i, "Country ISO code.y"]</text:p>
      <text:p text:style-name="P19"><text:s text:c="2"/><text:span text:style-name="Car._20_predefinito_20_paragrafo"><text:span text:style-name="T8">nace_code &lt;- Italy2[i, "NACE Rev. 2, core code (4 digits).y"]</text:span></text:span></text:p>
      <text:p text:style-name="P23"><text:s text:c="2"/></text:p>
      <text:p text:style-name="P19"><text:span text:style-name="Car._20_predefinito_20_paragrafo"><text:span text:style-name="T8"><text:s text:c="2"/></text:span></text:span># Find matching row in sector_to_nation_co2</text:p>
      <text:p text:style-name="P19"><text:soft-page-break/><text:s text:c="2"/>match_row &lt;- sector_to_nation_co2 %&gt;%</text:p>
      <text:p text:style-name="P19"><text:s text:c="4"/>filter(States == iso_code, Numbers == as.numeric(nace_code)) %&gt;%</text:p>
      <text:p text:style-name="P19"><text:s text:c="4"/>slice(1) <text:s/># Take the first match if multiple</text:p>
      <text:p text:style-name="P19"><text:s text:c="2"/></text:p>
      <text:p text:style-name="P19"><text:s text:c="2"/># Fill subsidiary_emission with Co2 value if match is found</text:p>
      <text:p text:style-name="P19"><text:s text:c="2"/>if (nrow(match_row) &gt; 0) {</text:p>
      <text:p text:style-name="P19"><text:s text:c="4"/>Italy2[i, "subsidiary_emission"] &lt;- match_row$Co2</text:p>
      <text:p text:style-name="P19"><text:s text:c="2"/>}</text:p>
      <text:p text:style-name="P19">}</text:p>
      <text:p text:style-name="P19"/>
      <text:p text:style-name="P19"/>
      <text:p text:style-name="P19"/>
      <text:p text:style-name="P19"/>
      <text:p text:style-name="P19"/>
      <text:list text:continue-numbering="true" text:style-name="L1">
        <text:list-item>
          <text:p text:style-name="P24"/>
          <text:list>
            <text:list-item>
              <text:list>
                <text:list-item>
                  <text:p text:style-name="P30"><text:span text:style-name="T9">COMPUTATION</text:span>: OWNERSHIP <text:span text:style-name="T9">(IND 1)</text:span></text:p>
                </text:list-item>
              </text:list>
            </text:list-item>
          </text:list>
        </text:list-item>
      </text:list>
      <text:p text:style-name="P14"/>
      <text:p text:style-name="P26"># now we start with out with the first indicator the exposure gap for italian versus foreign owners of all the italian subsidiaries in our dataset</text:p>
      <text:p text:style-name="P26"/>
      <text:p text:style-name="P26"># we need it numeric because it was valued as character from the M matrix</text:p>
      <text:p text:style-name="P26"/>
      <text:p text:style-name="P26">FirmsCities_random$Co2_Emission_Air &lt;- as.numeric(FirmsCities_random$Co2_Emission_Air)</text:p>
      <text:p text:style-name="P26"/>
      <text:p text:style-name="P26">#at numerator we sum all the emission of all the owners that have a bvd id number that #start ,with IT so the pollution sum of italian ones</text:p>
      <text:p text:style-name="P26"/>
      <text:p text:style-name="P26">numerator &lt;- sum(FirmsCities_random$Co2_Emission_Air[grep("^IT", FirmsCities_random$`BvD ID number`)], na.rm = TRUE)</text:p>
      <text:p text:style-name="P26"/>
      <text:p text:style-name="P26"/>
      <text:p text:style-name="P26"># we count how many of them we have</text:p>
      <text:p text:style-name="P26"/>
      <text:p text:style-name="P26">numerator_count &lt;- sum(grepl("^IT", FirmsCities_random$`BvD ID number`))</text:p>
      <text:p text:style-name="P26"/>
      <text:p text:style-name="P26"># same thing at the denominator but we sum and count the non italian, so the ones which do not</text:p>
      <text:p text:style-name="P26"># start with IT</text:p>
      <text:p text:style-name="P26">denominator &lt;- sum(FirmsCities_random$Co2_Emission_Air[!grepl("^IT", FirmsCities_random$`BvD ID number`)], na.rm = TRUE)</text:p>
      <text:p text:style-name="P26"/>
      <text:p text:style-name="P26">denominator_count &lt;- sum(!grepl("^IT", FirmsCities_random$`BvD ID number`))</text:p>
      <text:p text:style-name="P26"/>
      <text:p text:style-name="P26">exposure_gap_national &lt;- numerator / numerator_count / (denominator / denominator_count)</text:p>
      <text:p text:style-name="P26"/>
      <text:p text:style-name="P26">print(exposure_gap_national)</text:p>
      <text:p text:style-name="P26">#&gt; print(exposure_gap_national)</text:p>
      <text:p text:style-name="P26">#[1] 0.763875</text:p>
      <text:p text:style-name="P26"><text:soft-page-break/># italian owners in less polluting sectors</text:p>
      <text:p text:style-name="P14"/>
      <text:p text:style-name="P14"/>
      <text:p text:style-name="P26"># ok let’s start with the same owner analysis for the macro region, same logic but with an #iteration</text:p>
      <text:p text:style-name="P26"/>
      <text:p text:style-name="P26"># again we need numeric for the same reason as before it would have been better to just put it as #numeric before the matching between M and orbis dataset, otherwise we have to do this as #numeric every time as I did</text:p>
      <text:p text:style-name="P26"/>
      <text:p text:style-name="P26">FirmsCities_random$Co2_Emission_Air &lt;- as.numeric(FirmsCities_random$Co2_Emission_Air)</text:p>
      <text:p text:style-name="P26"/>
      <text:p text:style-name="P26"># we need to create a list because we will go through all the macroregion, so starting from one #against the others and then go to the second region and do the same operation</text:p>
      <text:p text:style-name="P26"/>
      <text:p text:style-name="P26">exposure_gaps &lt;- list()</text:p>
      <text:p text:style-name="P26"/>
      <text:p text:style-name="P26"># we do the iteration that I was saying before, we have the unique macroregion because there is #the dataset italian region with all the macroregion related and we take just the unique ones so #the five macroregions and we do the exposure for each one against the others</text:p>
      <text:p text:style-name="P26"/>
      <text:p text:style-name="P26">for (current_macroregion in unique(italian_regions$macroregion)) {</text:p>
      <text:p text:style-name="P26"><text:s text:c="2"/></text:p>
      <text:p text:style-name="P26">#we select the current firms that are the firms in the macroregion that we are now in the iteration</text:p>
      <text:p text:style-name="P26"># which is our control group so for example nord ovest is our current macroregion in the iteration #so we will take just all the nord ovest region and put it here, remember that this relation is going #from city to region to macroregion because we did the matchings before, not because we are #using the nuts variable from orbis because in orbis they are missing</text:p>
      <text:p text:style-name="P26"/>
      <text:p text:style-name="P26"><text:s text:c="2"/>current_firms &lt;- FirmsCities_random[grep(current_macroregion, FirmsCities_random$`macroregion`), ]</text:p>
      <text:p text:style-name="P26"><text:s text:c="2"/></text:p>
      <text:p text:style-name="P26"># same thing as before summing pollution, dividing it by the number of firms from which we #have summed, in this way we have a relative sense of the pollution of the firms in this #macroregion</text:p>
      <text:p text:style-name="P26"/>
      <text:p text:style-name="P26"><text:s text:c="2"/>numerator &lt;- sum(current_firms$Co2_Emission_Air, na.rm = TRUE)</text:p>
      <text:p text:style-name="P26"><text:s text:c="2"/>numerator_count &lt;- sum(!is.na(current_firms$Co2_Emission_Air))</text:p>
      <text:p text:style-name="P26"><text:s text:c="2"/></text:p>
      <text:p text:style-name="P26"><text:s text:c="2"/>other_firms &lt;- FirmsCities_random[!grepl(current_macroregion, FirmsCities_random$`macroregion`), ]</text:p>
      <text:p text:style-name="P26"><text:s text:c="2"/>denominator &lt;- sum(other_firms$Co2_Emission_Air, na.rm = TRUE)</text:p>
      <text:p text:style-name="P26"><text:s text:c="2"/>denominator_count &lt;- sum(!is.na(other_firms$Co2_Emission_Air))</text:p>
      <text:p text:style-name="P26"><text:s text:c="2"/></text:p>
      <text:p text:style-name="P26"><text:s text:c="2"/>exposure_gap &lt;- numerator / numerator_count / (denominator / denominator_count)</text:p>
      <text:p text:style-name="P26"><text:s text:c="2"/></text:p>
      <text:p text:style-name="P26"><text:s text:c="2"/>exposure_gaps[[current_macroregion]] &lt;- exposure_gap</text:p>
      <text:p text:style-name="P26"><text:s text:c="2"/></text:p>
      <text:p text:style-name="P26"><text:soft-page-break/><text:s text:c="2"/>cat("Exposure gap for", current_macroregion, ":", exposure_gap, "\n")</text:p>
      <text:p text:style-name="P26">}</text:p>
      <text:p text:style-name="P26"/>
      <text:p text:style-name="P26"/>
      <text:p text:style-name="P26">exposure_gaps_macroreg &lt;- data.frame(Macroregion = names(exposure_gaps), ExposureGap = unlist(exposure_gaps))</text:p>
      <text:p text:style-name="P19"/>
      <text:p text:style-name="P19">#Exposure gap for Sud : 0.95835</text:p>
      <text:p text:style-name="P19">#Exposure gap for Nord-ovest : 1.055666</text:p>
      <text:p text:style-name="P19">#Exposure gap for Nord-est : 0.9526528</text:p>
      <text:p text:style-name="P19">#Exposure gap for Centro : 1.008891</text:p>
      <text:p text:style-name="P19">#Exposure gap for Isole : 1.035332</text:p>
      <text:p text:style-name="P19"/>
      <text:p text:style-name="P19"/>
      <text:p text:style-name="P19"/>
      <text:p text:style-name="P19"/>
      <text:p text:style-name="P26">### now with regions</text:p>
      <text:p text:style-name="P26"/>
      <text:p text:style-name="P26">FirmsCities_random$region &lt;- italian_regions$region[match(FirmsCities_random$state_code, italian_regions$state_code)]</text:p>
      <text:p text:style-name="P26"/>
      <text:p text:style-name="P26"/>
      <text:p text:style-name="P26">exposure_gaps_regions &lt;- list()</text:p>
      <text:p text:style-name="P26"/>
      <text:p text:style-name="P26">for (current_region in unique(italian_regions$region)) {</text:p>
      <text:p text:style-name="P26"><text:s text:c="2"/></text:p>
      <text:p text:style-name="P26"><text:s text:c="2"/>current_firms &lt;- FirmsCities_random[grep(current_region, FirmsCities_random$`region`), ]</text:p>
      <text:p text:style-name="P26"><text:s text:c="2"/></text:p>
      <text:p text:style-name="P26"><text:s text:c="2"/>numerator &lt;- sum(current_firms$Co2_Emission_Air, na.rm = TRUE)</text:p>
      <text:p text:style-name="P26"><text:s text:c="2"/>numerator_count &lt;- sum(!is.na(current_firms$Co2_Emission_Air))</text:p>
      <text:p text:style-name="P26"><text:s text:c="2"/></text:p>
      <text:p text:style-name="P26"><text:s text:c="2"/>other_firms &lt;- FirmsCities_random[!grepl(current_region, FirmsCities_random$`region`), ]</text:p>
      <text:p text:style-name="P26"><text:s text:c="2"/>denominator &lt;- sum(other_firms$Co2_Emission_Air, na.rm = TRUE)</text:p>
      <text:p text:style-name="P26"><text:s text:c="2"/>denominator_count &lt;- sum(!is.na(other_firms$Co2_Emission_Air))</text:p>
      <text:p text:style-name="P26"><text:s text:c="2"/></text:p>
      <text:p text:style-name="P26"><text:s text:c="2"/>exposure_gap &lt;- numerator / numerator_count / (denominator / denominator_count)</text:p>
      <text:p text:style-name="P26"><text:s text:c="2"/></text:p>
      <text:p text:style-name="P26"><text:s text:c="2"/>exposure_gaps_regions[[current_region]] &lt;- exposure_gap</text:p>
      <text:p text:style-name="P26"><text:s text:c="2"/></text:p>
      <text:p text:style-name="P26"><text:s text:c="2"/>cat("Exposure gap for", current_region, ":", exposure_gap, "\n")</text:p>
      <text:p text:style-name="P26">}</text:p>
      <text:p text:style-name="P26"/>
      <text:p text:style-name="P26"/>
      <text:p text:style-name="P26"># this Is just to put it in a dataframe for an easier handling</text:p>
      <text:p text:style-name="P26">exposure_gaps_reg &lt;- data.frame(region = names(exposure_gaps_regions), ExposureGap = unlist(exposure_gaps_regions))</text:p>
      <text:p text:style-name="P26"/>
      <text:p text:style-name="P19"/>
      <text:p text:style-name="P19">#Exposure gap for Abruzzo : 0.9494683</text:p>
      <text:p text:style-name="P19"><text:soft-page-break/>#Exposure gap for Aosta Valley : 0.9393871</text:p>
      <text:p text:style-name="P19">#Exposure gap for Apulia : 0.9428742</text:p>
      <text:p text:style-name="P19">#Exposure gap for Basilicata : 1.115462</text:p>
      <text:p text:style-name="P19">#Exposure gap for Calabria : 1.093992</text:p>
      <text:p text:style-name="P19">#Exposure gap for Campania : 0.9434932</text:p>
      <text:p text:style-name="P19">#Exposure gap for Emilia-Romagna : 0.9228685</text:p>
      <text:p text:style-name="P23">#Exposure gap for Friuli–Venezia Giulia : 0.9323065</text:p>
      <text:p text:style-name="P19">#Exposure gap for Lazio : 1.087727</text:p>
      <text:p text:style-name="P19">#Exposure gap for Liguria : 0.9780896</text:p>
      <text:p text:style-name="P19">#Exposure gap for Lombardy : 1.085415</text:p>
      <text:p text:style-name="P19">#Exposure gap for Marche : 0.9446607</text:p>
      <text:p text:style-name="P19">#Exposure gap for Molise : 1.020239</text:p>
      <text:p text:style-name="P19">#Exposure gap for Piedmont : 0.974415</text:p>
      <text:p text:style-name="P19">#Exposure gap for Sardinia : 1.077385</text:p>
      <text:p text:style-name="P19">#Exposure gap for Sicily : 1.017151</text:p>
      <text:p text:style-name="P19">#Exposure gap for Trentino-South Tyrol : 1.024975</text:p>
      <text:p text:style-name="P19">#Exposure gap for Tuscany : 0.9818233</text:p>
      <text:p text:style-name="P19">#Exposure gap for Umbria : 1.027505</text:p>
      <text:p text:style-name="P19">#Exposure gap for Veneto : 0.9999768</text:p>
      <text:p text:style-name="P19"/>
      <text:p text:style-name="P19"/>
      <text:p text:style-name="P19"/>
      <text:p text:style-name="P19"/>
      <text:p text:style-name="P19"/>
      <text:p text:style-name="P19"/>
      <text:p text:style-name="P26"># now with cities</text:p>
      <text:p text:style-name="P26"/>
      <text:p text:style-name="P26">exposure_gaps_cities &lt;- list()</text:p>
      <text:p text:style-name="P26"/>
      <text:p text:style-name="P26">for (current_city in unique(FirmsCities_random$City_Lower)) {</text:p>
      <text:p text:style-name="P26"><text:s text:c="2"/></text:p>
      <text:p text:style-name="P26"><text:s text:c="2"/>current_firms &lt;- FirmsCities_random[grep(current_city, FirmsCities_random$`City_Lower`), ]</text:p>
      <text:p text:style-name="P26"><text:s text:c="2"/></text:p>
      <text:p text:style-name="P26"><text:s text:c="2"/>numerator &lt;- sum(current_firms$Co2_Emission_Air, na.rm = TRUE)</text:p>
      <text:p text:style-name="P26"><text:s text:c="2"/>numerator_count &lt;- sum(!is.na(current_firms$Co2_Emission_Air))</text:p>
      <text:p text:style-name="P26"><text:s text:c="2"/></text:p>
      <text:p text:style-name="P26"><text:s text:c="2"/>other_firms &lt;- FirmsCities_random[!grepl(current_region, FirmsCities_random$`City_Lower`), ]</text:p>
      <text:p text:style-name="P26"><text:s text:c="2"/>denominator &lt;- sum(other_firms$Co2_Emission_Air, na.rm = TRUE)</text:p>
      <text:p text:style-name="P26"><text:s text:c="2"/>denominator_count &lt;- sum(!is.na(other_firms$Co2_Emission_Air))</text:p>
      <text:p text:style-name="P26"><text:s text:c="2"/></text:p>
      <text:p text:style-name="P26"><text:s text:c="2"/>exposure_gap &lt;- numerator / numerator_count / (denominator / denominator_count)</text:p>
      <text:p text:style-name="P26"><text:s text:c="2"/></text:p>
      <text:p text:style-name="P26"><text:s text:c="2"/>exposure_gaps_cities[[current_city]] &lt;- exposure_gap</text:p>
      <text:p text:style-name="P26"><text:s text:c="2"/></text:p>
      <text:p text:style-name="P26"><text:s text:c="2"/>cat("Exposure gap for", current_city, ":", exposure_gap, "\n")</text:p>
      <text:p text:style-name="P26">}</text:p>
      <text:p text:style-name="P26"/>
      <text:p text:style-name="P26"/>
      <text:p text:style-name="P26"><text:soft-page-break/>exposure_gaps_cit &lt;- data.frame(cities = names(exposure_gaps_cities), ExposureGap = unlist(exposure_gaps_cities))</text:p>
      <text:p text:style-name="P26"/>
      <text:p text:style-name="P26"/>
      <text:p text:style-name="P27"># <text:span text:style-name="T10">POST COMPUTATION CLEANING FEW LINES TO MAKE THE R ENVIRONMENT MORE #UNDERSTANDABLE AND TRACTABLE</text:span></text:p>
      <text:p text:style-name="P27"><text:span text:style-name="T10"># you can move all of this in a final section, however if you just run this section for this indicator</text:span></text:p>
      <text:p text:style-name="P27"><text:span text:style-name="T10"># it would be better to have the environment cleaned just for this specific indicator (do as you wish)</text:span></text:p>
      <text:p text:style-name="P27"><text:span text:style-name="T10"/></text:p>
      <text:p text:style-name="P19"># we can remove the exposure gap measures for cities that have less than 10 firms if we want to</text:p>
      <text:p text:style-name="P19"/>
      <text:p text:style-name="P19">city_counts &lt;- table(FirmsCities_random$City_Lower)</text:p>
      <text:p text:style-name="P19"/>
      <text:p text:style-name="P19">cities_to_remove &lt;- names(city_counts[city_counts &gt; 10])</text:p>
      <text:p text:style-name="P19">exposure_gaps_cit &lt;- exposure_gaps_cit[!exposure_gaps_cit$cities %in% cities_to_remove, ]</text:p>
      <text:p text:style-name="P19">print(exposure_gaps_cit)</text:p>
      <text:p text:style-name="P19"/>
      <text:p text:style-name="P19"># now general cleaning of a lot of variables that I have used and are not needed anymore, some of them #are not even present in the code because I have deleted their useless creation</text:p>
      <text:p text:style-name="P19"/>
      <text:p text:style-name="P19">remove(Balance_2011)</text:p>
      <text:p text:style-name="P19">remove(copy, copy2)</text:p>
      <text:p text:style-name="P19">remove(current_firms)</text:p>
      <text:p text:style-name="P19">sector_to_nation_co2 &lt;- data</text:p>
      <text:p text:style-name="P19">remove(data)</text:p>
      <text:p text:style-name="P19">remove(exposure_gaps_reg, exposure_gaps)</text:p>
      <text:p text:style-name="P19">remove(exposure_gaps_cities, exposure_gaps_regions)</text:p>
      <text:p text:style-name="P19">remove(exposure_gaps_macroreg)</text:p>
      <text:p text:style-name="P19">remove(other_firms)</text:p>
      <text:p text:style-name="P19">remove(current_city, current_macroregion, current_region)</text:p>
      <text:p text:style-name="P19">remove(denominator, denominator_count, numerator, numerator_count)</text:p>
      <text:p text:style-name="P19">remove(exposure_gap)</text:p>
      <text:p text:style-name="P19">remove(cities_to_remove, city_counts, exposure_gap_national, exposure_gap_ratioofratio, exposure_ratio)</text:p>
      <text:p text:style-name="P19"/>
      <text:p text:style-name="P19">#here I change their names so that the datasets are most recognizable</text:p>
      <text:p text:style-name="P19"># I do this because the name can be similar between indicators so it’s better to have all of those</text:p>
      <text:p text:style-name="P19"/>
      <text:p text:style-name="P19">exposure_gaps_macroreg_owners&lt;- exposure_gaps_macroreg</text:p>
      <text:p text:style-name="P19">remove(exposure_gaps_macroreg)</text:p>
      <text:p text:style-name="P19"/>
      <text:p text:style-name="P19">exposure_gaps_reg_owners&lt;- exposure_gaps_reg</text:p>
      <text:p text:style-name="P19">remove(exposure_gaps_reg)</text:p>
      <text:p text:style-name="P19"/>
      <text:p text:style-name="P19">exposure_gaps_city_owners&lt;- exposure_gaps_cit</text:p>
      <text:p text:style-name="P19">remove(exposure_gaps_cit)</text:p>
      <text:p text:style-name="P14"/>
      <text:p text:style-name="P14"/>
      <text:p text:style-name="P19"/>
      <text:list text:continue-numbering="true" text:style-name="L1">
        <text:list-item>
          <text:list>
            <text:list-item>
              <text:list>
                <text:list-item>
                  <text:p text:style-name="P30"><text:soft-page-break/><text:span text:style-name="T9">COMPUTATION</text:span>: <text:span text:style-name="T9">SUBSIDIARIES (IND 2)</text:span></text:p>
                </text:list-item>
              </text:list>
            </text:list-item>
          </text:list>
        </text:list-item>
      </text:list>
      <text:p text:style-name="P15"/>
      <text:p text:style-name="P26"># now with the national exposure gap, domestic owned italian subsidiaries co2 emission performance #vs foreign owned italian subsidiaries co2 emission performance</text:p>
      <text:p text:style-name="P26"/>
      <text:p text:style-name="P26">FirmsNace$`Co2 emission subsidiaries` &lt;- as.numeric(FirmsNace$`Co2 emission subsidiaries`)</text:p>
      <text:p text:style-name="P26"/>
      <text:p text:style-name="P26">numerator &lt;- sum(FirmsNace$`Co2 emission subsidiaries`[FirmsNace$`owner state` == "IT"], na.rm = TRUE)</text:p>
      <text:p text:style-name="P26"/>
      <text:p text:style-name="P26">numerator_count &lt;- sum(!is.na(FirmsNace$`Co2 emission subsidiaries`[FirmsNace$`owner state` == "IT"]))</text:p>
      <text:p text:style-name="P26"/>
      <text:p text:style-name="P26">denominator &lt;- sum(FirmsNace$`Co2 emission subsidiaries`[FirmsNace$`owner state` != "IT"], na.rm = TRUE)</text:p>
      <text:p text:style-name="P26"/>
      <text:p text:style-name="P26">denominator_count &lt;- sum(!is.na(FirmsNace$`Co2 emission subsidiaries`[FirmsNace$`owner state` != "IT"]))</text:p>
      <text:p text:style-name="P26"/>
      <text:p text:style-name="P26">exposure_gap_national &lt;- numerator / numerator_count / (denominator / denominator_count)</text:p>
      <text:p text:style-name="P26"/>
      <text:p text:style-name="P26">print(exposure_gap_national)</text:p>
      <text:p text:style-name="P19"/>
      <text:p text:style-name="P19"/>
      <text:p text:style-name="P19">#print(exposure_gap_national)</text:p>
      <text:p text:style-name="P19">#[1] 0.86715</text:p>
      <text:p text:style-name="P18"># italian subsidiaries domestically owned pollute less</text:p>
      <text:p text:style-name="P14"/>
      <text:p text:style-name="P26"># now macroregion, the code is the same as before just with the new variables so we go through the #owner macroregion but we sum the emission of the subsidiaries of that subsidiaries owned by owners #from that macroregion against the subsidiaries owned by the other macro region, and the same logic #for the other indicators at city and regional level</text:p>
      <text:p text:style-name="P26"/>
      <text:p text:style-name="P26">exposure_gaps_macro &lt;- list()</text:p>
      <text:p text:style-name="P26"/>
      <text:p text:style-name="P26">for (current_macroregion in unique(italian_regions$macroregion)) {</text:p>
      <text:p text:style-name="P26"><text:s text:c="2"/></text:p>
      <text:p text:style-name="P26"><text:s text:c="2"/>current_firms &lt;- FirmsNace[grep(current_macroregion, FirmsNace$`macroregion`), ]</text:p>
      <text:p text:style-name="P26"><text:s text:c="2"/>numerator &lt;- sum(current_firms$`Co2 emission subsidiaries`[current_firms$`owner state` == "IT"], na.rm = TRUE)</text:p>
      <text:p text:style-name="P26"><text:s text:c="2"/>numerator_count &lt;- sum(!is.na(current_firms$`Co2 emission subsidiaries`[current_firms$`owner state` == "IT"]))</text:p>
      <text:p text:style-name="P26"><text:s text:c="2"/></text:p>
      <text:p text:style-name="P26"><text:s text:c="2"/>other_firms &lt;- FirmsNace[!grepl(current_macroregion, FirmsNace$`macroregion`) &amp; FirmsNace$`owner state` == "IT", ]</text:p>
      <text:p text:style-name="P26"><text:s text:c="2"/>denominator &lt;- sum(other_firms$`Co2 emission subsidiaries`, na.rm = TRUE)</text:p>
      <text:p text:style-name="P26"><text:s text:c="2"/>denominator_count &lt;- sum(!is.na(other_firms$`Co2 emission subsidiaries`))</text:p>
      <text:p text:style-name="P26"><text:s text:c="2"/></text:p>
      <text:p text:style-name="P26"><text:soft-page-break/><text:s text:c="2"/>exposure_gap &lt;- (numerator / numerator_count) / (denominator / denominator_count)</text:p>
      <text:p text:style-name="P26"><text:s text:c="2"/></text:p>
      <text:p text:style-name="P26"><text:s text:c="2"/>exposure_gaps_macro[[current_macroregion]] &lt;- exposure_gap</text:p>
      <text:p text:style-name="P26"><text:s text:c="2"/></text:p>
      <text:p text:style-name="P26"><text:s text:c="2"/>cat("Exposure gap for", current_macroregion, ":", exposure_gap, "\n")</text:p>
      <text:p text:style-name="P26">}</text:p>
      <text:p text:style-name="P26"/>
      <text:p text:style-name="P26">exposure_gaps_macroreg &lt;- data.frame(Macroregion = names(exposure_gaps_macro), ExposureGap = unlist(exposure_gaps_macro))</text:p>
      <text:p text:style-name="P19"/>
      <text:p text:style-name="P19"/>
      <text:p text:style-name="P19"/>
      <text:p text:style-name="P19">#Exposure gap for Sud : 0.9533936</text:p>
      <text:p text:style-name="P19">#Exposure gap for Nord-ovest : 1.045669</text:p>
      <text:p text:style-name="P19">#Exposure gap for Nord-est : 0.945351</text:p>
      <text:p text:style-name="P19">#Exposure gap for Centro : 1.04094</text:p>
      <text:p text:style-name="P19">#Exposure gap for Isole : 0.9981246</text:p>
      <text:p text:style-name="P19"/>
      <text:p text:style-name="P19"/>
      <text:p text:style-name="P19">remove(current_macroregion, denominator_count, denominator, exposure_gap, numerator, numerator_count, total_denominator, total_denominator_count, total_numerator, total_numerator_count)</text:p>
      <text:p text:style-name="P19"/>
      <text:p text:style-name="P19"/>
      <text:p text:style-name="P19"/>
      <text:p text:style-name="P26">exposure_gaps_regions &lt;- list()</text:p>
      <text:p text:style-name="P26"/>
      <text:p text:style-name="P26">for (current_region in unique(italian_regions$region)) {</text:p>
      <text:p text:style-name="P26"><text:s text:c="2"/></text:p>
      <text:p text:style-name="P26"><text:s text:c="2"/>current_firms &lt;- FirmsNace[grep(current_region, FirmsNace$`region`), ]</text:p>
      <text:p text:style-name="P26"><text:s text:c="2"/></text:p>
      <text:p text:style-name="P26"><text:s text:c="2"/>numerator &lt;- sum(current_firms$`Co2 emission subsidiaries`[current_firms$`owner state` == "IT"], na.rm = TRUE)</text:p>
      <text:p text:style-name="P26"><text:s text:c="2"/>numerator_count &lt;- sum(!is.na(current_firms$`Co2 emission subsidiaries`[current_firms$`owner state` == "IT"]))</text:p>
      <text:p text:style-name="P26"><text:s text:c="2"/></text:p>
      <text:p text:style-name="P26"><text:s text:c="2"/>other_firms &lt;- FirmsNace[!grepl(current_region, FirmsNace$`region`), ]</text:p>
      <text:p text:style-name="P26"><text:s text:c="2"/>denominator &lt;- sum(other_firms$`Co2 emission subsidiaries`, na.rm = TRUE)</text:p>
      <text:p text:style-name="P26"><text:s text:c="2"/>denominator_count &lt;- sum(!is.na(other_firms$`Co2 emission subsidiaries`))</text:p>
      <text:p text:style-name="P26"><text:s text:c="2"/></text:p>
      <text:p text:style-name="P26"><text:s text:c="2"/>exposure_gap &lt;- numerator / numerator_count / (denominator / denominator_count)</text:p>
      <text:p text:style-name="P26"><text:s text:c="2"/></text:p>
      <text:p text:style-name="P26"><text:s text:c="2"/>exposure_gaps_regions[[current_region]] &lt;- exposure_gap</text:p>
      <text:p text:style-name="P26"><text:s text:c="2"/></text:p>
      <text:p text:style-name="P26"><text:s text:c="2"/>cat("Exposure gap for", current_region, ":", exposure_gap, "\n")</text:p>
      <text:p text:style-name="P26">}</text:p>
      <text:p text:style-name="P26"/>
      <text:p text:style-name="P26"/>
      <text:p text:style-name="P26"><text:soft-page-break/>exposure_gaps_reg &lt;- data.frame(region = names(exposure_gaps_regions), ExposureGap = unlist(exposure_gaps_regions))</text:p>
      <text:p text:style-name="P26"/>
      <text:p text:style-name="P26"/>
      <text:p text:style-name="P26"/>
      <text:p text:style-name="P19"/>
      <text:p text:style-name="P26"/>
      <text:p text:style-name="P26">exposure_gaps_city &lt;- list()</text:p>
      <text:p text:style-name="P26"/>
      <text:p text:style-name="P26">for (current_city in unique(FirmsNace$`owner city`)) {</text:p>
      <text:p text:style-name="P26"><text:s text:c="2"/></text:p>
      <text:p text:style-name="P26"><text:s text:c="2"/>current_firms &lt;- FirmsNace[grep(current_city, FirmsNace$`owner city`), ]</text:p>
      <text:p text:style-name="P26"><text:s text:c="2"/>numerator &lt;- sum(current_firms$`Co2 emission subsidiaries`[current_firms$`owner state` == "IT"], na.rm = TRUE)</text:p>
      <text:p text:style-name="P26"><text:s text:c="2"/>numerator_count &lt;- sum(!is.na(current_firms$`Co2 emission subsidiaries`[current_firms$`owner state` == "IT"]))</text:p>
      <text:p text:style-name="P26"><text:s text:c="2"/></text:p>
      <text:p text:style-name="P26"><text:s text:c="2"/>other_firms &lt;- FirmsNace[!grepl(current_city, FirmsNace$`owner city`) &amp; FirmsNace$`owner state` == "IT", ]</text:p>
      <text:p text:style-name="P26"><text:s text:c="2"/>denominator &lt;- sum(other_firms$`Co2 emission subsidiaries`, na.rm = TRUE)</text:p>
      <text:p text:style-name="P26"><text:s text:c="2"/>denominator_count &lt;- sum(!is.na(other_firms$`Co2 emission subsidiaries`))</text:p>
      <text:p text:style-name="P26"><text:s text:c="2"/></text:p>
      <text:p text:style-name="P26"><text:s text:c="2"/>exposure_gap &lt;- (numerator / numerator_count) / (denominator / denominator_count)</text:p>
      <text:p text:style-name="P26"><text:s text:c="2"/></text:p>
      <text:p text:style-name="P26"><text:s text:c="2"/>exposure_gaps_city[[current_city]] &lt;- exposure_gap</text:p>
      <text:p text:style-name="P26"><text:s text:c="2"/></text:p>
      <text:p text:style-name="P26"><text:s text:c="2"/>cat("Exposure gap for", current_city, ":", exposure_gap, "\n")</text:p>
      <text:p text:style-name="P26">}</text:p>
      <text:p text:style-name="P26"/>
      <text:p text:style-name="P26">exposure_gaps_city_df &lt;- data.frame(City = names(exposure_gaps_city), ExposureGap = unlist(exposure_gaps_city))</text:p>
      <text:p text:style-name="P26"/>
      <text:p text:style-name="P26"/>
      <text:p text:style-name="P26"/>
      <text:p text:style-name="P26"># we can do the same thing as the other code and remove the ones which have less than 20 cities, but we don't here</text:p>
      <text:p text:style-name="P26"/>
      <text:p text:style-name="P26">city_counts &lt;- table(FirmsNace$`owner city`[!is.na(FirmsNace$`Co2 emission subsidiaries`)])</text:p>
      <text:p text:style-name="P26"/>
      <text:p text:style-name="P26">cities_to_remove &lt;- names(city_counts[city_counts &gt; 10])</text:p>
      <text:p text:style-name="P26"/>
      <text:p text:style-name="P26">exposure_gaps_city_df &lt;- exposure_gaps_city_df[!exposure_gaps_city_df$City %in% cities_to_remove, ]</text:p>
      <text:p text:style-name="P26"/>
      <text:p text:style-name="P26">print(exposure_gaps_city_df)</text:p>
      <text:p text:style-name="P27"># <text:span text:style-name="T10">POST COMPUTATION CLEANING FEW LINES TO MAKE THE R ENVIRONMENT MORE #UNDERSTANDABLE AND TRACTABLE</text:span></text:p>
      <text:p text:style-name="P19"/>
      <text:p text:style-name="P19"><text:soft-page-break/>remove(current_macroregion, denominator, denominator_count, exposure_gap, numerator, numerator_count)</text:p>
      <text:p text:style-name="P19">remove(current_city, copy, copy1, copy2)</text:p>
      <text:p text:style-name="P19">remove(current_firms, exposure_gaps_macro)</text:p>
      <text:p text:style-name="P19">remove(other_firms)</text:p>
      <text:p text:style-name="P19"/>
      <text:p text:style-name="P19"/>
      <text:p text:style-name="P19"># other change in name and also change in format for the exposure gap city which was a list while</text:p>
      <text:p text:style-name="P19"># we need in dataset format</text:p>
      <text:p text:style-name="P19"/>
      <text:p text:style-name="P19">exposure_gaps_macroreg_subs&lt;- exposure_gaps_macroreg</text:p>
      <text:p text:style-name="P19">remove(exposure_gaps_macroreg)</text:p>
      <text:p text:style-name="P19"/>
      <text:p text:style-name="P19">exposure_gaps_reg_subs&lt;- exposure_gaps_reg</text:p>
      <text:p text:style-name="P19">remove(exposure_gaps_reg)</text:p>
      <text:p text:style-name="P19"/>
      <text:p text:style-name="P19">exposure_gaps_city_subs&lt;-exposure_gaps_city</text:p>
      <text:p text:style-name="P19">remove(exposure_gaps_city)</text:p>
      <text:p text:style-name="P19"/>
      <text:p text:style-name="P19"/>
      <text:p text:style-name="P19">df &lt;- data.frame(</text:p>
      <text:p text:style-name="P19"><text:s text:c="5"/>city = names(exposure_gaps_city_subs),</text:p>
      <text:p text:style-name="P19"><text:s text:c="5"/>value = unlist(exposure_gaps_city_subs),</text:p>
      <text:p text:style-name="P19"><text:s text:c="5"/>row.names = NULL</text:p>
      <text:p text:style-name="P19">)</text:p>
      <text:p text:style-name="P19"/>
      <text:p text:style-name="P19">exposure_gaps_city_subs&lt;- df</text:p>
      <text:p text:style-name="P26">remove(df)</text:p>
      <text:p text:style-name="P14"/>
      <text:p text:style-name="P14"/>
      <text:p text:style-name="P14"/>
      <text:p text:style-name="P19"/>
      <text:list text:continue-numbering="true" text:style-name="L1">
        <text:list-item>
          <text:list>
            <text:list-item>
              <text:list>
                <text:list-item>
                  <text:p text:style-name="P30"><text:span text:style-name="T9">COMPUTATION</text:span>: <text:span text:style-name="T9">FOREIGN EXPORT (IND 3)</text:span></text:p>
                </text:list-item>
              </text:list>
            </text:list-item>
          </text:list>
        </text:list-item>
      </text:list>
      <text:p text:style-name="P15"/>
      <text:p text:style-name="P19"/>
      <text:p text:style-name="P19"/>
      <text:p text:style-name="P19"/>
      <text:p text:style-name="P26"/>
      <text:p text:style-name="P26"># ready to compute the exposure gap, let's start with italian subsidiaries vs foreign (all these #subsidiaries are owned by foreigners, while before we have seen the italian subsidiaries owned #domestically or by foreigners now we are seeing the italian subsidiaries vs the foreign subsidiaries #with the common denominator of being foreign owned, In this way we see how much foreign owners #export in Italy their emission. Also we will disaggregate between subsidiaries in different region city #and macroregion but they will all be foreign owned, so we will see the difference of foreign owned #firms in different places to see how the foreign owned subsdiaries do inside italy)</text:p>
      <text:p text:style-name="P26"/>
      <text:p text:style-name="P26">copy&lt;-Foreign2</text:p>
      <text:p text:style-name="P26"><text:soft-page-break/></text:p>
      <text:p text:style-name="P26">Foreign2 &lt;- Foreign2[!is.na(Foreign2$subsidiary_emission), ]</text:p>
      <text:p text:style-name="P26"/>
      <text:p text:style-name="P26">Foreign2$subsidiary_emission &lt;- as.numeric(Foreign2$subsidiary_emission)</text:p>
      <text:p text:style-name="P26"/>
      <text:p text:style-name="P26"/>
      <text:p text:style-name="P26">numerator &lt;- sum(Foreign2$subsidiary_emission[grep("^IT", Foreign2$`Country ISO code.y`)], na.rm = TRUE)</text:p>
      <text:p text:style-name="P26"/>
      <text:p text:style-name="P26">numerator_count &lt;- sum(grepl("^IT", Foreign2$`Country ISO code.y`))</text:p>
      <text:p text:style-name="P26"/>
      <text:p text:style-name="P26">denominator &lt;- sum(Foreign2$subsidiary_emission[!grepl("^IT", Foreign2$`Country ISO code.y`)], na.rm = TRUE)</text:p>
      <text:p text:style-name="P26"/>
      <text:p text:style-name="P26">denominator_count &lt;- sum(!grepl("^IT", Foreign2$`Country ISO code.y`))</text:p>
      <text:p text:style-name="P26"/>
      <text:p text:style-name="P26">exposure_gap_uncontrolled_foreign &lt;- numerator / numerator_count / (denominator / denominator_count)</text:p>
      <text:p text:style-name="P26"/>
      <text:p text:style-name="P26">print(exposure_gap_uncontrolled_foreign)</text:p>
      <text:p text:style-name="P26"/>
      <text:p text:style-name="P19"/>
      <text:p text:style-name="P19">#&gt; [1] 0.7641015</text:p>
      <text:p text:style-name="P19">#foreign owned italian subsidiaries pollute less than the foreign subsidiaries which are foreign-owned</text:p>
      <text:p text:style-name="P19"/>
      <text:p text:style-name="P26"># now the one controlled for sales:</text:p>
      <text:p text:style-name="P26"/>
      <text:p text:style-name="P26">copy2 &lt;- Foreign2</text:p>
      <text:p text:style-name="P26"/>
      <text:p text:style-name="P26">Foreign2 &lt;- Foreign2[Foreign2$`Sales\nth USD 2019` != "n.a.", ]</text:p>
      <text:p text:style-name="P26">Foreign2$`Sales\nth USD 2019` &lt;- as.numeric(Foreign2$`Sales\nth USD 2019`)</text:p>
      <text:p text:style-name="P26"/>
      <text:p text:style-name="P26">#calculate the numerator by summing the product of subsidiary_emission and Sales</text:p>
      <text:p text:style-name="P26">numerator &lt;- sum(Foreign2$subsidiary_emission[grep("^IT", Foreign2$`Country ISO code.y`)], na.rm = TRUE)</text:p>
      <text:p text:style-name="P26">numerator_sales &lt;- numerator * sum(Foreign2$`Sales\nth USD 2019`[grep("^IT", Foreign2$`Country ISO code.y`)], na.rm = TRUE)</text:p>
      <text:p text:style-name="P26"/>
      <text:p text:style-name="P26">#calculate the denominator by summing the product of subsidiary_emission and Sales</text:p>
      <text:p text:style-name="P26">denominator &lt;- sum(Foreign2$subsidiary_emission[!grepl("^IT", Foreign2$`Country ISO code.y`)], na.rm = TRUE)</text:p>
      <text:p text:style-name="P26">denominator_sales &lt;- denominator * sum(Foreign2$`Sales\nth USD 2019`[!grepl("^IT", Foreign2$`Country ISO code.y`)], na.rm = TRUE)</text:p>
      <text:p text:style-name="P26"/>
      <text:p text:style-name="P26"># calculate the counts multiplied by the total sum of sales</text:p>
      <text:p text:style-name="P26">total_sales &lt;- sum(Foreign2$`Sales\nth USD 2019`, na.rm = TRUE)</text:p>
      <text:p text:style-name="P26">numerator_count &lt;- sum(grepl("^IT", Foreign2$`Country ISO code.y`)) * total_sales</text:p>
      <text:p text:style-name="P26">denominator_count &lt;- sum(!grepl("^IT", Foreign2$`Country ISO code.y`)) * total_sales</text:p>
      <text:p text:style-name="P26"/>
      <text:p text:style-name="P26"><text:soft-page-break/># calculate the exposure gap</text:p>
      <text:p text:style-name="P26">exposure_gap_foreign &lt;- numerator_sales / numerator_count / (denominator_sales / denominator_count)</text:p>
      <text:p text:style-name="P26"/>
      <text:p text:style-name="P26">print(exposure_gap_foreign)</text:p>
      <text:p text:style-name="P26"/>
      <text:p text:style-name="P19">#[1] 0.4575345</text:p>
      <text:p text:style-name="P19">#even less when considering lower sales</text:p>
      <text:p text:style-name="P19"/>
      <text:p text:style-name="P19"/>
      <text:p text:style-name="P19"/>
      <text:p text:style-name="P26"># add cities to see subsidiaries export of foreign owners between regions</text:p>
      <text:p text:style-name="P26"># we will see what are the macro, regions and provinces where foreigners export more pollution</text:p>
      <text:p text:style-name="P26"># in this sense we will concentrate only on italian subsidiaries controlled by foreigners</text:p>
      <text:p text:style-name="P26"/>
      <text:p text:style-name="P26">Foreign2&lt;-copy2</text:p>
      <text:p text:style-name="P26">Foreign2 &lt;- Foreign2[complete.cases(Foreign2$city_subsidiary), ]</text:p>
      <text:p text:style-name="P26">Foreign2 &lt;- Foreign2[Foreign2$`Country ISO code.y` == "IT", ]</text:p>
      <text:p text:style-name="P26"/>
      <text:p text:style-name="P26"/>
      <text:p text:style-name="P26">Foreign2 &lt;- Foreign2 %&gt;%</text:p>
      <text:p text:style-name="P26"><text:s text:c="2"/>left_join(Cities, by = c("city_subsidiary" = "name_clean"))</text:p>
      <text:p text:style-name="P26"/>
      <text:p text:style-name="P26">italian_regions &lt;- italian_regions %&gt;%</text:p>
      <text:p text:style-name="P26"><text:s text:c="2"/>mutate(state_code = as.character(state_code))</text:p>
      <text:p text:style-name="P26"/>
      <text:p text:style-name="P26">Foreign2 &lt;- Foreign2 %&gt;%</text:p>
      <text:p text:style-name="P26"><text:s text:c="2"/>left_join(italian_regions, by = c("state_code" = "state_code"))</text:p>
      <text:p text:style-name="P26"/>
      <text:p text:style-name="P26"/>
      <text:p text:style-name="P26">#now let's start macroregions, with subsidiaries macro region</text:p>
      <text:p text:style-name="P26"/>
      <text:p text:style-name="P26">copy2&lt;- Foreign2</text:p>
      <text:p text:style-name="P26"/>
      <text:p text:style-name="P26">exposure_gaps &lt;- list()</text:p>
      <text:p text:style-name="P26"/>
      <text:p text:style-name="P26">for (current_macroregion in unique(italian_regions$macroregion)) {</text:p>
      <text:p text:style-name="P26"><text:s text:c="2"/></text:p>
      <text:p text:style-name="P26"><text:s text:c="2"/>current_firms &lt;- Foreign2[grep(current_macroregion, Foreign2$`macroregion`), ]</text:p>
      <text:p text:style-name="P26"><text:s text:c="2"/></text:p>
      <text:p text:style-name="P26"><text:s text:c="2"/>numerator &lt;- sum(current_firms$subsidiary_emission, na.rm = TRUE)</text:p>
      <text:p text:style-name="P26"><text:s text:c="2"/>numerator_count &lt;- sum(!is.na(current_firms$subsidiary_emission))</text:p>
      <text:p text:style-name="P26"><text:s text:c="2"/></text:p>
      <text:p text:style-name="P26"><text:s text:c="2"/>other_firms &lt;- Foreign2[!grepl(current_macroregion, Foreign2$`macroregion`), ]</text:p>
      <text:p text:style-name="P26"><text:s text:c="2"/>denominator &lt;- sum(other_firms$subsidiary_emission, na.rm = TRUE)</text:p>
      <text:p text:style-name="P26"><text:s text:c="2"/>denominator_count &lt;- sum(!is.na(other_firms$subsidiary_emission))</text:p>
      <text:p text:style-name="P26"><text:s text:c="2"/></text:p>
      <text:p text:style-name="P26"><text:s text:c="2"/>exposure_gap &lt;- numerator / numerator_count / (denominator / denominator_count)</text:p>
      <text:p text:style-name="P26"><text:s text:c="2"/></text:p>
      <text:p text:style-name="P26"><text:soft-page-break/><text:s text:c="2"/>exposure_gaps[[current_macroregion]] &lt;- exposure_gap</text:p>
      <text:p text:style-name="P26"><text:s text:c="2"/></text:p>
      <text:p text:style-name="P26"><text:s text:c="2"/>cat("Exposure gap for", current_macroregion, ":", exposure_gap, "\n")</text:p>
      <text:p text:style-name="P26">}</text:p>
      <text:p text:style-name="P26"/>
      <text:p text:style-name="P26">exposure_gaps_macroreg_foreign &lt;- data.frame(Macroregion = names(exposure_gaps), ExposureGap = unlist(exposure_gaps))</text:p>
      <text:p text:style-name="P26"/>
      <text:p text:style-name="P26"/>
      <text:p text:style-name="P26"/>
      <text:p text:style-name="P26">#now controlled for sales</text:p>
      <text:p text:style-name="P26"/>
      <text:p text:style-name="P26"/>
      <text:p text:style-name="P26">exposure_gaps &lt;- list()</text:p>
      <text:p text:style-name="P26"/>
      <text:p text:style-name="P26">for (current_macroregion in unique(italian_regions$macroregion)) {</text:p>
      <text:p text:style-name="P26"><text:s text:c="2"/></text:p>
      <text:p text:style-name="P26"><text:s text:c="2"/>current_firms &lt;- Foreign2[grep(current_macroregion, Foreign2$`macroregion`), ]</text:p>
      <text:p text:style-name="P26"><text:s text:c="2"/></text:p>
      <text:p text:style-name="P26"><text:s text:c="2"/>numerator &lt;- sum(current_firms$subsidiary_emission * current_firms$`Sales\nth USD 2019`, na.rm = TRUE)</text:p>
      <text:p text:style-name="P26"><text:s text:c="2"/>numerator_count &lt;- sum(!is.na(current_firms$subsidiary_emission))</text:p>
      <text:p text:style-name="P26"><text:s text:c="2"/></text:p>
      <text:p text:style-name="P26"><text:s text:c="2"/>other_firms &lt;- Foreign2[!grepl(current_macroregion, Foreign2$`macroregion`), ]</text:p>
      <text:p text:style-name="P26"><text:s text:c="2"/>denominator &lt;- sum(other_firms$subsidiary_emission * other_firms$`Sales\nth USD 2019`, na.rm = TRUE)</text:p>
      <text:p text:style-name="P26"><text:s text:c="2"/>denominator_count &lt;- sum(!is.na(other_firms$subsidiary_emission))</text:p>
      <text:p text:style-name="P26"><text:s text:c="2"/></text:p>
      <text:p text:style-name="P26"><text:s text:c="2"/>exposure_gap &lt;- numerator / numerator_count / (denominator / denominator_count)</text:p>
      <text:p text:style-name="P26"><text:s text:c="2"/></text:p>
      <text:p text:style-name="P26"><text:s text:c="2"/>exposure_gaps[[current_macroregion]] &lt;- exposure_gap</text:p>
      <text:p text:style-name="P26"><text:s text:c="2"/></text:p>
      <text:p text:style-name="P26"><text:s text:c="2"/>cat("Exposure gap for", current_macroregion, ":", exposure_gap, "\n")</text:p>
      <text:p text:style-name="P26">}</text:p>
      <text:p text:style-name="P26"/>
      <text:p text:style-name="P26">exposure_gaps_macroreg_foreign_sales &lt;- data.frame(Macroregion = names(exposure_gaps), ExposureGap = unlist(exposure_gaps))</text:p>
      <text:p text:style-name="P26"/>
      <text:p text:style-name="P26"/>
      <text:p text:style-name="P26"/>
      <text:p text:style-name="P26"/>
      <text:p text:style-name="P26">#now regions</text:p>
      <text:p text:style-name="P26"/>
      <text:p text:style-name="P26">exposure_gaps_regions &lt;- list()</text:p>
      <text:p text:style-name="P26"/>
      <text:p text:style-name="P26">for (current_region in unique(italian_regions$region)) {</text:p>
      <text:p text:style-name="P26"><text:s text:c="2"/></text:p>
      <text:p text:style-name="P26"><text:s text:c="2"/>current_firms &lt;- Foreign2[grep(current_region, Foreign2$`region`), ]</text:p>
      <text:p text:style-name="P26"><text:s text:c="2"/></text:p>
      <text:p text:style-name="P26"><text:soft-page-break/><text:s text:c="2"/>numerator &lt;- sum(current_firms$subsidiary_emission, na.rm = TRUE)</text:p>
      <text:p text:style-name="P26"><text:s text:c="2"/>numerator_count &lt;- sum(!is.na(current_firms$subsidiary_emission))</text:p>
      <text:p text:style-name="P26"><text:s text:c="2"/></text:p>
      <text:p text:style-name="P26"><text:s text:c="2"/>other_firms &lt;- Foreign2[!grepl(current_region, Foreign2$`region`), ]</text:p>
      <text:p text:style-name="P26"><text:s text:c="2"/></text:p>
      <text:p text:style-name="P26"><text:s text:c="2"/>denominator &lt;- sum(other_firms$subsidiary_emission, na.rm = TRUE)</text:p>
      <text:p text:style-name="P26"><text:s text:c="2"/>denominator_count &lt;- sum(!is.na(other_firms$subsidiary_emission))</text:p>
      <text:p text:style-name="P26"><text:s text:c="2"/></text:p>
      <text:p text:style-name="P26"><text:s text:c="2"/>exposure_gap &lt;- numerator / numerator_count / (denominator / denominator_count)</text:p>
      <text:p text:style-name="P26"><text:s text:c="2"/></text:p>
      <text:p text:style-name="P26"><text:s text:c="2"/>exposure_gaps_regions[[current_region]] &lt;- exposure_gap</text:p>
      <text:p text:style-name="P26"><text:s text:c="2"/></text:p>
      <text:p text:style-name="P26"><text:s text:c="2"/>cat("Exposure gap for", current_region, ":", exposure_gap, "\n")</text:p>
      <text:p text:style-name="P26">}</text:p>
      <text:p text:style-name="P26"/>
      <text:p text:style-name="P26">exposure_gaps_reg_foreign &lt;- data.frame(region = names(exposure_gaps_regions), ExposureGap = unlist(exposure_gaps_regions))</text:p>
      <text:p text:style-name="P26"/>
      <text:p text:style-name="P26"/>
      <text:p text:style-name="P26">#now for sales</text:p>
      <text:p text:style-name="P26"/>
      <text:p text:style-name="P26"/>
      <text:p text:style-name="P26">exposure_gaps_regions &lt;- list()</text:p>
      <text:p text:style-name="P26"/>
      <text:p text:style-name="P26">for (current_region in unique(italian_regions$region)) {</text:p>
      <text:p text:style-name="P26"><text:s text:c="2"/></text:p>
      <text:p text:style-name="P26"><text:s text:c="2"/>current_firms &lt;- Foreign2[grep(current_region, Foreign2$`region`), ]</text:p>
      <text:p text:style-name="P26"><text:s text:c="2"/></text:p>
      <text:p text:style-name="P26"><text:s text:c="2"/>numerator &lt;- sum(current_firms$subsidiary_emission * current_firms$`Sales\nth USD 2019`, na.rm = TRUE)</text:p>
      <text:p text:style-name="P26"><text:s text:c="2"/>numerator_count &lt;- sum(!is.na(current_firms$subsidiary_emission))</text:p>
      <text:p text:style-name="P26"><text:s text:c="2"/></text:p>
      <text:p text:style-name="P26"><text:s text:c="2"/>other_firms &lt;- Foreign2[!grepl(current_region, Foreign2$`region`), ]</text:p>
      <text:p text:style-name="P26"><text:s text:c="2"/></text:p>
      <text:p text:style-name="P26"><text:s text:c="2"/>denominator &lt;- sum(other_firms$subsidiary_emission * other_firms$`Sales\nth USD 2019`, na.rm = TRUE)</text:p>
      <text:p text:style-name="P26"><text:s text:c="2"/>denominator_count &lt;- sum(!is.na(other_firms$subsidiary_emission))</text:p>
      <text:p text:style-name="P26"><text:s text:c="2"/></text:p>
      <text:p text:style-name="P26"><text:s text:c="2"/>exposure_gap &lt;- numerator / numerator_count / (denominator / denominator_count)</text:p>
      <text:p text:style-name="P26"><text:s text:c="2"/></text:p>
      <text:p text:style-name="P26"><text:s text:c="2"/>exposure_gaps_regions[[current_region]] &lt;- exposure_gap</text:p>
      <text:p text:style-name="P26"><text:s text:c="2"/></text:p>
      <text:p text:style-name="P26"><text:s text:c="2"/>cat("Exposure gap for", current_region, ":", exposure_gap, "\n")</text:p>
      <text:p text:style-name="P26">}</text:p>
      <text:p text:style-name="P26"/>
      <text:p text:style-name="P26">exposure_gaps_reg_foreign_sales &lt;- data.frame(region = names(exposure_gaps_regions), ExposureGap = unlist(exposure_gaps_regions))</text:p>
      <text:p text:style-name="P26"/>
      <text:p text:style-name="P26"/>
      <text:p text:style-name="P26"><text:soft-page-break/></text:p>
      <text:p text:style-name="P26"/>
      <text:p text:style-name="P26">#now with cities</text:p>
      <text:p text:style-name="P26"/>
      <text:p text:style-name="P26"/>
      <text:p text:style-name="P26">exposure_gaps_cities &lt;- list()</text:p>
      <text:p text:style-name="P26"/>
      <text:p text:style-name="P26">for (current_city in unique(Foreign2$city_subsidiary)) {</text:p>
      <text:p text:style-name="P26"><text:s text:c="2"/></text:p>
      <text:p text:style-name="P26"><text:s text:c="2"/>current_firms &lt;- Foreign2[grep(current_city, Foreign2$city_subsidiary), ]</text:p>
      <text:p text:style-name="P26"><text:s text:c="2"/></text:p>
      <text:p text:style-name="P26"><text:s text:c="2"/>numerator &lt;- sum(current_firms$subsidiary_emission, na.rm = TRUE)</text:p>
      <text:p text:style-name="P26"><text:s text:c="2"/>numerator_count &lt;- sum(!is.na(current_firms$subsidiary_emission))</text:p>
      <text:p text:style-name="P26"><text:s text:c="2"/></text:p>
      <text:p text:style-name="P26"><text:s text:c="2"/>other_firms &lt;- Foreign2[!grepl(current_city, Foreign2$city_subsidiary), ]</text:p>
      <text:p text:style-name="P26"><text:s text:c="2"/>denominator &lt;- sum(other_firms$subsidiary_emission, na.rm = TRUE)</text:p>
      <text:p text:style-name="P26"><text:s text:c="2"/>denominator_count &lt;- sum(!is.na(other_firms$subsidiary_emission))</text:p>
      <text:p text:style-name="P26"><text:s text:c="2"/></text:p>
      <text:p text:style-name="P26"><text:s text:c="2"/>exposure_gap &lt;- numerator / numerator_count / (denominator / denominator_count)</text:p>
      <text:p text:style-name="P26"><text:s text:c="2"/></text:p>
      <text:p text:style-name="P26"><text:s text:c="2"/>exposure_gaps_cities[[current_city]] &lt;- exposure_gap</text:p>
      <text:p text:style-name="P26"><text:s text:c="2"/></text:p>
      <text:p text:style-name="P26"><text:s text:c="2"/>cat("Exposure gap for", current_city, ":", exposure_gap, "\n")</text:p>
      <text:p text:style-name="P26">}</text:p>
      <text:p text:style-name="P26"/>
      <text:p text:style-name="P26">exposure_gaps_cit_foreign &lt;- data.frame(cities = names(exposure_gaps_cities), ExposureGap = unlist(exposure_gaps_cities))</text:p>
      <text:p text:style-name="P26"/>
      <text:p text:style-name="P26"/>
      <text:p text:style-name="P26"/>
      <text:p text:style-name="P26"/>
      <text:p text:style-name="P26"/>
      <text:p text:style-name="P26"/>
      <text:p text:style-name="P26"># now with sales</text:p>
      <text:p text:style-name="P26"/>
      <text:p text:style-name="P26">exposure_gaps_cities &lt;- list()</text:p>
      <text:p text:style-name="P26"/>
      <text:p text:style-name="P26">for (current_city in unique(Foreign2$city_subsidiary)) {</text:p>
      <text:p text:style-name="P26"><text:s text:c="2"/></text:p>
      <text:p text:style-name="P26"><text:s text:c="2"/>current_firms &lt;- Foreign2[grep(current_city, Foreign2$city_subsidiary), ]</text:p>
      <text:p text:style-name="P26"><text:s text:c="2"/></text:p>
      <text:p text:style-name="P26"><text:s text:c="2"/>numerator &lt;- sum(current_firms$subsidiary_emission * current_firms$`Sales\nth USD 2019`, na.rm = TRUE)</text:p>
      <text:p text:style-name="P26"><text:s text:c="2"/>numerator_count &lt;- sum(!is.na(current_firms$subsidiary_emission))</text:p>
      <text:p text:style-name="P26"><text:s text:c="2"/></text:p>
      <text:p text:style-name="P26"><text:s text:c="2"/>other_firms &lt;- Foreign2[!grepl(current_city, Foreign2$city_subsidiary), ]</text:p>
      <text:p text:style-name="P26"><text:s text:c="2"/>denominator &lt;- sum(other_firms$subsidiary_emission * other_firms$`Sales\nth USD 2019`, na.rm = TRUE)</text:p>
      <text:p text:style-name="P26"><text:s text:c="2"/>denominator_count &lt;- sum(!is.na(other_firms$subsidiary_emission))</text:p>
      <text:p text:style-name="P26"><text:soft-page-break/><text:s text:c="2"/></text:p>
      <text:p text:style-name="P26"><text:s text:c="2"/>exposure_gap &lt;- numerator / numerator_count / (denominator / denominator_count)</text:p>
      <text:p text:style-name="P26"><text:s text:c="2"/></text:p>
      <text:p text:style-name="P26"><text:s text:c="2"/>exposure_gaps_cities[[current_city]] &lt;- exposure_gap</text:p>
      <text:p text:style-name="P26"><text:s text:c="2"/></text:p>
      <text:p text:style-name="P26"><text:s text:c="2"/>cat("Exposure gap for", current_city, ":", exposure_gap, "\n")</text:p>
      <text:p text:style-name="P26">}</text:p>
      <text:p text:style-name="P26"/>
      <text:p text:style-name="P26">exposure_gaps_cit_foreign_sales &lt;- data.frame(cities = names(exposure_gaps_cities), ExposureGap = unlist(exposure_gaps_cities))</text:p>
      <text:p text:style-name="P26"/>
      <text:p text:style-name="P19"># cleaning the working space <text:span text:style-name="T9">(same logic as before is better to have this together with the indicator but #you can put all of these few lines in a final chapter cleaning for all)</text:span></text:p>
      <text:p text:style-name="P19"/>
      <text:p text:style-name="P19">remove(other_firms)</text:p>
      <text:p text:style-name="P19">remove(current_city, current_macroregion, current_region)</text:p>
      <text:p text:style-name="P19">remove(denominator, denominator_count, numerator, numerator_count)</text:p>
      <text:p text:style-name="P19">remove(numerator_count2, numerator_sales, numerator_sales2, numerator2, start_IT_group, start_non_IT_group, subsidiary_bvd_id, total_sales, unique_bvd_ids)</text:p>
      <text:p text:style-name="P19">remove(non_missing_matches, nace_code, na_count, match_rows, keep_rows, keep_rows_non_IT, iso_code, i, denominator2, denominator_count2, denominator_sales, denominator_sales2, count_IT_rows, count_IT_rows_bvd, column_11_value, bvd_id_number)</text:p>
      <text:p text:style-name="P19">remove(copy, copy2, current_firms)</text:p>
      <text:p text:style-name="P19">remove(exposure_gaps, exposure_gaps_regions_uncontrolled, exposure_gaps_regions, exposure_gaps_macro_uncontrolled, exposure_gaps_macro, exposure_gaps_city, exposure_gaps_cities)</text:p>
      <text:p text:style-name="P19">remove(Firms_filtered)</text:p>
      <text:p text:style-name="P19">remove(match_row, merged_data)</text:p>
      <text:p text:style-name="P19">remove(Subs, Subs3)</text:p>
      <text:p text:style-name="P19">remove(city_names)</text:p>
      <text:p text:style-name="P19">remove(exposure_gap, exposure_gaps)</text:p>
      <text:p text:style-name="P19"/>
      <text:p text:style-name="P19"/>
      <text:p text:style-name="P18"/>
      <text:p text:style-name="P18"/>
      <text:p text:style-name="P18"/>
      <text:p text:style-name="P18"/>
      <text:p text:style-name="P14"/>
      <text:p text:style-name="Standard"/>
      <text:list text:continue-numbering="true" text:style-name="L1">
        <text:list-item>
          <text:list>
            <text:list-item>
              <text:list>
                <text:list-item>
                  <text:p text:style-name="P30"><text:span text:style-name="T9">COMPUTATION</text:span>: <text:span text:style-name="T9">ITALY EXPORT (IND 4)</text:span></text:p>
                </text:list-item>
              </text:list>
            </text:list-item>
          </text:list>
        </text:list-item>
      </text:list>
      <text:p text:style-name="Standard"/>
      <text:p text:style-name="P14"/>
      <text:p text:style-name="P14"># ready to compute the exposure gap, let's start with national. Here we have the comparison between #foreign subsidiaries and domestic subsidiaries all italian owned</text:p>
      <text:p text:style-name="P14">copy&lt;-Italy2</text:p>
      <text:p text:style-name="P14"/>
      <text:p text:style-name="P14">Italy2 &lt;- Italy2[!is.na(Italy2$subsidiary_emission), ]</text:p>
      <text:p text:style-name="P14"/>
      <text:p text:style-name="P14"><text:soft-page-break/>Italy2$subsidiary_emission &lt;- as.numeric(Italy2$subsidiary_emission)</text:p>
      <text:p text:style-name="P14"/>
      <text:p text:style-name="P14"/>
      <text:p text:style-name="P14">numerator &lt;- sum(Italy2$subsidiary_emission[grep("^IT", Italy2$`Country ISO code.y`)], na.rm = TRUE)</text:p>
      <text:p text:style-name="P14"/>
      <text:p text:style-name="P14">numerator_count &lt;- sum(grepl("^IT", Italy2$`Country ISO code.y`))</text:p>
      <text:p text:style-name="P14"/>
      <text:p text:style-name="P14">denominator &lt;- sum(Italy2$subsidiary_emission[!grepl("^IT", Italy2$`Country ISO code.y`)], na.rm = TRUE)</text:p>
      <text:p text:style-name="P14"/>
      <text:p text:style-name="P14">denominator_count &lt;- sum(!grepl("^IT", Italy2$`Country ISO code.y`))</text:p>
      <text:p text:style-name="P14"/>
      <text:p text:style-name="P14">exposure_gap_national_uncontrolled &lt;- numerator / numerator_count / (denominator / denominator_count)</text:p>
      <text:p text:style-name="P14"/>
      <text:p text:style-name="P14">print(exposure_gap_national_uncontrolled)</text:p>
      <text:p text:style-name="P14"/>
      <text:p text:style-name="P14"/>
      <text:p text:style-name="P14">#&gt; print(exposure_gap_national)</text:p>
      <text:p text:style-name="P14">#[1] 0.630465</text:p>
      <text:p text:style-name="P14"/>
      <text:p text:style-name="P14">#foreign subsidiaries pollute a lot more, but it is ok because as we know foreign firms sectors pollute more in general</text:p>
      <text:p text:style-name="P14">#ok let's now multiply by sales to see the magnitude of the export</text:p>
      <text:p text:style-name="P14"/>
      <text:p text:style-name="P14">copy2&lt;-Italy2</text:p>
      <text:p text:style-name="P14">Italy2 &lt;- Italy2[Italy2$`Sales\nth USD 2019` != "n.a.", ]</text:p>
      <text:p text:style-name="P14">Italy2$`Sales\nth USD 2019` &lt;- as.numeric(Italy2$`Sales\nth USD 2019`)</text:p>
      <text:p text:style-name="P14"/>
      <text:p text:style-name="P14"># calculate the numerator by summing the product of subsidiary_emission and Sales</text:p>
      <text:p text:style-name="P14">numerator &lt;- sum(Italy2$subsidiary_emission[grep("^IT", Italy2$`Country ISO code.y`)], na.rm = TRUE)</text:p>
      <text:p text:style-name="P14">numerator_sales &lt;- numerator * sum(Italy2$`Sales\nth USD 2019`[grep("^IT", Italy2$`Country ISO code.y`)], na.rm = TRUE)</text:p>
      <text:p text:style-name="P14"/>
      <text:p text:style-name="P14"># calculate the denominator by summing the product of subsidiary_emission and Sales</text:p>
      <text:p text:style-name="P14">denominator &lt;- sum(Italy2$subsidiary_emission[!grepl("^IT", Italy2$`Country ISO code.y`)], na.rm = TRUE)</text:p>
      <text:p text:style-name="P14">denominator_sales &lt;- denominator * sum(Italy2$`Sales\nth USD 2019`[!grepl("^IT", Italy2$`Country ISO code.y`)], na.rm = TRUE)</text:p>
      <text:p text:style-name="P14"/>
      <text:p text:style-name="P14"># calculate the counts multiplied by the total sum of sales</text:p>
      <text:p text:style-name="P14">total_sales &lt;- sum(Italy2$`Sales\nth USD 2019`, na.rm = TRUE)</text:p>
      <text:p text:style-name="P14">numerator_count &lt;- sum(grepl("^IT", Italy2$`Country ISO code.y`)) * total_sales</text:p>
      <text:p text:style-name="P14">denominator_count &lt;- sum(!grepl("^IT", Italy2$`Country ISO code.y`)) * total_sales</text:p>
      <text:p text:style-name="P14"/>
      <text:p text:style-name="P14"># calculate the exposure gap</text:p>
      <text:p text:style-name="P14"><text:soft-page-break/>exposure_gap_national &lt;- numerator_sales / numerator_count / (denominator_sales / denominator_count)</text:p>
      <text:p text:style-name="P14"/>
      <text:p text:style-name="P14">print(exposure_gap_national)</text:p>
      <text:p text:style-name="P14">#[1] 1.572769</text:p>
      <text:p text:style-name="P14"/>
      <text:p text:style-name="Standard"/>
      <text:p text:style-name="Standard">#let's see this exposure gap but multiplied by sales</text:p>
      <text:p text:style-name="Standard">#bigger because italian subsidiaries sell more than foreign subsidiaries, so they pollute more in absolute #sense</text:p>
      <text:p text:style-name="Standard">#therefore there is a relative export of pollution, in the sense that foreign subsidiaries operate in more</text:p>
      <text:p text:style-name="Standard"># polluting sectors. However italian subsidiaries sell more than foreign subsidiaries, so their absolute</text:p>
      <text:p text:style-name="Standard"># impact is bigger. Having seen this we will now stop controlling for sales and we will just see what</text:p>
      <text:p text:style-name="Standard"># macro,region and provinces export more of their pollution in the sense that their subsidiaries operate #in</text:p>
      <text:p text:style-name="Standard"># more polluting sectors. Or we can take into account both, but in this sense we would need to use two #datasets</text:p>
      <text:p text:style-name="Standard"># one that takes out the na sales and one that does not since we don't need them</text:p>
      <text:p text:style-name="Standard"># we can also say that it is a relative relation because the subsidiaries near the owner will be also bigger #because they are easier to monitor while the foreign ones optimal dimension could be lower</text:p>
      <text:p text:style-name="Standard"># again let’s recreate the relation between city region and macroregion we have to do this everytime</text:p>
      <text:p text:style-name="Standard"># because we restart from the original dataset but we also use some intermediate datasets that wr have #created in the meantime</text:p>
      <text:p text:style-name="Standard"/>
      <text:p text:style-name="Standard"/>
      <text:p text:style-name="P28"># I need this small data manipulation because like before I keep sometimes changes that I have made</text:p>
      <text:p text:style-name="P28"># for one indicator separated from the others, it is just few lines</text:p>
      <text:p text:style-name="Standard"/>
      <text:p text:style-name="P28">Italy2 &lt;- copy2</text:p>
      <text:p text:style-name="P19"/>
      <text:p text:style-name="P19">Italy2 &lt;- Italy2 %&gt;%</text:p>
      <text:p text:style-name="P19"><text:s text:c="2"/>left_join(Cities, by = c("city_owner" = "name_clean"))</text:p>
      <text:p text:style-name="P19"/>
      <text:p text:style-name="P19">italian_regions &lt;- italian_regions %&gt;%</text:p>
      <text:p text:style-name="P19"><text:s text:c="2"/>mutate(state_code = as.character(state_code))</text:p>
      <text:p text:style-name="P19"/>
      <text:p text:style-name="P19">Italy2 &lt;- Italy2 %&gt;%</text:p>
      <text:p text:style-name="P19"><text:s text:c="2"/>left_join(italian_regions, by = c("state_code" = "state_code"))</text:p>
      <text:p text:style-name="P19"/>
      <text:p text:style-name="Standard"/>
      <text:p text:style-name="Standard"/>
      <text:p text:style-name="Standard"/>
      <text:p text:style-name="Standard"/>
      <text:p text:style-name="P14">#for the macro region we confront how much compared to others the owners of a certain italian macro #region</text:p>
      <text:p text:style-name="P14">#export their emission</text:p>
      <text:p text:style-name="P14"># in this sense we go in every macroregion, which is matched by city owner because we care about the #owner</text:p>
      <text:p text:style-name="P14"><text:soft-page-break/># and then we see for those subsidiaries owned by that macroregion owners how much their foreign #subsidiaries</text:p>
      <text:p text:style-name="P14"># operate in sectors which are more or less polluting than their domestic onese (which can be in all i#taly)</text:p>
      <text:p text:style-name="P14"># this is because subsidiaries city is something that we have already seen by comparing their #performances</text:p>
      <text:p text:style-name="P14"># to foreign and domestic owned subsidiaries. Otherwise it would just be an insightless comparison of #subsidiaries</text:p>
      <text:p text:style-name="P14"># in different regions. Same reasoning will be applied later on, therefore we will have sicilian owners #and how</text:p>
      <text:p text:style-name="P14"># much they export emission and so on until we reach city level</text:p>
      <text:p text:style-name="P14"/>
      <text:p text:style-name="P14">Italy2&lt;-copy2</text:p>
      <text:p text:style-name="P14"/>
      <text:p text:style-name="P14"/>
      <text:p text:style-name="P14">exposure_gaps_macro_uncontrolled &lt;- list()</text:p>
      <text:p text:style-name="P14"/>
      <text:p text:style-name="P14">for (current_macroregion in unique(italian_regions$macroregion)) {</text:p>
      <text:p text:style-name="P14"><text:s text:c="2"/></text:p>
      <text:p text:style-name="P14"><text:s text:c="2"/>current_firms &lt;- Italy2[grep(current_macroregion, Italy2$`macroregion`), ]</text:p>
      <text:p text:style-name="P14"><text:s text:c="2"/>numerator &lt;- sum(current_firms$`subsidiary_emission`[current_firms$`Country ISO code.y` == "IT"], na.rm = TRUE)</text:p>
      <text:p text:style-name="P14"><text:s text:c="2"/>numerator_count &lt;- sum(!is.na(current_firms$`subsidiary_emission`[current_firms$`Country ISO code.y` == "IT"]))</text:p>
      <text:p text:style-name="P14"><text:s text:c="2"/>denominator2 &lt;- sum(current_firms$`subsidiary_emission`[current_firms$`Country ISO code.y` != "IT"], na.rm = TRUE)</text:p>
      <text:p text:style-name="P14"><text:s text:c="2"/>denominator_count2 &lt;- sum(!is.na(current_firms$`subsidiary_emission`[current_firms$`Country ISO code.y` != "IT"]))</text:p>
      <text:p text:style-name="P14"/>
      <text:p text:style-name="P14"><text:s text:c="2"/>other_firms &lt;- Italy2[!grepl(current_macroregion, Italy2$`macroregion`), ] <text:s/># Added missing comma here</text:p>
      <text:p text:style-name="P14"><text:s text:c="2"/>numerator2 &lt;- sum(other_firms$`subsidiary_emission`[other_firms$`Country ISO code.y` == "IT"], na.rm = TRUE)</text:p>
      <text:p text:style-name="P14"><text:s text:c="2"/>numerator_count2 &lt;- sum(!is.na(other_firms$`subsidiary_emission`[other_firms$`Country ISO code.y` == "IT"]))</text:p>
      <text:p text:style-name="P14"><text:s text:c="2"/>denominator &lt;- sum(other_firms$`subsidiary_emission`[other_firms$`Country ISO code.y` != "IT"], na.rm = TRUE)</text:p>
      <text:p text:style-name="P14"><text:s text:c="2"/>denominator_count &lt;- sum(!is.na(other_firms$`subsidiary_emission`[other_firms$`Country ISO code.y` != "IT"]))</text:p>
      <text:p text:style-name="P14"/>
      <text:p text:style-name="P14"><text:s text:c="2"/>exposure_gap &lt;- ((numerator / numerator_count) / (denominator2 / denominator_count2)) / ((numerator2 / numerator_count2) / (denominator / denominator_count ))</text:p>
      <text:p text:style-name="P14"><text:s text:c="2"/></text:p>
      <text:p text:style-name="P14"><text:s text:c="2"/>exposure_gaps_macro_uncontrolled[[current_macroregion]] &lt;- exposure_gap <text:s/></text:p>
      <text:p text:style-name="P14"><text:s text:c="2"/>cat("Exposure gap for", current_macroregion, ":", exposure_gap, "\n")</text:p>
      <text:p text:style-name="P14">}</text:p>
      <text:p text:style-name="P14"/>
      <text:p text:style-name="P14"><text:soft-page-break/>exposure_gaps_macroreg_uncontrolled &lt;- data.frame(Macroregion = names(exposure_gaps_macro_uncontrolled), ExposureGap = unlist(exposure_gaps_macro_uncontrolled))</text:p>
      <text:p text:style-name="P14"/>
      <text:p text:style-name="Standard"/>
      <text:p text:style-name="Standard">#Exposure gap for Sud : 1.116202</text:p>
      <text:p text:style-name="Standard">#Exposure gap for Nord-ovest : 0.943956</text:p>
      <text:p text:style-name="Standard">#Exposure gap for Nord-est : 0.9026015</text:p>
      <text:p text:style-name="Standard">#Exposure gap for Centro : 1.404509</text:p>
      <text:p text:style-name="Standard">#Exposure gap for Isole : 1.406604</text:p>
      <text:p text:style-name="Standard"/>
      <text:p text:style-name="P14">#now control for sales but first backup for later</text:p>
      <text:p text:style-name="P14"/>
      <text:p text:style-name="P14">copy2&lt;-Italy2</text:p>
      <text:p text:style-name="P14">Italy2 &lt;- Italy2[Italy2$`Sales\nth USD 2019` != "n.a.", ]</text:p>
      <text:p text:style-name="P14">Italy2$`Sales\nth USD 2019` &lt;- as.numeric(Italy2$`Sales\nth USD 2019`)</text:p>
      <text:p text:style-name="P14"/>
      <text:p text:style-name="P14"/>
      <text:p text:style-name="P14"/>
      <text:p text:style-name="P14">exposure_gaps_macro &lt;- list()</text:p>
      <text:p text:style-name="P14"/>
      <text:p text:style-name="P14">for (current_macroregion in unique(italian_regions$macroregion)) {</text:p>
      <text:p text:style-name="P14"><text:s text:c="2"/></text:p>
      <text:p text:style-name="P14"><text:s text:c="2"/>current_firms &lt;- Italy2[grep(current_macroregion, Italy2$`macroregion`), ]</text:p>
      <text:p text:style-name="P14"><text:s text:c="2"/>numerator &lt;- sum(current_firms$`subsidiary_emission`[current_firms$`Country ISO code.y` == "IT"], na.rm = TRUE)</text:p>
      <text:p text:style-name="P14"><text:s text:c="2"/>numerator_sales &lt;- numerator * sum(current_firms$`Sales\nth USD 2019`[current_firms$`Country ISO code.y` == "IT"], na.rm = TRUE)</text:p>
      <text:p text:style-name="P14"><text:s text:c="2"/>numerator_count &lt;- sum(!is.na(current_firms$`subsidiary_emission`[current_firms$`Country ISO code.y` == "IT"]))</text:p>
      <text:p text:style-name="P14"><text:s text:c="2"/>denominator2 &lt;- sum(current_firms$`subsidiary_emission`[current_firms$`Country ISO code.y` != "IT"], na.rm = TRUE)</text:p>
      <text:p text:style-name="P14"><text:s text:c="2"/>denominator_sales2 &lt;- denominator2 * sum(current_firms$`Sales\nth USD 2019`[current_firms$`Country ISO code.y` != "IT"], na.rm = TRUE)</text:p>
      <text:p text:style-name="P14"><text:s text:c="2"/>denominator_count2 &lt;- sum(!is.na(current_firms$`subsidiary_emission`[current_firms$`Country ISO code.y` != "IT"]))</text:p>
      <text:p text:style-name="P14"/>
      <text:p text:style-name="P14"><text:s text:c="2"/>other_firms &lt;- Italy2[!grepl(current_macroregion, Italy2$`macroregion`), ] <text:s/># Added missing comma here</text:p>
      <text:p text:style-name="P14"><text:s text:c="2"/>numerator2 &lt;- sum(other_firms$`subsidiary_emission`[other_firms$`Country ISO code.y` == "IT"], na.rm = TRUE)</text:p>
      <text:p text:style-name="P14"><text:s text:c="2"/>numerator_sales2 &lt;- numerator2 * sum(other_firms$`Sales\nth USD 2019`[other_firms$`Country ISO code.y` == "IT"], na.rm = TRUE)</text:p>
      <text:p text:style-name="P14"><text:s text:c="2"/>numerator_count2 &lt;- sum(!is.na(other_firms$`subsidiary_emission`[other_firms$`Country ISO code.y` == "IT"]))</text:p>
      <text:p text:style-name="P14"><text:s text:c="2"/>denominator &lt;- sum(other_firms$`subsidiary_emission`[other_firms$`Country ISO code.y` != "IT"], na.rm = TRUE)</text:p>
      <text:p text:style-name="P14"><text:s text:c="2"/>denominator_sales &lt;- denominator * sum(other_firms$`Sales\nth USD 2019`[other_firms$`Country ISO code.y` != "IT"], na.rm = TRUE)</text:p>
      <text:p text:style-name="P14"><text:soft-page-break/><text:s text:c="2"/>denominator_count &lt;- sum(!is.na(other_firms$`subsidiary_emission`[other_firms$`Country ISO code.y` != "IT"]))</text:p>
      <text:p text:style-name="P14"/>
      <text:p text:style-name="P14"><text:s text:c="2"/>exposure_gap &lt;- ((numerator_sales / numerator_count) / (denominator_sales2 / denominator_count2)) / ((numerator_sales2 / numerator_count2) / (denominator_sales / denominator_count ))</text:p>
      <text:p text:style-name="P14"><text:s text:c="2"/></text:p>
      <text:p text:style-name="P14"><text:s text:c="2"/>exposure_gaps_macro[[current_macroregion]] &lt;- exposure_gap</text:p>
      <text:p text:style-name="P14"><text:s text:c="2"/></text:p>
      <text:p text:style-name="P14"><text:s text:c="2"/>cat("Exposure gap for", current_macroregion, ":", exposure_gap, "\n")</text:p>
      <text:p text:style-name="P14">}</text:p>
      <text:p text:style-name="P14"/>
      <text:p text:style-name="P14">exposure_gaps_macroreg &lt;- data.frame(Macroregion = names(exposure_gaps_macro), ExposureGap = unlist(exposure_gaps_macro))</text:p>
      <text:p text:style-name="P14"/>
      <text:p text:style-name="Standard"/>
      <text:p text:style-name="Standard">#Exposure gap for Sud : 1.199653</text:p>
      <text:p text:style-name="Standard">#Exposure gap for Nord-ovest : 0.559642</text:p>
      <text:p text:style-name="Standard">#Exposure gap for Nord-est : 1.325814</text:p>
      <text:p text:style-name="Standard">#Exposure gap for Centro : 1.995191</text:p>
      <text:p text:style-name="Standard">#Exposure gap for Isole : 1.423688</text:p>
      <text:p text:style-name="Standard"/>
      <text:p text:style-name="Standard"/>
      <text:p text:style-name="P14"/>
      <text:p text:style-name="P14">#now regions</text:p>
      <text:p text:style-name="P14"/>
      <text:p text:style-name="P14"/>
      <text:p text:style-name="P14">Italy2&lt;-copy2</text:p>
      <text:p text:style-name="P14"/>
      <text:p text:style-name="P14"/>
      <text:p text:style-name="P14">exposure_gaps_regions_uncontrolled &lt;- list()</text:p>
      <text:p text:style-name="P14"/>
      <text:p text:style-name="P14">for (current_region in unique(italian_regions$region)) {</text:p>
      <text:p text:style-name="P14"><text:s text:c="2"/></text:p>
      <text:p text:style-name="P14"><text:s text:c="2"/>current_firms &lt;- Italy2[grep(current_region, Italy2$`region`), ]</text:p>
      <text:p text:style-name="P14"><text:s text:c="2"/>numerator &lt;- sum(current_firms$`subsidiary_emission`[current_firms$`Country ISO code.y` == "IT"], na.rm = TRUE)</text:p>
      <text:p text:style-name="P14"><text:s text:c="2"/>numerator_count &lt;- sum(!is.na(current_firms$`subsidiary_emission`[current_firms$`Country ISO code.y` == "IT"]))</text:p>
      <text:p text:style-name="P14"><text:s text:c="2"/>denominator2 &lt;- sum(current_firms$`subsidiary_emission`[current_firms$`Country ISO code.y` != "IT"], na.rm = TRUE)</text:p>
      <text:p text:style-name="P14"><text:s text:c="2"/>denominator_count2 &lt;- sum(!is.na(current_firms$`subsidiary_emission`[current_firms$`Country ISO code.y` != "IT"])) <text:s/></text:p>
      <text:p text:style-name="P14"/>
      <text:p text:style-name="P14"/>
      <text:p text:style-name="P14"><text:s text:c="2"/>other_firms &lt;- Italy2[!grepl(current_region, Italy2$`region`), ]</text:p>
      <text:p text:style-name="P14"><text:s text:c="2"/>numerator2 &lt;- sum(other_firms$`subsidiary_emission`[other_firms$`Country ISO code.y` == "IT"], na.rm = TRUE)</text:p>
      <text:p text:style-name="P14"><text:soft-page-break/><text:s text:c="2"/>numerator_count2 &lt;- sum(!is.na(other_firms$`subsidiary_emission`[other_firms$`Country ISO code.y` == "IT"]))</text:p>
      <text:p text:style-name="P14"><text:s text:c="2"/>denominator &lt;- sum(other_firms$`subsidiary_emission`[other_firms$`Country ISO code.y` != "IT"], na.rm = TRUE)</text:p>
      <text:p text:style-name="P14"><text:s text:c="2"/>denominator_count &lt;- sum(!is.na(other_firms$`subsidiary_emission`[other_firms$`Country ISO code.y` != "IT"])) <text:s/></text:p>
      <text:p text:style-name="P14"/>
      <text:p text:style-name="P14"/>
      <text:p text:style-name="P14"><text:s text:c="2"/>exposure_gap &lt;- ((numerator / numerator_count) / (denominator2 / denominator_count2))/(( numerator2 / numerator_count2) / (denominator / denominator_count ))</text:p>
      <text:p text:style-name="P14"><text:s text:c="2"/></text:p>
      <text:p text:style-name="P14"><text:s text:c="2"/>exposure_gaps_regions_uncontrolled[[current_region]] &lt;- exposure_gap</text:p>
      <text:p text:style-name="P14"><text:s text:c="2"/></text:p>
      <text:p text:style-name="P14"><text:s text:c="2"/>cat("Exposure gap for", current_region, ":", exposure_gap, "\n")</text:p>
      <text:p text:style-name="P14">}</text:p>
      <text:p text:style-name="P14"/>
      <text:p text:style-name="P14"/>
      <text:p text:style-name="P14">exposure_gaps_reg_uncontrolled &lt;- data.frame(region = names(exposure_gaps_regions_uncontrolled), ExposureGap = unlist(exposure_gaps_regions_uncontrolled))</text:p>
      <text:p text:style-name="P14"/>
      <text:p text:style-name="P14"># now control for sales but first backp</text:p>
      <text:p text:style-name="P14"/>
      <text:p text:style-name="P14">copy2&lt;-Italy2</text:p>
      <text:p text:style-name="P14">Italy2 &lt;- Italy2[Italy2$`Sales\nth USD 2019` != "n.a.", ]</text:p>
      <text:p text:style-name="P14">Italy2$`Sales\nth USD 2019` &lt;- as.numeric(Italy2$`Sales\nth USD 2019`)</text:p>
      <text:p text:style-name="P14"/>
      <text:p text:style-name="P14"/>
      <text:p text:style-name="P14"/>
      <text:p text:style-name="P14">exposure_gaps_regions &lt;- list()</text:p>
      <text:p text:style-name="P14"/>
      <text:p text:style-name="P14">for (current_region in unique(italian_regions$region)) {</text:p>
      <text:p text:style-name="P14"><text:s text:c="2"/></text:p>
      <text:p text:style-name="P14"><text:s text:c="2"/>current_firms &lt;- Italy2[grep(current_region, Italy2$`region`), ]</text:p>
      <text:p text:style-name="P14"><text:s text:c="2"/>numerator &lt;- sum(current_firms$`subsidiary_emission`[current_firms$`Country ISO code.y` == "IT"], na.rm = TRUE)</text:p>
      <text:p text:style-name="P14"><text:s text:c="2"/>numerator_sales &lt;- numerator * sum(current_firms$`Sales\nth USD 2019`[current_firms$`Country ISO code.y` == "IT"], na.rm = TRUE)</text:p>
      <text:p text:style-name="P14"><text:s text:c="2"/>numerator_count &lt;- sum(!is.na(current_firms$`subsidiary_emission`[current_firms$`Country ISO code.y` == "IT"]))</text:p>
      <text:p text:style-name="P14"><text:s text:c="2"/>denominator2 &lt;- sum(current_firms$`subsidiary_emission`[current_firms$`Country ISO code.y` != "IT"], na.rm = TRUE)</text:p>
      <text:p text:style-name="P14"><text:s text:c="2"/>denominator_sales2 &lt;- denominator2 * sum(current_firms$`Sales\nth USD 2019`[current_firms$`Country ISO code.y` != "IT"], na.rm = TRUE)</text:p>
      <text:p text:style-name="P14"><text:s text:c="2"/>denominator_count2 &lt;- sum(!is.na(current_firms$`subsidiary_emission`[current_firms$`Country ISO code.y` != "IT"]))</text:p>
      <text:p text:style-name="P14"/>
      <text:p text:style-name="P14"><text:s text:c="2"/>other_firms &lt;- Italy2[!grepl(current_region, Italy2$`region`), ]</text:p>
      <text:p text:style-name="P14"><text:soft-page-break/><text:s text:c="2"/>numerator2 &lt;- sum(other_firms$`subsidiary_emission`[other_firms$`Country ISO code.y` == "IT"], na.rm = TRUE)</text:p>
      <text:p text:style-name="P14"><text:s text:c="2"/>numerator_sales2 &lt;- numerator2 * sum(other_firms$`Sales\nth USD 2019`[other_firms$`Country ISO code.y` == "IT"], na.rm = TRUE)</text:p>
      <text:p text:style-name="P14"><text:s text:c="2"/>numerator_count2 &lt;- sum(!is.na(other_firms$`subsidiary_emission`[other_firms$`Country ISO code.y` == "IT"]))</text:p>
      <text:p text:style-name="P14"><text:s text:c="2"/>denominator &lt;- sum(other_firms$`subsidiary_emission`[other_firms$`Country ISO code.y` != "IT"], na.rm = TRUE)</text:p>
      <text:p text:style-name="P14"><text:s text:c="2"/>denominator_sales &lt;- denominator * sum(other_firms$`Sales\nth USD 2019`[other_firms$`Country ISO code.y` != "IT"], na.rm = TRUE)</text:p>
      <text:p text:style-name="P14"><text:s text:c="2"/>denominator_count &lt;- sum(!is.na(other_firms$`subsidiary_emission`[other_firms$`Country ISO code.y` != "IT"]))</text:p>
      <text:p text:style-name="P14"/>
      <text:p text:style-name="P14"><text:s text:c="2"/>exposure_gap &lt;- ((numerator_sales / numerator_count) / (denominator_sales2 / denominator_count2)) / ((numerator_sales2 / numerator_count2) / (denominator_sales / denominator_count ))</text:p>
      <text:p text:style-name="P14"><text:s text:c="2"/></text:p>
      <text:p text:style-name="P14"><text:s text:c="2"/>exposure_gaps_regions[[current_region]] &lt;- exposure_gap</text:p>
      <text:p text:style-name="P14"><text:s text:c="2"/></text:p>
      <text:p text:style-name="P14"><text:s text:c="2"/>cat("Exposure gap for", current_region, ":", exposure_gap, "\n")</text:p>
      <text:p text:style-name="P14">}</text:p>
      <text:p text:style-name="P14"/>
      <text:p text:style-name="P14">exposure_gaps_reg &lt;- data.frame(region = names(exposure_gaps_regions), ExposureGap = unlist(exposure_gaps_regions))</text:p>
      <text:p text:style-name="P14"/>
      <text:p text:style-name="P14"/>
      <text:p text:style-name="P14"/>
      <text:p text:style-name="P14"/>
      <text:p text:style-name="P14"/>
      <text:p text:style-name="P14">#now city (we do not multiply by sales because the results would be too extreme, already we are seeing it regional</text:p>
      <text:p text:style-name="P14">#in the saved data we will have control by sales for all exposure gaps unless in this last one</text:p>
      <text:p text:style-name="P14"/>
      <text:p text:style-name="P14">Italy2&lt;-copy2</text:p>
      <text:p text:style-name="P14"/>
      <text:p text:style-name="P14"/>
      <text:p text:style-name="P14">exposure_gaps_city &lt;- list()</text:p>
      <text:p text:style-name="P14"/>
      <text:p text:style-name="P14">for (current_city in unique(Italy2$`city_owner`)) {</text:p>
      <text:p text:style-name="P14"><text:s text:c="2"/></text:p>
      <text:p text:style-name="P14"><text:s text:c="2"/>current_firms &lt;- Italy2[grep(current_city, Italy2$`city_owner`), ]</text:p>
      <text:p text:style-name="P14"><text:s text:c="2"/>numerator &lt;- sum(current_firms$`subsidiary_emission`[current_firms$`Country ISO code.y` == "IT"], na.rm = TRUE)</text:p>
      <text:p text:style-name="P14"><text:s text:c="2"/>numerator_count &lt;- sum(!is.na(current_firms$`subsidiary_emission`[current_firms$`Country ISO code.y` == "IT"]))</text:p>
      <text:p text:style-name="P14"><text:s text:c="2"/>denominator2 &lt;- sum(current_firms$`subsidiary_emission`[current_firms$`Country ISO code.y` != "IT"], na.rm = TRUE)</text:p>
      <text:p text:style-name="P14"><text:s text:c="2"/>denominator_count2 &lt;- sum(!is.na(current_firms$`subsidiary_emission`[current_firms$`Country ISO code.y` == "IT"]))</text:p>
      <text:p text:style-name="P14"><text:soft-page-break/><text:s text:c="4"/></text:p>
      <text:p text:style-name="P14"><text:s text:c="2"/>other_firms &lt;- Italy2[!grepl(current_city, Italy2$`city_owner`), ] <text:s/># Include all necessary columns here</text:p>
      <text:p text:style-name="P14"><text:s text:c="2"/>numerator2 &lt;- sum(other_firms$`subsidiary_emission`[other_firms$`Country ISO code.y` == "IT"], na.rm = TRUE)</text:p>
      <text:p text:style-name="P14"><text:s text:c="2"/>numerator_count2 &lt;- sum(!is.na(other_firms$`subsidiary_emission`[other_firms$`Country ISO code.y` == "IT"]))</text:p>
      <text:p text:style-name="P14"><text:s text:c="2"/>denominator &lt;- sum(other_firms$`subsidiary_emission`[other_firms$`Country ISO code.y` != "IT"], na.rm = TRUE)</text:p>
      <text:p text:style-name="P14"><text:s text:c="2"/>denominator_count &lt;- sum(!is.na(other_firms$`subsidiary_emission`[other_firms$`Country ISO code.y` == "IT"]))</text:p>
      <text:p text:style-name="P14"><text:s text:c="2"/></text:p>
      <text:p text:style-name="P14"><text:s text:c="2"/>exposure_gap &lt;- ((numerator / numerator_count) / (denominator2 / denominator_count2))/(( numerator2 / numerator_count2) / (denominator / denominator_count ))</text:p>
      <text:p text:style-name="P14"><text:s text:c="2"/></text:p>
      <text:p text:style-name="P14"><text:s text:c="2"/>exposure_gaps_city[[current_city]] &lt;- exposure_gap</text:p>
      <text:p text:style-name="P14"><text:s text:c="2"/></text:p>
      <text:p text:style-name="P14"><text:s text:c="2"/>cat("Exposure gap for", current_city, ":", exposure_gap, "\n")</text:p>
      <text:p text:style-name="P14">}</text:p>
      <text:p text:style-name="P14"/>
      <text:p text:style-name="P14">exposure_gaps_city_df &lt;- data.frame(City = names(exposure_gaps_city), ExposureGap = unlist(exposure_gaps_city))</text:p>
      <text:p text:style-name="P14"/>
      <text:p text:style-name="P14"/>
      <text:p text:style-name="P14"/>
      <text:p text:style-name="P14">#now for sales</text:p>
      <text:p text:style-name="P14"/>
      <text:p text:style-name="P14">Italy2$`Sales\nth USD 2019` &lt;- as.numeric(Italy2$`Sales\nth USD 2019`)</text:p>
      <text:p text:style-name="P14"/>
      <text:p text:style-name="P14"/>
      <text:p text:style-name="P14">exposure_gaps_city &lt;- list()</text:p>
      <text:p text:style-name="P14"/>
      <text:p text:style-name="P14">for (current_city in unique(Italy2$`city_owner`)) {</text:p>
      <text:p text:style-name="P14"><text:s text:c="2"/></text:p>
      <text:p text:style-name="P14"><text:s text:c="2"/>current_firms &lt;- Italy2[grep(current_city, Italy2$`city_owner`), ]</text:p>
      <text:p text:style-name="P14"><text:s text:c="2"/>numerator &lt;- sum(current_firms$`subsidiary_emission`[current_firms$`Country ISO code.y` == "IT"] * current_firms$`Sales\nth USD 2019`[current_firms$`Country ISO code.y` == "IT"], na.rm = TRUE)</text:p>
      <text:p text:style-name="P14"><text:s text:c="2"/>numerator_count &lt;- sum(!is.na(current_firms$`subsidiary_emission`[current_firms$`Country ISO code.y` == "IT"]))</text:p>
      <text:p text:style-name="P14"><text:s text:c="2"/></text:p>
      <text:p text:style-name="P14"><text:s text:c="2"/>denominator2 &lt;- sum(current_firms$`subsidiary_emission`[current_firms$`Country ISO code.y` != "IT"] * current_firms$`Sales\nth USD 2019`[current_firms$`Country ISO code.y` != "IT"], na.rm = TRUE)</text:p>
      <text:p text:style-name="P14"><text:s text:c="2"/>denominator_count2 &lt;- sum(!is.na(current_firms$`subsidiary_emission`[current_firms$`Country ISO code.y` != "IT"]))</text:p>
      <text:p text:style-name="P14"><text:s text:c="4"/></text:p>
      <text:p text:style-name="P14"><text:soft-page-break/><text:s text:c="2"/>other_firms &lt;- Italy2[!grepl(current_city, Italy2$`city_owner`), ] <text:s/># Include all necessary columns here</text:p>
      <text:p text:style-name="P14"><text:s text:c="2"/>numerator2 &lt;- sum(other_firms$`subsidiary_emission`[other_firms$`Country ISO code.y` == "IT"] * other_firms$`Sales\nth USD 2019`[other_firms$`Country ISO code.y` == "IT"], na.rm = TRUE)</text:p>
      <text:p text:style-name="P14"><text:s text:c="2"/>numerator_count2 &lt;- sum(!is.na(other_firms$`subsidiary_emission`[other_firms$`Country ISO code.y` == "IT"]))</text:p>
      <text:p text:style-name="P14"><text:s text:c="2"/></text:p>
      <text:p text:style-name="P14"><text:s text:c="2"/>denominator &lt;- sum(other_firms$`subsidiary_emission`[other_firms$`Country ISO code.y` != "IT"] * other_firms$`Sales\nth USD 2019`[other_firms$`Country ISO code.y` != "IT"], na.rm = TRUE)</text:p>
      <text:p text:style-name="P14"><text:s text:c="2"/>denominator_count &lt;- sum(!is.na(other_firms$`subsidiary_emission`[other_firms$`Country ISO code.y` == "IT"]))</text:p>
      <text:p text:style-name="P14"><text:s text:c="2"/></text:p>
      <text:p text:style-name="P14"><text:s text:c="2"/>exposure_gap &lt;- ((numerator / numerator_count) / (denominator2 / denominator_count2)) / (( numerator2 / numerator_count2) / (denominator / denominator_count ))</text:p>
      <text:p text:style-name="P14"><text:s text:c="2"/></text:p>
      <text:p text:style-name="P14"><text:s text:c="2"/>exposure_gaps_city[[current_city]] &lt;- exposure_gap</text:p>
      <text:p text:style-name="P14"><text:s text:c="2"/></text:p>
      <text:p text:style-name="P14"><text:s text:c="2"/>cat("Exposure gap for", current_city, ":", exposure_gap, "\n")</text:p>
      <text:p text:style-name="P14">}</text:p>
      <text:p text:style-name="P14"/>
      <text:p text:style-name="P14">exposure_gaps_city_df_sales &lt;- data.frame(City = names(exposure_gaps_city), ExposureGap = unlist(exposure_gaps_city))</text:p>
      <text:p text:style-name="Standard"/>
      <text:p text:style-name="Standard"/>
      <text:p text:style-name="Standard"/>
      <text:p text:style-name="Standard"/>
      <text:p text:style-name="P19"/>
      <text:list text:continue-numbering="true" text:style-name="L1">
        <text:list-item>
          <text:list>
            <text:list-item>
              <text:list>
                <text:list-header>
                  <text:p text:style-name="P32"/>
                </text:list-header>
                <text:list-item>
                  <text:p text:style-name="P31"><text:span text:style-name="T9">COMPUTATION</text:span>: <text:span text:style-name="T9">QUICK CHECK WITH EUTS</text:span></text:p>
                </text:list-item>
              </text:list>
            </text:list-item>
          </text:list>
        </text:list-item>
      </text:list>
      <text:p text:style-name="Standard"/>
      <text:p text:style-name="Standard"/>
      <text:p text:style-name="Standard"/>
      <text:p text:style-name="Standard">NOW FIRM LEVEL DATA WE COMPARE THE SINGLE OWNER PERFORMANCE BECAUSE WE MATCH FOR BVD ID</text:p>
      <text:p text:style-name="Standard"/>
      <text:p text:style-name="Standard"># here we need another dataset that we can give, which is the euts dataset called compliance.csv and #account and can be also find in the onedrive</text:p>
      <text:p text:style-name="Standard">#compliance and account come directly from the eutl database where we got the firm emission data</text:p>
      <text:p text:style-name="Standard"/>
      <text:p text:style-name="Standard">merged_data &lt;- merge(compliance, account, by = "installation_id", all.x = TRUE)</text:p>
      <text:p text:style-name="Standard"/>
      <text:p text:style-name="Standard"># If you have duplicate installation_id in compliance, you may want to drop duplicates after merging</text:p>
      <text:p text:style-name="Standard"/>
      <text:p text:style-name="Standard">merged_data &lt;- merged_data[!duplicated(merged_data$installation_id), ]</text:p>
      <text:p text:style-name="Standard"/>
      <text:p text:style-name="Standard"><text:soft-page-break/>head(merged_data)</text:p>
      <text:p text:style-name="Standard"/>
      <text:p text:style-name="Standard">Emission &lt;- merged_data</text:p>
      <text:p text:style-name="Standard"/>
      <text:p text:style-name="Standard">year_distribution &lt;- prop.table(table(Emission$year)) * 100</text:p>
      <text:p text:style-name="Standard"/>
      <text:p text:style-name="Standard">print(year_distribution)</text:p>
      <text:p text:style-name="Standard"/>
      <text:p text:style-name="Standard"/>
      <text:p text:style-name="Standard">merged_data &lt;- merge(compliance, account, by = "installation_id", all.x = TRUE)</text:p>
      <text:p text:style-name="Standard"/>
      <text:p text:style-name="Standard"/>
      <text:p text:style-name="Standard"># Calculate the distribution of missing values in the "verified" column by "year"</text:p>
      <text:p text:style-name="Standard">missing_distribution &lt;- with(merged_data, table(year, is.na(verified)))</text:p>
      <text:p text:style-name="Standard"/>
      <text:p text:style-name="Standard">print(missing_distribution)</text:p>
      <text:p text:style-name="Standard"/>
      <text:p text:style-name="Standard"/>
      <text:p text:style-name="Standard">#ok let's keep the data 2011 and call them Emission</text:p>
      <text:p text:style-name="Standard"/>
      <text:p text:style-name="Standard"># Subset the merged dataset to keep only rows with year 2011</text:p>
      <text:p text:style-name="Standard">Emission &lt;- merged_data[merged_data$year == 2011, ]</text:p>
      <text:p text:style-name="Standard">head(Emission)</text:p>
      <text:p text:style-name="Standard"/>
      <text:p text:style-name="Standard">Emission &lt;- Emission[!duplicated(Emission$installation_id), ]</text:p>
      <text:p text:style-name="Standard"/>
      <text:p text:style-name="Standard"/>
      <text:p text:style-name="Standard"># Remove rows where both "verified" and "verifiedCummulative" are missing</text:p>
      <text:p text:style-name="Standard">Emission &lt;- Emission[!(is.na(Emission$verified) &amp; is.na(Emission$verifiedCummulative)), ]</text:p>
      <text:p text:style-name="Standard"/>
      <text:p text:style-name="Standard">head(Emission)</text:p>
      <text:p text:style-name="Standard"/>
      <text:p text:style-name="Standard"/>
      <text:p text:style-name="Standard">Emission &lt;- Emission[complete.cases(Emission$bvdId), ]</text:p>
      <text:p text:style-name="Standard"/>
      <text:p text:style-name="Standard">Pollution &lt;- Emission[, c("bvdId", "installation_id", "verified", "verifiedCummulative")]</text:p>
      <text:p text:style-name="Standard"/>
      <text:p text:style-name="Standard"># we have duplicates of bvd id, probably because different installation from the same companies, we sum them and keep one bvd id row</text:p>
      <text:p text:style-name="Standard"/>
      <text:p text:style-name="Standard"># Convert "verified" and "verifiedCummulative" columns to numeric</text:p>
      <text:p text:style-name="Standard">Pollution$verified &lt;- as.numeric(Pollution$verified)</text:p>
      <text:p text:style-name="Standard">Pollution$verifiedCummulative &lt;- as.numeric(Pollution$verifiedCummulative)</text:p>
      <text:p text:style-name="Standard"/>
      <text:p text:style-name="Standard"># Calculate the sum of "verified" and "verifiedCummulative" for each bvdId</text:p>
      <text:p text:style-name="Standard">sum_by_bvdId &lt;- aggregate(cbind(verified, verifiedCummulative) ~ bvdId, data = Pollution, FUN = sum, na.rm = TRUE)</text:p>
      <text:p text:style-name="Standard"/>
      <text:p text:style-name="Standard"># Rename the aggregated columns</text:p>
      <text:p text:style-name="Standard"><text:soft-page-break/>colnames(sum_by_bvdId)[2:3] &lt;- c("EmissionSum_verified", "EmissionSum_verifiedCummulative")</text:p>
      <text:p text:style-name="Standard"/>
      <text:p text:style-name="Standard"># Merge the aggregated results with the original dataset</text:p>
      <text:p text:style-name="Standard">Pollution &lt;- merge(Pollution, sum_by_bvdId, by = "bvdId", all.x = TRUE)</text:p>
      <text:p text:style-name="Standard"/>
      <text:p text:style-name="Standard">head(Pollution)</text:p>
      <text:p text:style-name="Standard"/>
      <text:p text:style-name="Standard"/>
      <text:p text:style-name="Standard">Pollution &lt;- Pollution[!duplicated(Pollution$bvdId), ]</text:p>
      <text:p text:style-name="Standard"/>
      <text:p text:style-name="Standard">Pollution &lt;- Pollution[, -c(which(names(Pollution) %in% c("verified", "verifiedCummulative")))]</text:p>
      <text:p text:style-name="Standard"/>
      <text:p text:style-name="Standard">str(Pollution)</text:p>
      <text:p text:style-name="Standard"/>
      <text:p text:style-name="Standard"/>
      <text:p text:style-name="Standard">rows_start_with_IT &lt;- sum(grepl("^IT", Pollution$bvdId))</text:p>
      <text:p text:style-name="Standard">print(rows_start_with_IT)</text:p>
      <text:p text:style-name="Standard">#567 italian firms</text:p>
      <text:p text:style-name="Standard"/>
      <text:p text:style-name="Standard"/>
      <text:p text:style-name="Standard">#here we are just recomputing the first owner exposure gap to compare</text:p>
      <text:p text:style-name="Standard"/>
      <text:p text:style-name="Standard">FirmsCities_random$Co2_Emission_Air &lt;- as.numeric(FirmsCities_random$Co2_Emission_Air)</text:p>
      <text:p text:style-name="Standard"/>
      <text:p text:style-name="Standard"/>
      <text:p text:style-name="Standard"/>
      <text:p text:style-name="Standard">numerator &lt;- sum(FirmsCities_random$Co2_Emission_Air[grep("^IT", FirmsCities_random$`BvD ID number`)], na.rm = TRUE)</text:p>
      <text:p text:style-name="Standard"/>
      <text:p text:style-name="Standard">numerator_count &lt;- sum(grepl("^IT", FirmsCities_random$`BvD ID number`))</text:p>
      <text:p text:style-name="Standard"/>
      <text:p text:style-name="Standard">denominator &lt;- sum(FirmsCities_random$Co2_Emission_Air[!grepl("^IT", FirmsCities_random$`BvD ID number`)], na.rm = TRUE)</text:p>
      <text:p text:style-name="Standard"/>
      <text:p text:style-name="Standard">denominator_count &lt;- sum(!grepl("^IT", FirmsCities_random$`BvD ID number`))</text:p>
      <text:p text:style-name="Standard"/>
      <text:p text:style-name="Standard">exposure_gap_national &lt;- numerator / numerator_count / (denominator / denominator_count)</text:p>
      <text:p text:style-name="Standard"/>
      <text:p text:style-name="Standard">print(exposure_gap_national)</text:p>
      <text:p text:style-name="Standard"/>
      <text:p text:style-name="Standard"/>
      <text:p text:style-name="Standard"># here the exposure gap with firm level data</text:p>
      <text:p text:style-name="Standard"/>
      <text:p text:style-name="Standard">numerator &lt;- sum(Pollution$EmissionSum_verifiedCummulative[grep("^IT", Pollution$bvdId)], na.rm = TRUE)</text:p>
      <text:p text:style-name="Standard">numerator_count &lt;- sum(grepl("^IT", Pollution$bvdId))</text:p>
      <text:p text:style-name="Standard"/>
      <text:p text:style-name="Standard">denominator &lt;- sum(Pollution$EmissionSum_verifiedCummulative[!grepl("^IT", Pollution$bvdId)], na.rm = TRUE)</text:p>
      <text:p text:style-name="Standard"><text:soft-page-break/>denominator_count &lt;- sum(!grepl("^IT", Pollution$bvdId))</text:p>
      <text:p text:style-name="Standard"/>
      <text:p text:style-name="Standard">exposure_gap_national &lt;- numerator / numerator_count / (denominator / denominator_count)</text:p>
      <text:p text:style-name="Standard"/>
      <text:p text:style-name="Standard">print(exposure_gap_national)</text:p>
      <text:p text:style-name="Standard"/>
      <text:p text:style-name="Standard"/>
      <text:p text:style-name="Standard">&gt; print(exposure_gap_national)</text:p>
      <text:p text:style-name="Standard">[1] 0.9521136</text:p>
      <text:p text:style-name="Standard"/>
      <text:p text:style-name="Standard">#italy pollutes less, but compared to before is 5% less polluting. We also have to think that here it is #competing with just other</text:p>
      <text:p text:style-name="Standard"># europeans while before it was competing with the rest of the world. So we find our previous analysis # to be robust</text:p>
      <text:p text:style-name="Standard"/>
      <text:p text:style-name="Standard"/>
      <text:p text:style-name="Standard"/>
      <text:p text:style-name="P19"/>
      <text:list text:continue-numbering="true" text:style-name="L1">
        <text:list-item>
          <text:list>
            <text:list-item>
              <text:list>
                <text:list-item>
                  <text:p text:style-name="P30"><text:span text:style-name="T9">DATA MANIPULATION</text:span>: <text:span text:style-name="T9">CIRCULAR FILTER</text:span></text:p>
                </text:list-item>
              </text:list>
            </text:list-item>
          </text:list>
        </text:list-item>
      </text:list>
      <text:p text:style-name="Standard"/>
      <text:p text:style-name="Standard"/>
      <text:p text:style-name="Standard"><text:span text:style-name="T9">#</text:span>NOW A FILTER FOR CIRCULAR SECTORS</text:p>
      <text:p text:style-name="P28">#This filter can be added after any data manipulation section. For example if you want to filter for #circular sectors in the first indicator you just run this section (only for the FirmsCities_random) for the</text:p>
      <text:p text:style-name="P28"># indicator 1. So this should come after all the manipulation section as a subsection if you filter it</text:p>
      <text:p text:style-name="Standard"/>
      <text:p text:style-name="Standard"># here I give you a filter to take out the firms that are not in the subset of circular sectors, which is a set of circular sectors that we got from an excel file available in the onedrive. In our original analysis we kept them all, but here I give you a function to select all the possible combinations (subsidiaries only circular and owner both or viceversa) and I also apply it to the name of every indicator at macroregion level to show that after the filter is selected you can just re run the data cleaning and the indicator as before and it works, it is just a new original Firms dataset where we select already at the beginning if we want to do a specific analysis on circular vs non circular sectors in what dimension if owner or subsidiaries</text:p>
      <text:p text:style-name="Standard"/>
      <text:p text:style-name="Standard"># I start by giving an algorithm which assigns 0 to firms in noncircular sectors and 1 to firms in circular #sectors</text:p>
      <text:p text:style-name="Standard"/>
      <text:p text:style-name="Standard">library(dplyr)</text:p>
      <text:p text:style-name="Standard"/>
      <text:p text:style-name="Standard">FirmsSubs &lt;- Firms %&gt;%</text:p>
      <text:p text:style-name="Standard"><text:s text:c="2"/>left_join(Subs2, by = c("Subsidiary - BvD ID number" = "BvD ID number"))</text:p>
      <text:p text:style-name="Standard"/>
      <text:p text:style-name="Standard"/>
      <text:p text:style-name="Standard">FirmsSubs$`NACE Rev. 2, core code (4 digits).y` &lt;- as.numeric(FirmsSubs$`NACE Rev. 2, core code (4 digits).y`)</text:p>
      <text:p text:style-name="Standard"/>
      <text:p text:style-name="Standard"/>
      <text:p text:style-name="Standard"><text:soft-page-break/></text:p>
      <text:p text:style-name="Standard">circular_codes &lt;- c(2011, 2013, 2016, 2016, 2016, 2016, 2059, 2211, 2211, 2219, 2229, 2313, 2352, 2361, 2410, 2410, 2442, 2444, 2445, 2451, 2451, 2599, 2651, 2651, 2651, 2651, 2651, 2651, 2813, 2813, 2813, 2813, 2813, 2822, 2822, 2829, 2829, 2829, 2841, 2841, 2841, 2841, 2841, 2841, 2849, 2891, 2891, 2892, 2896, 2896, 2896, 2899, 2899, 2910, 2910, 2920, 3011, 3020, 3030, 3030, 3030, 3311, 3312, 3313, 3314, 3315, 3316, 3317, 3319, 3320, 3320, 3320, 3320, 3320, 3320, 3320, 3700, 3810, 3820, 3821, 3822, 3823, 3830, 3900, 4221, 4221, 4221, 4221, 4221, 4299, 4322, 4520, 4520, 4677, 4779, 4779, 7111, 7112, 7112, 7711, 7712, 7721, 7722, 7729, 7731, 7732, 7733, 7734, 7735, 7739, 9101, 9511, 9512, 9521, 9522, 9523, 9524, 9525, 9529, 9601)</text:p>
      <text:p text:style-name="Standard"/>
      <text:p text:style-name="Standard">FirmsSubs$Subsidiary_Circular &lt;- ifelse(is.na(FirmsSubs$`NACE Rev. 2, core code (4 digits).y`), NA, ifelse(FirmsSubs$`NACE Rev. 2, core code (4 digits).y` %in% circular_codes, 1, 0))</text:p>
      <text:p text:style-name="Standard"/>
      <text:p text:style-name="Standard">counts &lt;- table(FirmsSubs$Subsidiary_Circular, useNA = "always")</text:p>
      <text:p text:style-name="Standard">print(counts)</text:p>
      <text:p text:style-name="Standard"># <text:s text:c="6"/>0 <text:s text:c="7"/>1 <text:s text:c="4"/>&lt;NA&gt;</text:p>
      <text:p text:style-name="Standard"># <text:s/>516710 <text:s text:c="3"/>52834 35337279</text:p>
      <text:p text:style-name="Standard"># we have 52834 subsidiaries in the circular sector and 516710 outside of it</text:p>
      <text:p text:style-name="Standard"/>
      <text:p text:style-name="Standard">FirmsSubs$`NACE Rev. 2, core code (4 digits).x` &lt;- as.numeric(FirmsSubs$`NACE Rev. 2, core code (4 digits).x`)</text:p>
      <text:p text:style-name="Standard"/>
      <text:p text:style-name="Standard">FirmsSubs$Owner_Circular &lt;- ifelse(is.na(FirmsSubs$`NACE Rev. 2, core code (4 digits).x`), NA,</text:p>
      <text:p text:style-name="Standard"><text:s text:c="35"/>ifelse(FirmsSubs$`NACE Rev. 2, core code (4 digits).x` %in% circular_codes, 1, 0))</text:p>
      <text:p text:style-name="Standard"/>
      <text:p text:style-name="Standard">last_non_missing &lt;- 0</text:p>
      <text:p text:style-name="Standard">for (i in 1:nrow(FirmsSubs)) {</text:p>
      <text:p text:style-name="Standard"><text:s text:c="2"/>if (!is.na(FirmsSubs$`BvD ID number`[i])) {</text:p>
      <text:p text:style-name="Standard"><text:s text:c="4"/>last_non_missing &lt;- FirmsSubs$Owner_Circular[i]</text:p>
      <text:p text:style-name="Standard"><text:s text:c="2"/>} else {</text:p>
      <text:p text:style-name="Standard"><text:s text:c="4"/>FirmsSubs$Owner_Circular[i] &lt;- last_non_missing</text:p>
      <text:p text:style-name="Standard"><text:s text:c="2"/>}</text:p>
      <text:p text:style-name="Standard">}</text:p>
      <text:p text:style-name="Standard"/>
      <text:p text:style-name="Standard"/>
      <text:p text:style-name="Standard">#if instead you want to do it for the last nonmissing value of nace (faster):</text:p>
      <text:p text:style-name="Standard">#FirmsSubs$`NACE Rev. 2, core code (4 digits).x` &lt;- as.numeric(FirmsSubs$`NACE Rev. 2, core code (4 digits).x`)</text:p>
      <text:p text:style-name="Standard"/>
      <text:p text:style-name="Standard">#FirmsSubs$Owner_Circular &lt;- ifelse(is.na(FirmsSubs$`NACE Rev. 2, core code (4 digits).x`), NA,</text:p>
      <text:p text:style-name="Standard"># <text:s text:c="34"/>ifelse(FirmsSubs$`NACE Rev. 2, core code (4 digits).x` %in% circular_codes, 1, 0))</text:p>
      <text:p text:style-name="Standard"/>
      <text:p text:style-name="Standard">#last_missing &lt;- NA</text:p>
      <text:p text:style-name="Standard">#for (i in 1:nrow(FirmsSubs)) {</text:p>
      <text:p text:style-name="Standard"># <text:s/>if (is.na(FirmsSubs$`NACE Rev. 2, core code (4 digits).x`[i])) {</text:p>
      <text:p text:style-name="Standard"># <text:s text:c="3"/>FirmsSubs$`NACE Rev. 2, core code (4 digits).x`[i] &lt;- last_missing</text:p>
      <text:p text:style-name="Standard"># <text:s/>} else {</text:p>
      <text:p text:style-name="Standard"><text:soft-page-break/># <text:s text:c="3"/>last_missing &lt;- FirmsSubs$`NACE Rev. 2, core code (4 digits).x`[i]</text:p>
      <text:p text:style-name="Standard"># <text:s/>}</text:p>
      <text:p text:style-name="Standard">#}</text:p>
      <text:p text:style-name="Standard"/>
      <text:p text:style-name="Standard"/>
      <text:p text:style-name="Standard"/>
      <text:p text:style-name="Standard"/>
      <text:p text:style-name="Standard">head(FirmsSubs)</text:p>
      <text:p text:style-name="Standard"/>
      <text:p text:style-name="Standard"># we characterize a function to filter the rows that we want to use, both at the owners and subsidiaries #level</text:p>
      <text:p text:style-name="Standard"># then for each indicator we apply the filter, starting from our input dataset FirmsSubs to the output #dataset</text:p>
      <text:p text:style-name="Standard"># which is different depending on the analysis that we are doing</text:p>
      <text:p text:style-name="Standard"># here we have as the original code that owners analysis uses "FirmsCities_random" while subsidiaries #is FirmsNace</text:p>
      <text:p text:style-name="Standard"># foreign export into italy is "Foreign2" and italian export outside is "Italy2"</text:p>
      <text:p text:style-name="Standard"># this function apply filter is stated just at the beginning, then it can run with any other dataset just by</text:p>
      <text:p text:style-name="Standard"># choosing each time if you want to keep just circular, just non circular or both, one filter for #subsidiaries and</text:p>
      <text:p text:style-name="Standard"># one for owners. Then before the exposure gap you just run the filter with the input dataset that you #have</text:p>
      <text:p text:style-name="Standard"># for an output dataset used for that analysis. It is suggested to called them differently so that you keep</text:p>
      <text:p text:style-name="Standard"># the original. You can also create 9 different datasets for all possible analysis and run the exposure gap #on all</text:p>
      <text:p text:style-name="Standard"/>
      <text:p text:style-name="Standard"/>
      <text:p text:style-name="Standard">##########GENERAL FUNCTION</text:p>
      <text:p text:style-name="Standard"/>
      <text:p text:style-name="Standard"># Define a function to apply the filter based on user input</text:p>
      <text:p text:style-name="Standard">apply_filter &lt;- function(data, keep_owner, keep_subsidiary) {</text:p>
      <text:p text:style-name="Standard"><text:s text:c="2"/>data %&gt;%</text:p>
      <text:p text:style-name="Standard"><text:s text:c="4"/>filter(</text:p>
      <text:p text:style-name="Standard"><text:s text:c="6"/>if (keep_owner == "0" &amp;&amp; keep_subsidiary == "0") {</text:p>
      <text:p text:style-name="Standard"><text:s text:c="8"/>Owner_Circular == 0 &amp; Subsidiary_Circular == 0</text:p>
      <text:p text:style-name="Standard"><text:s text:c="6"/>} else if (keep_owner == "0" &amp;&amp; keep_subsidiary == "1") {</text:p>
      <text:p text:style-name="Standard"><text:s text:c="8"/>Owner_Circular == 0 &amp; Subsidiary_Circular == 1</text:p>
      <text:p text:style-name="Standard"><text:s text:c="6"/>} else if (keep_owner == "0" &amp;&amp; keep_subsidiary == "both") {</text:p>
      <text:p text:style-name="Standard"><text:s text:c="8"/>Owner_Circular == 0</text:p>
      <text:p text:style-name="Standard"><text:s text:c="6"/>} else if (keep_owner == "1" &amp;&amp; keep_subsidiary == "0") {</text:p>
      <text:p text:style-name="Standard"><text:s text:c="8"/>Owner_Circular == 1 &amp; Subsidiary_Circular == 0</text:p>
      <text:p text:style-name="Standard"><text:s text:c="6"/>} else if (keep_owner == "1" &amp;&amp; keep_subsidiary == "1") {</text:p>
      <text:p text:style-name="Standard"><text:s text:c="8"/>Owner_Circular == 1 &amp; Subsidiary_Circular == 1</text:p>
      <text:p text:style-name="Standard"><text:s text:c="6"/>} else if (keep_owner == "1" &amp;&amp; keep_subsidiary == "both") {</text:p>
      <text:p text:style-name="Standard"><text:s text:c="8"/>Owner_Circular == 1</text:p>
      <text:p text:style-name="Standard"><text:s text:c="6"/>} else if (keep_owner == "both" &amp;&amp; keep_subsidiary == "0") {</text:p>
      <text:p text:style-name="Standard"><text:s text:c="8"/>Subsidiary_Circular == 0</text:p>
      <text:p text:style-name="Standard"><text:s text:c="6"/>} else if (keep_owner == "both" &amp;&amp; keep_subsidiary == "1") {</text:p>
      <text:p text:style-name="Standard"><text:s text:c="8"/>Subsidiary_Circular == 1</text:p>
      <text:p text:style-name="Standard"><text:soft-page-break/><text:s text:c="6"/>} else if (keep_owner == "both" &amp;&amp; keep_subsidiary == "both") {</text:p>
      <text:p text:style-name="Standard"><text:s text:c="8"/>TRUE</text:p>
      <text:p text:style-name="Standard"><text:s text:c="6"/>} else {</text:p>
      <text:p text:style-name="Standard"><text:s text:c="8"/>TRUE</text:p>
      <text:p text:style-name="Standard"><text:s text:c="6"/>}</text:p>
      <text:p text:style-name="Standard"><text:s text:c="4"/>)</text:p>
      <text:p text:style-name="Standard">}</text:p>
      <text:p text:style-name="Standard"/>
      <text:p text:style-name="Standard"># Specify whether to keep both 0 and 1 for each column</text:p>
      <text:p text:style-name="Standard">keep_owner &lt;- "both" <text:s/># "both", "0", or "1"</text:p>
      <text:p text:style-name="Standard">keep_subsidiary &lt;- "both" <text:s/># "both", "0", or "1"</text:p>
      <text:p text:style-name="Standard"/>
      <text:p text:style-name="Standard">############ GENERAL FUNCTION</text:p>
      <text:p text:style-name="Standard"/>
      <text:p text:style-name="Standard"/>
      <text:p text:style-name="Standard"/>
      <text:p text:style-name="Standard">#OWNER DISAGGREGATION CODE</text:p>
      <text:p text:style-name="Standard"/>
      <text:p text:style-name="Standard">#######APPLY THE FILTER</text:p>
      <text:p text:style-name="Standard"># Apply the filter, the name of the input dataset (FirmsSubs) and the output dataset #(FirmsCities_random)</text:p>
      <text:p text:style-name="Standard"># can be changed depending on what are you using as a starting dataset and as analyzed dataset</text:p>
      <text:p text:style-name="Standard"># take into account that there is some data cleaning to do before any indicator so the input dataset</text:p>
      <text:p text:style-name="Standard"># will be different from FirmsSubs, because we would have already divided owners from subsidiaries #after</text:p>
      <text:p text:style-name="Standard"># the characteristics of the owner (like being circular or not) has been attached to subsidiaries too</text:p>
      <text:p text:style-name="Standard"/>
      <text:p text:style-name="Standard">FirmsCities_random &lt;- apply_filter(FirmsSubs, keep_owner, keep_subsidiary)</text:p>
      <text:p text:style-name="Standard"/>
      <text:p text:style-name="Standard">#then run the usual algorithm, remind that here we created a new dataset starting from FirmsSubs2 that #is</text:p>
      <text:p text:style-name="Standard">#then used as a starting point for our analysis. The new dataset is called FirmsCities_random as the #original</text:p>
      <text:p text:style-name="Standard">#owner analysis</text:p>
      <text:p text:style-name="Standard">########APPLY THE FILTER</text:p>
      <text:p text:style-name="Standard">#run the exposure gap</text:p>
      <text:p text:style-name="Standard"/>
      <text:p text:style-name="Standard">numerator &lt;- sum(FirmsCities_random$Co2_Emission_Air[grep("^IT", FirmsCities_random$`BvD ID number`)], na.rm = TRUE)</text:p>
      <text:p text:style-name="Standard"/>
      <text:p text:style-name="Standard">numerator_count &lt;- sum(grepl("^IT", FirmsCities_random$`BvD ID number`))</text:p>
      <text:p text:style-name="Standard"/>
      <text:p text:style-name="Standard">denominator &lt;- sum(FirmsCities_random$Co2_Emission_Air[!grepl("^IT", FirmsCities_random$`BvD ID number`)], na.rm = TRUE)</text:p>
      <text:p text:style-name="Standard"/>
      <text:p text:style-name="Standard">denominator_count &lt;- sum(!grepl("^IT", FirmsCities_random$`BvD ID number`))</text:p>
      <text:p text:style-name="Standard"/>
      <text:p text:style-name="Standard">exposure_gap_national &lt;- numerator / numerator_count / (denominator / denominator_count)</text:p>
      <text:p text:style-name="Standard"/>
      <text:p text:style-name="Standard"><text:soft-page-break/>print(exposure_gap_national)</text:p>
      <text:p text:style-name="Standard"/>
      <text:p text:style-name="Standard"/>
      <text:p text:style-name="Standard"/>
      <text:p text:style-name="Standard">#SUBSIDIARIES ANALYSIS</text:p>
      <text:p text:style-name="Standard"/>
      <text:p text:style-name="Standard">#######APPLY THE FILTER</text:p>
      <text:p text:style-name="Standard"># Apply the filter, the name of the input dataset (FirmsSubs) and the output dataset #(FirmsCities_random)</text:p>
      <text:p text:style-name="Standard"># can be changed depending on what are you using as a starting dataset and as analyzed dataset</text:p>
      <text:p text:style-name="Standard"/>
      <text:p text:style-name="Standard">FirmsNace &lt;- apply_filter(FirmsSubs, keep_owner, keep_subsidiary)</text:p>
      <text:p text:style-name="Standard"/>
      <text:p text:style-name="Standard">#then run the usual algorithm, remind that here we created a new dataset starting from FirmsSubs2 that #is</text:p>
      <text:p text:style-name="Standard">#then used as a starting point for our analysis. The new dataset is called FirmsCities_random as the #original</text:p>
      <text:p text:style-name="Standard">#owner analysis</text:p>
      <text:p text:style-name="Standard">########APPLY THE FILTER</text:p>
      <text:p text:style-name="Standard">#Run the exposure gap</text:p>
      <text:p text:style-name="Standard"/>
      <text:p text:style-name="Standard">numerator &lt;- sum(FirmsNace$`Co2 emission subsidiaries`[FirmsNace$`owner state` == "IT"], na.rm = TRUE)</text:p>
      <text:p text:style-name="Standard"/>
      <text:p text:style-name="Standard">numerator_count &lt;- sum(!is.na(FirmsNace$`Co2 emission subsidiaries`[FirmsNace$`owner state` == "IT"]))</text:p>
      <text:p text:style-name="Standard"/>
      <text:p text:style-name="Standard">denominator &lt;- sum(FirmsNace$`Co2 emission subsidiaries`[FirmsNace$`owner state` != "IT"], na.rm = TRUE)</text:p>
      <text:p text:style-name="Standard"/>
      <text:p text:style-name="Standard">denominator_count &lt;- sum(!is.na(FirmsNace$`Co2 emission subsidiaries`[FirmsNace$`owner state` != "IT"]))</text:p>
      <text:p text:style-name="Standard"/>
      <text:p text:style-name="Standard">exposure_gap_national &lt;- numerator / numerator_count / (denominator / denominator_count)</text:p>
      <text:p text:style-name="Standard"/>
      <text:p text:style-name="Standard">print(exposure_gap_national)</text:p>
      <text:p text:style-name="Standard"/>
      <text:p text:style-name="Standard"/>
      <text:p text:style-name="Standard"/>
      <text:p text:style-name="Standard"/>
      <text:p text:style-name="Standard"/>
      <text:p text:style-name="Standard">#FOREIGN EXPORT INTO ITALY</text:p>
      <text:p text:style-name="Standard"/>
      <text:p text:style-name="Standard">#######APPLY THE FILTER</text:p>
      <text:p text:style-name="Standard"># Apply the filter, the name of the input dataset (FirmsSubs) and the output dataset #(FirmsCities_random)</text:p>
      <text:p text:style-name="Standard"># can be changed depending on what are you using as a starting dataset and as analyzed dataset</text:p>
      <text:p text:style-name="Standard"/>
      <text:p text:style-name="Standard">#Foreign2 &lt;- apply_filter(FirmsSubs, keep_owner, keep_subsidiary)</text:p>
      <text:p text:style-name="Standard"><text:soft-page-break/></text:p>
      <text:p text:style-name="Standard">#then run the usual algorithm, remind that here we created a new dataset starting from FirmsSubs2 that #is</text:p>
      <text:p text:style-name="Standard">#then used as a starting point for our analysis. The new dataset is called FirmsCities_random as the #original</text:p>
      <text:p text:style-name="Standard">#owner analysis</text:p>
      <text:p text:style-name="Standard">########APPLY THE FILTER</text:p>
      <text:p text:style-name="Standard">#run the exposure gap</text:p>
      <text:p text:style-name="Standard"/>
      <text:p text:style-name="Standard"/>
      <text:p text:style-name="Standard">numerator &lt;- sum(Foreign2$subsidiary_emission[grep("^IT", Foreign2$`Country ISO code.y`)], na.rm = TRUE)</text:p>
      <text:p text:style-name="Standard"/>
      <text:p text:style-name="Standard">numerator_count &lt;- sum(grepl("^IT", Foreign2$`Country ISO code.y`))</text:p>
      <text:p text:style-name="Standard"/>
      <text:p text:style-name="Standard">denominator &lt;- sum(Foreign2$subsidiary_emission[!grepl("^IT", Foreign2$`Country ISO code.y`)], na.rm = TRUE)</text:p>
      <text:p text:style-name="Standard"/>
      <text:p text:style-name="Standard">denominator_count &lt;- sum(!grepl("^IT", Foreign2$`Country ISO code.y`))</text:p>
      <text:p text:style-name="Standard"/>
      <text:p text:style-name="Standard">exposure_gap_uncontrolled_foreign &lt;- numerator / numerator_count / (denominator / denominator_count)</text:p>
      <text:p text:style-name="Standard"/>
      <text:p text:style-name="Standard">print(exposure_gap_uncontrolled_foreign)</text:p>
      <text:p text:style-name="Standard"/>
      <text:p text:style-name="Standard"/>
      <text:p text:style-name="Standard"/>
      <text:p text:style-name="Standard">#ITALY EXPORT OUTSIDE</text:p>
      <text:p text:style-name="Standard"/>
      <text:p text:style-name="Standard">#######APPLY THE FILTER</text:p>
      <text:p text:style-name="Standard"># Apply the filter, the name of the input dataset (FirmsSubs) and the output dataset #(FirmsCities_random)</text:p>
      <text:p text:style-name="Standard"># can be changed depending on what are you using as a starting dataset and as analyzed dataset</text:p>
      <text:p text:style-name="Standard"/>
      <text:p text:style-name="Standard">Italy2 &lt;- apply_filter(FirmsSubs, keep_owner, keep_subsidiary)</text:p>
      <text:p text:style-name="Standard"/>
      <text:p text:style-name="Standard">#then run the usual algorithm, remind that here we created a new dataset starting from FirmsSubs2 that #is</text:p>
      <text:p text:style-name="Standard">#then used as a starting point for our analysis. The new dataset is called FirmsCities_random as the #original</text:p>
      <text:p text:style-name="Standard">#owner analysis</text:p>
      <text:p text:style-name="Standard">########APPLY THE FILTER</text:p>
      <text:p text:style-name="Standard">#run the exposure gap</text:p>
      <text:p text:style-name="Standard"/>
      <text:p text:style-name="Standard"/>
      <text:p text:style-name="Standard">numerator &lt;- sum(Italy2$subsidiary_emission[grep("^IT", Italy2$`Country ISO code.y`)], na.rm = TRUE)</text:p>
      <text:p text:style-name="Standard"/>
      <text:p text:style-name="Standard">numerator_count &lt;- sum(grepl("^IT", Italy2$`Country ISO code.y`))</text:p>
      <text:p text:style-name="Standard"><text:soft-page-break/></text:p>
      <text:p text:style-name="Standard">denominator &lt;- sum(Italy2$subsidiary_emission[!grepl("^IT", Italy2$`Country ISO code.y`)], na.rm = TRUE)</text:p>
      <text:p text:style-name="Standard"/>
      <text:p text:style-name="Standard">denominator_count &lt;- sum(!grepl("^IT", Italy2$`Country ISO code.y`))</text:p>
      <text:p text:style-name="Standard"/>
      <text:p text:style-name="Standard">exposure_gap_national_uncontrolled &lt;- numerator / numerator_count / (denominator / denominator_count)</text:p>
      <text:p text:style-name="Standard"/>
      <text:p text:style-name="Standard">print(exposure_gap_national_uncontrolled)</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Poppins Medium" svg:font-family="'Poppins Medium'"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Titolo_20_2" style:display-name="Titolo 2" style:family="paragraph" style:parent-style-name="Paragrafo_20_elenco" style:next-style-name="Normale" style:default-outline-level="2">
      <style:paragraph-properties fo:margin-top="0in" fo:margin-bottom="0.111in" style:contextual-spacing="false" fo:line-height="107%" fo:hyphenation-ladder-count="no-limit" style:vertical-align="auto"/>
      <style:text-properties fo:color="#0b4e3b" loext:opacity="100%" style:font-name="Poppins Medium" fo:font-family="'Poppins Medium'" style:font-family-generic="system" style:font-pitch="variable" fo:font-size="18pt" fo:language="it" fo:country="IT" style:letter-kerning="false" style:font-name-asian="Calibri" style:font-family-asian="Calibri" style:font-family-generic-asian="swiss" style:font-pitch-asian="variable" style:font-size-asian="18pt" style:language-asian="it" style:country-asian="IT" style:font-name-complex="Poppins Medium" style:font-family-complex="'Poppins Medium'" style:font-family-generic-complex="system" style:font-pitch-complex="variable" style:font-size-complex="18pt" style:language-complex="ar" style:country-complex="SA" fo:hyphenate="tru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margin-left="0.25in" fo:margin-right="0in" fo:margin-top="0in" fo:margin-bottom="0.111in" style:contextual-spacing="false" fo:line-height="107%" fo:hyphenation-ladder-count="no-limit" fo:text-indent="0in" style:auto-text-indent="false" style:vertical-align="auto">
        <style:tab-stops/>
      </style:paragraph-properties>
      <style:text-properties fo:color="#0b4e3b" loext:opacity="100%" style:font-name="Poppins Medium" fo:font-family="'Poppins Medium'" style:font-family-generic="system" style:font-pitch="variable" fo:font-size="16pt" fo:language="it" fo:country="IT" style:letter-kerning="false" style:font-name-asian="Calibri" style:font-family-asian="Calibri" style:font-family-generic-asian="swiss" style:font-pitch-asian="variable" style:font-size-asian="16pt" style:language-asian="it" style:country-asian="IT" style:font-name-complex="Poppins Medium" style:font-family-complex="'Poppins Medium'" style:font-family-generic-complex="system" style:font-pitch-complex="variable" style:font-size-complex="16pt" style:language-complex="ar" style:country-complex="SA" fo:hyphenate="tru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Elenco"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0.5in" fo:margin-right="0in" fo:margin-top="0in" fo:margin-bottom="0in" style:contextual-spacing="tru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style:tab-stops>
          <style:tab-stop style:position="3.3465in" style:type="center"/>
          <style:tab-stop style:position="6.6929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style:tab-stops>
          <style:tab-stop style:position="3.3465in" style:type="center"/>
          <style:tab-stop style:position="6.6929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Titolo_20_2_20_Carattere" style:display-name="Titolo 2 Carattere" style:family="text" style:parent-style-name="Car._20_predefinito_20_paragrafo">
      <style:text-properties fo:color="#0b4e3b" loext:opacity="100%" style:font-name="Poppins Medium" fo:font-family="'Poppins Medium'" style:font-family-generic="system" style:font-pitch="variable" fo:font-size="18pt" fo:language="it" fo:country="IT" style:letter-kerning="false" style:font-name-asian="Calibri" style:font-family-asian="Calibri" style:font-family-generic-asian="swiss" style:font-pitch-asian="variable" style:font-size-asian="18pt" style:language-asian="it" style:country-asian="IT" style:font-name-complex="Poppins Medium" style:font-family-complex="'Poppins Medium'" style:font-family-generic-complex="system" style:font-pitch-complex="variable" style:font-size-complex="18pt" style:language-complex="ar" style:country-complex="SA"/>
    </style:style>
    <style:style style:name="Titolo_20_3_20_Carattere" style:display-name="Titolo 3 Carattere" style:family="text" style:parent-style-name="Car._20_predefinito_20_paragrafo">
      <style:text-properties fo:color="#0b4e3b" loext:opacity="100%" style:font-name="Poppins Medium" fo:font-family="'Poppins Medium'" style:font-family-generic="system" style:font-pitch="variable" fo:font-size="16pt" fo:language="it" fo:country="IT" style:letter-kerning="false" style:font-name-asian="Calibri" style:font-family-asian="Calibri" style:font-family-generic-asian="swiss" style:font-pitch-asian="variable" style:font-size-asian="16pt" style:language-asian="it" style:country-asian="IT" style:font-name-complex="Poppins Medium" style:font-family-complex="'Poppins Medium'" style:font-family-generic-complex="system" style:font-pitch-complex="variable" style:font-size-complex="16pt" style:language-complex="ar" style:country-complex="SA"/>
    </style:style>
    <style:style style:name="Rimando_20_commento" style:display-name="Rimando commento" style:family="text" style:parent-style-name="Car._20_predefinito_20_paragrafo">
      <style:text-properties fo:font-size="8pt" style:font-size-asian="8pt" style:font-size-complex="8pt"/>
    </style:style>
    <style:style style:name="Intestazione_20_Carattere" style:display-name="Intestazione Carattere" style:family="text" style:parent-style-name="Car._20_predefinito_20_paragrafo">
      <style:text-properties style:font-name-complex="Mangal" style:font-family-complex="Mangal" style:font-family-generic-complex="roman" style:font-pitch-complex="variable" style:font-size-complex="10.5pt"/>
    </style:style>
    <style:style style:name="Piè_20_di_20_pagina_20_Carattere" style:display-name="Piè di pagina Carattere" style:family="text" style:parent-style-name="Car._20_predefinito_20_paragrafo">
      <style:text-properties style:font-name-complex="Mangal" style:font-family-complex="Mangal" style:font-family-generic-complex="roman" style:font-pitch-complex="variable" style:font-size-complex="10.5pt"/>
    </style:style>
    <style:style style:name="WW_5f_CharOUTLINELVL2" style:display-name="WW_CharOUTLINELVL2" style:family="text">
      <style:text-properties fo:color="#0b4e3b" loext:opacity="100%"/>
    </style:style>
    <style:style style:name="WW_5f_CharLFO1LVL2" style:display-name="WW_CharLFO1LVL2" style:family="text">
      <style:text-properties fo:color="#0b4e3b" loext:opacity="100%"/>
    </style:style>
    <style:style style:name="WW_5f_CharLFO1LVL3" style:display-name="WW_CharLFO1LVL3" style:family="text">
      <style:text-properties fo:color="#0b4e3b" loext:opacity="100%"/>
    </style:style>
    <style:style style:name="WW_5f_CharLFO1LVL4" style:display-name="WW_CharLFO1LVL4" style:family="text">
      <style:text-properties fo:color="#0b4e3b" loext:opacity="100%"/>
    </style:style>
    <style:style style:name="WW_5f_CharLFO1LVL5" style:display-name="WW_CharLFO1LVL5" style:family="text">
      <style:text-properties fo:color="#0b4e3b" loext:opacity="100%"/>
    </style:style>
    <style:style style:name="WW_5f_CharLFO1LVL6" style:display-name="WW_CharLFO1LVL6" style:family="text">
      <style:text-properties fo:color="#0b4e3b" loext:opacity="100%"/>
    </style:style>
    <style:style style:name="WW_5f_CharLFO1LVL7" style:display-name="WW_CharLFO1LVL7" style:family="text">
      <style:text-properties fo:color="#0b4e3b" loext:opacity="100%"/>
    </style:style>
    <style:style style:name="WW_5f_CharLFO1LVL8" style:display-name="WW_CharLFO1LVL8" style:family="text">
      <style:text-properties fo:color="#0b4e3b" loext:opacity="100%"/>
    </style:style>
    <style:style style:name="WW_5f_CharLFO1LVL9" style:display-name="WW_CharLFO1LVL9" style:family="text">
      <style:text-properties fo:color="#0b4e3b" loext:opacity="100%"/>
    </style:style>
    <style:style style:name="WW_5f_CharLFO2LVL2" style:display-name="WW_CharLFO2LVL2" style:family="text">
      <style:text-properties fo:color="#0b4e3b" loext:opacity="100%"/>
    </style:style>
    <style:style style:name="WW_5f_CharLFO2LVL3" style:display-name="WW_CharLFO2LVL3" style:family="text">
      <style:text-properties fo:color="#0b4e3b" loext:opacity="100%"/>
    </style:style>
    <style:style style:name="WW_5f_CharLFO2LVL4" style:display-name="WW_CharLFO2LVL4" style:family="text">
      <style:text-properties fo:color="#0b4e3b" loext:opacity="100%"/>
    </style:style>
    <style:style style:name="WW_5f_CharLFO2LVL5" style:display-name="WW_CharLFO2LVL5" style:family="text">
      <style:text-properties fo:color="#0b4e3b" loext:opacity="100%"/>
    </style:style>
    <style:style style:name="WW_5f_CharLFO2LVL6" style:display-name="WW_CharLFO2LVL6" style:family="text">
      <style:text-properties fo:color="#0b4e3b" loext:opacity="100%"/>
    </style:style>
    <style:style style:name="WW_5f_CharLFO2LVL7" style:display-name="WW_CharLFO2LVL7" style:family="text">
      <style:text-properties fo:color="#0b4e3b" loext:opacity="100%"/>
    </style:style>
    <style:style style:name="WW_5f_CharLFO2LVL8" style:display-name="WW_CharLFO2LVL8" style:family="text">
      <style:text-properties fo:color="#0b4e3b" loext:opacity="100%"/>
    </style:style>
    <style:style style:name="WW_5f_CharLFO2LVL9" style:display-name="WW_CharLFO2LVL9" style:family="text">
      <style:text-properties fo:color="#0b4e3b"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_5f_CharOUTLINELVL2" loext:num-list-format="%1%.%2%" style:num-format="1" text:display-levels="2">
        <style:list-level-properties text:list-level-position-and-space-mode="label-alignment">
          <style:list-level-label-alignment text:label-followed-by="listtab" fo:text-indent="-0.5in" fo:margin-left="0.75in"/>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meta:creation-date>2024-05-13T17:54:00Z</meta:creation-date>
    <dc:date>2024-05-17T20:49:30.721000000</dc:date>
    <meta:editing-cycles>4</meta:editing-cycles>
    <meta:editing-duration>PT5H18M11S</meta:editing-duration>
    <meta:document-statistic meta:table-count="0" meta:image-count="0" meta:object-count="0" meta:page-count="57" meta:paragraph-count="1588" meta:word-count="11886" meta:character-count="96969" meta:non-whitespace-character-count="85220"/>
    <meta:template xlink:type="simple" xlink:actuate="onRequest" xlink:title="" xlink:href="Normal.dotm"/>
  </office:meta>
</office:document-meta>
</file>